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126" table:default-cell-style-name="ce1"/>
        <table:table-column table:style-name="co3" table:number-columns-repeated="89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8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MOD([.B$1]; POWER(2; 7 - [.$A2])) &lt; POWER(2; 7 - [.$A2] - 1); 1; 0)" office:value-type="float" office:value="1" calcext:value-type="float">
            <text:p>1</text:p>
          </table:table-cell>
          <table:table-cell table:formula="of:=IF(MOD([.C$1]; POWER(2; 7 - [.$A2])) &lt; POWER(2; 7 - [.$A2] - 1); 1; 0)" office:value-type="float" office:value="1" calcext:value-type="float">
            <text:p>1</text:p>
          </table:table-cell>
          <table:table-cell table:formula="of:=IF(MOD([.D$1]; POWER(2; 7 - [.$A2])) &lt; POWER(2; 7 - [.$A2] - 1); 1; 0)" office:value-type="float" office:value="1" calcext:value-type="float">
            <text:p>1</text:p>
          </table:table-cell>
          <table:table-cell table:formula="of:=IF(MOD([.E$1]; POWER(2; 7 - [.$A2])) &lt; POWER(2; 7 - [.$A2] - 1); 1; 0)" office:value-type="float" office:value="1" calcext:value-type="float">
            <text:p>1</text:p>
          </table:table-cell>
          <table:table-cell table:formula="of:=IF(MOD([.F$1]; POWER(2; 7 - [.$A2])) &lt; POWER(2; 7 - [.$A2] - 1); 1; 0)" office:value-type="float" office:value="1" calcext:value-type="float">
            <text:p>1</text:p>
          </table:table-cell>
          <table:table-cell table:formula="of:=IF(MOD([.G$1]; POWER(2; 7 - [.$A2])) &lt; POWER(2; 7 - [.$A2] - 1); 1; 0)" office:value-type="float" office:value="1" calcext:value-type="float">
            <text:p>1</text:p>
          </table:table-cell>
          <table:table-cell table:formula="of:=IF(MOD([.H$1]; POWER(2; 7 - [.$A2])) &lt; POWER(2; 7 - [.$A2] - 1); 1; 0)" office:value-type="float" office:value="1" calcext:value-type="float">
            <text:p>1</text:p>
          </table:table-cell>
          <table:table-cell table:formula="of:=IF(MOD([.I$1]; POWER(2; 7 - [.$A2])) &lt; POWER(2; 7 - [.$A2] - 1); 1; 0)" office:value-type="float" office:value="1" calcext:value-type="float">
            <text:p>1</text:p>
          </table:table-cell>
          <table:table-cell table:formula="of:=IF(MOD([.J$1]; POWER(2; 7 - [.$A2])) &lt; POWER(2; 7 - [.$A2] - 1); 1; 0)" office:value-type="float" office:value="1" calcext:value-type="float">
            <text:p>1</text:p>
          </table:table-cell>
          <table:table-cell table:formula="of:=IF(MOD([.K$1]; POWER(2; 7 - [.$A2])) &lt; POWER(2; 7 - [.$A2] - 1); 1; 0)" office:value-type="float" office:value="1" calcext:value-type="float">
            <text:p>1</text:p>
          </table:table-cell>
          <table:table-cell table:formula="of:=IF(MOD([.L$1]; POWER(2; 7 - [.$A2])) &lt; POWER(2; 7 - [.$A2] - 1); 1; 0)" office:value-type="float" office:value="1" calcext:value-type="float">
            <text:p>1</text:p>
          </table:table-cell>
          <table:table-cell table:formula="of:=IF(MOD([.M$1]; POWER(2; 7 - [.$A2])) &lt; POWER(2; 7 - [.$A2] - 1); 1; 0)" office:value-type="float" office:value="1" calcext:value-type="float">
            <text:p>1</text:p>
          </table:table-cell>
          <table:table-cell table:formula="of:=IF(MOD([.N$1]; POWER(2; 7 - [.$A2])) &lt; POWER(2; 7 - [.$A2] - 1); 1; 0)" office:value-type="float" office:value="1" calcext:value-type="float">
            <text:p>1</text:p>
          </table:table-cell>
          <table:table-cell table:formula="of:=IF(MOD([.O$1]; POWER(2; 7 - [.$A2])) &lt; POWER(2; 7 - [.$A2] - 1); 1; 0)" office:value-type="float" office:value="1" calcext:value-type="float">
            <text:p>1</text:p>
          </table:table-cell>
          <table:table-cell table:formula="of:=IF(MOD([.P$1]; POWER(2; 7 - [.$A2])) &lt; POWER(2; 7 - [.$A2] - 1); 1; 0)" office:value-type="float" office:value="1" calcext:value-type="float">
            <text:p>1</text:p>
          </table:table-cell>
          <table:table-cell table:formula="of:=IF(MOD([.Q$1]; POWER(2; 7 - [.$A2])) &lt; POWER(2; 7 - [.$A2] - 1); 1; 0)" office:value-type="float" office:value="1" calcext:value-type="float">
            <text:p>1</text:p>
          </table:table-cell>
          <table:table-cell table:formula="of:=IF(MOD([.R$1]; POWER(2; 7 - [.$A2])) &lt; POWER(2; 7 - [.$A2] - 1); 1; 0)" office:value-type="float" office:value="1" calcext:value-type="float">
            <text:p>1</text:p>
          </table:table-cell>
          <table:table-cell table:formula="of:=IF(MOD([.S$1]; POWER(2; 7 - [.$A2])) &lt; POWER(2; 7 - [.$A2] - 1); 1; 0)" office:value-type="float" office:value="1" calcext:value-type="float">
            <text:p>1</text:p>
          </table:table-cell>
          <table:table-cell table:formula="of:=IF(MOD([.T$1]; POWER(2; 7 - [.$A2])) &lt; POWER(2; 7 - [.$A2] - 1); 1; 0)" office:value-type="float" office:value="1" calcext:value-type="float">
            <text:p>1</text:p>
          </table:table-cell>
          <table:table-cell table:formula="of:=IF(MOD([.U$1]; POWER(2; 7 - [.$A2])) &lt; POWER(2; 7 - [.$A2] - 1); 1; 0)" office:value-type="float" office:value="1" calcext:value-type="float">
            <text:p>1</text:p>
          </table:table-cell>
          <table:table-cell table:formula="of:=IF(MOD([.V$1]; POWER(2; 7 - [.$A2])) &lt; POWER(2; 7 - [.$A2] - 1); 1; 0)" office:value-type="float" office:value="1" calcext:value-type="float">
            <text:p>1</text:p>
          </table:table-cell>
          <table:table-cell table:formula="of:=IF(MOD([.W$1]; POWER(2; 7 - [.$A2])) &lt; POWER(2; 7 - [.$A2] - 1); 1; 0)" office:value-type="float" office:value="1" calcext:value-type="float">
            <text:p>1</text:p>
          </table:table-cell>
          <table:table-cell table:formula="of:=IF(MOD([.X$1]; POWER(2; 7 - [.$A2])) &lt; POWER(2; 7 - [.$A2] - 1); 1; 0)" office:value-type="float" office:value="1" calcext:value-type="float">
            <text:p>1</text:p>
          </table:table-cell>
          <table:table-cell table:formula="of:=IF(MOD([.Y$1]; POWER(2; 7 - [.$A2])) &lt; POWER(2; 7 - [.$A2] - 1); 1; 0)" office:value-type="float" office:value="1" calcext:value-type="float">
            <text:p>1</text:p>
          </table:table-cell>
          <table:table-cell table:formula="of:=IF(MOD([.Z$1]; POWER(2; 7 - [.$A2])) &lt; POWER(2; 7 - [.$A2] - 1); 1; 0)" office:value-type="float" office:value="1" calcext:value-type="float">
            <text:p>1</text:p>
          </table:table-cell>
          <table:table-cell table:formula="of:=IF(MOD([.AA$1]; POWER(2; 7 - [.$A2])) &lt; POWER(2; 7 - [.$A2] - 1); 1; 0)" office:value-type="float" office:value="1" calcext:value-type="float">
            <text:p>1</text:p>
          </table:table-cell>
          <table:table-cell table:formula="of:=IF(MOD([.AB$1]; POWER(2; 7 - [.$A2])) &lt; POWER(2; 7 - [.$A2] - 1); 1; 0)" office:value-type="float" office:value="1" calcext:value-type="float">
            <text:p>1</text:p>
          </table:table-cell>
          <table:table-cell table:formula="of:=IF(MOD([.AC$1]; POWER(2; 7 - [.$A2])) &lt; POWER(2; 7 - [.$A2] - 1); 1; 0)" office:value-type="float" office:value="1" calcext:value-type="float">
            <text:p>1</text:p>
          </table:table-cell>
          <table:table-cell table:formula="of:=IF(MOD([.AD$1]; POWER(2; 7 - [.$A2])) &lt; POWER(2; 7 - [.$A2] - 1); 1; 0)" office:value-type="float" office:value="1" calcext:value-type="float">
            <text:p>1</text:p>
          </table:table-cell>
          <table:table-cell table:formula="of:=IF(MOD([.AE$1]; POWER(2; 7 - [.$A2])) &lt; POWER(2; 7 - [.$A2] - 1); 1; 0)" office:value-type="float" office:value="1" calcext:value-type="float">
            <text:p>1</text:p>
          </table:table-cell>
          <table:table-cell table:formula="of:=IF(MOD([.AF$1]; POWER(2; 7 - [.$A2])) &lt; POWER(2; 7 - [.$A2] - 1); 1; 0)" office:value-type="float" office:value="1" calcext:value-type="float">
            <text:p>1</text:p>
          </table:table-cell>
          <table:table-cell table:formula="of:=IF(MOD([.AG$1]; POWER(2; 7 - [.$A2])) &lt; POWER(2; 7 - [.$A2] - 1); 1; 0)" office:value-type="float" office:value="1" calcext:value-type="float">
            <text:p>1</text:p>
          </table:table-cell>
          <table:table-cell table:formula="of:=IF(MOD([.AH$1]; POWER(2; 7 - [.$A2])) &lt; POWER(2; 7 - [.$A2] - 1); 1; 0)" office:value-type="float" office:value="1" calcext:value-type="float">
            <text:p>1</text:p>
          </table:table-cell>
          <table:table-cell table:formula="of:=IF(MOD([.AI$1]; POWER(2; 7 - [.$A2])) &lt; POWER(2; 7 - [.$A2] - 1); 1; 0)" office:value-type="float" office:value="1" calcext:value-type="float">
            <text:p>1</text:p>
          </table:table-cell>
          <table:table-cell table:formula="of:=IF(MOD([.AJ$1]; POWER(2; 7 - [.$A2])) &lt; POWER(2; 7 - [.$A2] - 1); 1; 0)" office:value-type="float" office:value="1" calcext:value-type="float">
            <text:p>1</text:p>
          </table:table-cell>
          <table:table-cell table:formula="of:=IF(MOD([.AK$1]; POWER(2; 7 - [.$A2])) &lt; POWER(2; 7 - [.$A2] - 1); 1; 0)" office:value-type="float" office:value="1" calcext:value-type="float">
            <text:p>1</text:p>
          </table:table-cell>
          <table:table-cell table:formula="of:=IF(MOD([.AL$1]; POWER(2; 7 - [.$A2])) &lt; POWER(2; 7 - [.$A2] - 1); 1; 0)" office:value-type="float" office:value="1" calcext:value-type="float">
            <text:p>1</text:p>
          </table:table-cell>
          <table:table-cell table:formula="of:=IF(MOD([.AM$1]; POWER(2; 7 - [.$A2])) &lt; POWER(2; 7 - [.$A2] - 1); 1; 0)" office:value-type="float" office:value="1" calcext:value-type="float">
            <text:p>1</text:p>
          </table:table-cell>
          <table:table-cell table:formula="of:=IF(MOD([.AN$1]; POWER(2; 7 - [.$A2])) &lt; POWER(2; 7 - [.$A2] - 1); 1; 0)" office:value-type="float" office:value="1" calcext:value-type="float">
            <text:p>1</text:p>
          </table:table-cell>
          <table:table-cell table:formula="of:=IF(MOD([.AO$1]; POWER(2; 7 - [.$A2])) &lt; POWER(2; 7 - [.$A2] - 1); 1; 0)" office:value-type="float" office:value="1" calcext:value-type="float">
            <text:p>1</text:p>
          </table:table-cell>
          <table:table-cell table:formula="of:=IF(MOD([.AP$1]; POWER(2; 7 - [.$A2])) &lt; POWER(2; 7 - [.$A2] - 1); 1; 0)" office:value-type="float" office:value="1" calcext:value-type="float">
            <text:p>1</text:p>
          </table:table-cell>
          <table:table-cell table:formula="of:=IF(MOD([.AQ$1]; POWER(2; 7 - [.$A2])) &lt; POWER(2; 7 - [.$A2] - 1); 1; 0)" office:value-type="float" office:value="1" calcext:value-type="float">
            <text:p>1</text:p>
          </table:table-cell>
          <table:table-cell table:formula="of:=IF(MOD([.AR$1]; POWER(2; 7 - [.$A2])) &lt; POWER(2; 7 - [.$A2] - 1); 1; 0)" office:value-type="float" office:value="1" calcext:value-type="float">
            <text:p>1</text:p>
          </table:table-cell>
          <table:table-cell table:formula="of:=IF(MOD([.AS$1]; POWER(2; 7 - [.$A2])) &lt; POWER(2; 7 - [.$A2] - 1); 1; 0)" office:value-type="float" office:value="1" calcext:value-type="float">
            <text:p>1</text:p>
          </table:table-cell>
          <table:table-cell table:formula="of:=IF(MOD([.AT$1]; POWER(2; 7 - [.$A2])) &lt; POWER(2; 7 - [.$A2] - 1); 1; 0)" office:value-type="float" office:value="1" calcext:value-type="float">
            <text:p>1</text:p>
          </table:table-cell>
          <table:table-cell table:formula="of:=IF(MOD([.AU$1]; POWER(2; 7 - [.$A2])) &lt; POWER(2; 7 - [.$A2] - 1); 1; 0)" office:value-type="float" office:value="1" calcext:value-type="float">
            <text:p>1</text:p>
          </table:table-cell>
          <table:table-cell table:formula="of:=IF(MOD([.AV$1]; POWER(2; 7 - [.$A2])) &lt; POWER(2; 7 - [.$A2] - 1); 1; 0)" office:value-type="float" office:value="1" calcext:value-type="float">
            <text:p>1</text:p>
          </table:table-cell>
          <table:table-cell table:formula="of:=IF(MOD([.AW$1]; POWER(2; 7 - [.$A2])) &lt; POWER(2; 7 - [.$A2] - 1); 1; 0)" office:value-type="float" office:value="1" calcext:value-type="float">
            <text:p>1</text:p>
          </table:table-cell>
          <table:table-cell table:formula="of:=IF(MOD([.AX$1]; POWER(2; 7 - [.$A2])) &lt; POWER(2; 7 - [.$A2] - 1); 1; 0)" office:value-type="float" office:value="1" calcext:value-type="float">
            <text:p>1</text:p>
          </table:table-cell>
          <table:table-cell table:formula="of:=IF(MOD([.AY$1]; POWER(2; 7 - [.$A2])) &lt; POWER(2; 7 - [.$A2] - 1); 1; 0)" office:value-type="float" office:value="1" calcext:value-type="float">
            <text:p>1</text:p>
          </table:table-cell>
          <table:table-cell table:formula="of:=IF(MOD([.AZ$1]; POWER(2; 7 - [.$A2])) &lt; POWER(2; 7 - [.$A2] - 1); 1; 0)" office:value-type="float" office:value="1" calcext:value-type="float">
            <text:p>1</text:p>
          </table:table-cell>
          <table:table-cell table:formula="of:=IF(MOD([.BA$1]; POWER(2; 7 - [.$A2])) &lt; POWER(2; 7 - [.$A2] - 1); 1; 0)" office:value-type="float" office:value="1" calcext:value-type="float">
            <text:p>1</text:p>
          </table:table-cell>
          <table:table-cell table:formula="of:=IF(MOD([.BB$1]; POWER(2; 7 - [.$A2])) &lt; POWER(2; 7 - [.$A2] - 1); 1; 0)" office:value-type="float" office:value="1" calcext:value-type="float">
            <text:p>1</text:p>
          </table:table-cell>
          <table:table-cell table:formula="of:=IF(MOD([.BC$1]; POWER(2; 7 - [.$A2])) &lt; POWER(2; 7 - [.$A2] - 1); 1; 0)" office:value-type="float" office:value="1" calcext:value-type="float">
            <text:p>1</text:p>
          </table:table-cell>
          <table:table-cell table:formula="of:=IF(MOD([.BD$1]; POWER(2; 7 - [.$A2])) &lt; POWER(2; 7 - [.$A2] - 1); 1; 0)" office:value-type="float" office:value="1" calcext:value-type="float">
            <text:p>1</text:p>
          </table:table-cell>
          <table:table-cell table:formula="of:=IF(MOD([.BE$1]; POWER(2; 7 - [.$A2])) &lt; POWER(2; 7 - [.$A2] - 1); 1; 0)" office:value-type="float" office:value="1" calcext:value-type="float">
            <text:p>1</text:p>
          </table:table-cell>
          <table:table-cell table:formula="of:=IF(MOD([.BF$1]; POWER(2; 7 - [.$A2])) &lt; POWER(2; 7 - [.$A2] - 1); 1; 0)" office:value-type="float" office:value="1" calcext:value-type="float">
            <text:p>1</text:p>
          </table:table-cell>
          <table:table-cell table:formula="of:=IF(MOD([.BG$1]; POWER(2; 7 - [.$A2])) &lt; POWER(2; 7 - [.$A2] - 1); 1; 0)" office:value-type="float" office:value="1" calcext:value-type="float">
            <text:p>1</text:p>
          </table:table-cell>
          <table:table-cell table:formula="of:=IF(MOD([.BH$1]; POWER(2; 7 - [.$A2])) &lt; POWER(2; 7 - [.$A2] - 1); 1; 0)" office:value-type="float" office:value="1" calcext:value-type="float">
            <text:p>1</text:p>
          </table:table-cell>
          <table:table-cell table:formula="of:=IF(MOD([.BI$1]; POWER(2; 7 - [.$A2])) &lt; POWER(2; 7 - [.$A2] - 1); 1; 0)" office:value-type="float" office:value="1" calcext:value-type="float">
            <text:p>1</text:p>
          </table:table-cell>
          <table:table-cell table:formula="of:=IF(MOD([.BJ$1]; POWER(2; 7 - [.$A2])) &lt; POWER(2; 7 - [.$A2] - 1); 1; 0)" office:value-type="float" office:value="1" calcext:value-type="float">
            <text:p>1</text:p>
          </table:table-cell>
          <table:table-cell table:formula="of:=IF(MOD([.BK$1]; POWER(2; 7 - [.$A2])) &lt; POWER(2; 7 - [.$A2] - 1); 1; 0)" office:value-type="float" office:value="1" calcext:value-type="float">
            <text:p>1</text:p>
          </table:table-cell>
          <table:table-cell table:formula="of:=IF(MOD([.BL$1]; POWER(2; 7 - [.$A2])) &lt; POWER(2; 7 - [.$A2] - 1); 1; 0)" office:value-type="float" office:value="1" calcext:value-type="float">
            <text:p>1</text:p>
          </table:table-cell>
          <table:table-cell table:formula="of:=IF(MOD([.BM$1]; POWER(2; 7 - [.$A2])) &lt; POWER(2; 7 - [.$A2] - 1); 1; 0)" office:value-type="float" office:value="1" calcext:value-type="float">
            <text:p>1</text:p>
          </table:table-cell>
          <table:table-cell table:formula="of:=IF(MOD([.BN$1]; POWER(2; 7 - [.$A2])) &lt; POWER(2; 7 - [.$A2] - 1); 1; 0)" office:value-type="float" office:value="0" calcext:value-type="float">
            <text:p>0</text:p>
          </table:table-cell>
          <table:table-cell table:formula="of:=IF(MOD([.BO$1]; POWER(2; 7 - [.$A2])) &lt; POWER(2; 7 - [.$A2] - 1); 1; 0)" office:value-type="float" office:value="0" calcext:value-type="float">
            <text:p>0</text:p>
          </table:table-cell>
          <table:table-cell table:formula="of:=IF(MOD([.BP$1]; POWER(2; 7 - [.$A2])) &lt; POWER(2; 7 - [.$A2] - 1); 1; 0)" office:value-type="float" office:value="0" calcext:value-type="float">
            <text:p>0</text:p>
          </table:table-cell>
          <table:table-cell table:formula="of:=IF(MOD([.BQ$1]; POWER(2; 7 - [.$A2])) &lt; POWER(2; 7 - [.$A2] - 1); 1; 0)" office:value-type="float" office:value="0" calcext:value-type="float">
            <text:p>0</text:p>
          </table:table-cell>
          <table:table-cell table:formula="of:=IF(MOD([.BR$1]; POWER(2; 7 - [.$A2])) &lt; POWER(2; 7 - [.$A2] - 1); 1; 0)" office:value-type="float" office:value="0" calcext:value-type="float">
            <text:p>0</text:p>
          </table:table-cell>
          <table:table-cell table:formula="of:=IF(MOD([.BS$1]; POWER(2; 7 - [.$A2])) &lt; POWER(2; 7 - [.$A2] - 1); 1; 0)" office:value-type="float" office:value="0" calcext:value-type="float">
            <text:p>0</text:p>
          </table:table-cell>
          <table:table-cell table:formula="of:=IF(MOD([.BT$1]; POWER(2; 7 - [.$A2])) &lt; POWER(2; 7 - [.$A2] - 1); 1; 0)" office:value-type="float" office:value="0" calcext:value-type="float">
            <text:p>0</text:p>
          </table:table-cell>
          <table:table-cell table:formula="of:=IF(MOD([.BU$1]; POWER(2; 7 - [.$A2])) &lt; POWER(2; 7 - [.$A2] - 1); 1; 0)" office:value-type="float" office:value="0" calcext:value-type="float">
            <text:p>0</text:p>
          </table:table-cell>
          <table:table-cell table:formula="of:=IF(MOD([.BV$1]; POWER(2; 7 - [.$A2])) &lt; POWER(2; 7 - [.$A2] - 1); 1; 0)" office:value-type="float" office:value="0" calcext:value-type="float">
            <text:p>0</text:p>
          </table:table-cell>
          <table:table-cell table:formula="of:=IF(MOD([.BW$1]; POWER(2; 7 - [.$A2])) &lt; POWER(2; 7 - [.$A2] - 1); 1; 0)" office:value-type="float" office:value="0" calcext:value-type="float">
            <text:p>0</text:p>
          </table:table-cell>
          <table:table-cell table:formula="of:=IF(MOD([.BX$1]; POWER(2; 7 - [.$A2])) &lt; POWER(2; 7 - [.$A2] - 1); 1; 0)" office:value-type="float" office:value="0" calcext:value-type="float">
            <text:p>0</text:p>
          </table:table-cell>
          <table:table-cell table:formula="of:=IF(MOD([.BY$1]; POWER(2; 7 - [.$A2])) &lt; POWER(2; 7 - [.$A2] - 1); 1; 0)" office:value-type="float" office:value="0" calcext:value-type="float">
            <text:p>0</text:p>
          </table:table-cell>
          <table:table-cell table:formula="of:=IF(MOD([.BZ$1]; POWER(2; 7 - [.$A2])) &lt; POWER(2; 7 - [.$A2] - 1); 1; 0)" office:value-type="float" office:value="0" calcext:value-type="float">
            <text:p>0</text:p>
          </table:table-cell>
          <table:table-cell table:formula="of:=IF(MOD([.CA$1]; POWER(2; 7 - [.$A2])) &lt; POWER(2; 7 - [.$A2] - 1); 1; 0)" office:value-type="float" office:value="0" calcext:value-type="float">
            <text:p>0</text:p>
          </table:table-cell>
          <table:table-cell table:formula="of:=IF(MOD([.CB$1]; POWER(2; 7 - [.$A2])) &lt; POWER(2; 7 - [.$A2] - 1); 1; 0)" office:value-type="float" office:value="0" calcext:value-type="float">
            <text:p>0</text:p>
          </table:table-cell>
          <table:table-cell table:formula="of:=IF(MOD([.CC$1]; POWER(2; 7 - [.$A2])) &lt; POWER(2; 7 - [.$A2] - 1); 1; 0)" office:value-type="float" office:value="0" calcext:value-type="float">
            <text:p>0</text:p>
          </table:table-cell>
          <table:table-cell table:formula="of:=IF(MOD([.CD$1]; POWER(2; 7 - [.$A2])) &lt; POWER(2; 7 - [.$A2] - 1); 1; 0)" office:value-type="float" office:value="0" calcext:value-type="float">
            <text:p>0</text:p>
          </table:table-cell>
          <table:table-cell table:formula="of:=IF(MOD([.CE$1]; POWER(2; 7 - [.$A2])) &lt; POWER(2; 7 - [.$A2] - 1); 1; 0)" office:value-type="float" office:value="0" calcext:value-type="float">
            <text:p>0</text:p>
          </table:table-cell>
          <table:table-cell table:formula="of:=IF(MOD([.CF$1]; POWER(2; 7 - [.$A2])) &lt; POWER(2; 7 - [.$A2] - 1); 1; 0)" office:value-type="float" office:value="0" calcext:value-type="float">
            <text:p>0</text:p>
          </table:table-cell>
          <table:table-cell table:formula="of:=IF(MOD([.CG$1]; POWER(2; 7 - [.$A2])) &lt; POWER(2; 7 - [.$A2] - 1); 1; 0)" office:value-type="float" office:value="0" calcext:value-type="float">
            <text:p>0</text:p>
          </table:table-cell>
          <table:table-cell table:formula="of:=IF(MOD([.CH$1]; POWER(2; 7 - [.$A2])) &lt; POWER(2; 7 - [.$A2] - 1); 1; 0)" office:value-type="float" office:value="0" calcext:value-type="float">
            <text:p>0</text:p>
          </table:table-cell>
          <table:table-cell table:formula="of:=IF(MOD([.CI$1]; POWER(2; 7 - [.$A2])) &lt; POWER(2; 7 - [.$A2] - 1); 1; 0)" office:value-type="float" office:value="0" calcext:value-type="float">
            <text:p>0</text:p>
          </table:table-cell>
          <table:table-cell table:formula="of:=IF(MOD([.CJ$1]; POWER(2; 7 - [.$A2])) &lt; POWER(2; 7 - [.$A2] - 1); 1; 0)" office:value-type="float" office:value="0" calcext:value-type="float">
            <text:p>0</text:p>
          </table:table-cell>
          <table:table-cell table:formula="of:=IF(MOD([.CK$1]; POWER(2; 7 - [.$A2])) &lt; POWER(2; 7 - [.$A2] - 1); 1; 0)" office:value-type="float" office:value="0" calcext:value-type="float">
            <text:p>0</text:p>
          </table:table-cell>
          <table:table-cell table:formula="of:=IF(MOD([.CL$1]; POWER(2; 7 - [.$A2])) &lt; POWER(2; 7 - [.$A2] - 1); 1; 0)" office:value-type="float" office:value="0" calcext:value-type="float">
            <text:p>0</text:p>
          </table:table-cell>
          <table:table-cell table:formula="of:=IF(MOD([.CM$1]; POWER(2; 7 - [.$A2])) &lt; POWER(2; 7 - [.$A2] - 1); 1; 0)" office:value-type="float" office:value="0" calcext:value-type="float">
            <text:p>0</text:p>
          </table:table-cell>
          <table:table-cell table:formula="of:=IF(MOD([.CN$1]; POWER(2; 7 - [.$A2])) &lt; POWER(2; 7 - [.$A2] - 1); 1; 0)" office:value-type="float" office:value="0" calcext:value-type="float">
            <text:p>0</text:p>
          </table:table-cell>
          <table:table-cell table:formula="of:=IF(MOD([.CO$1]; POWER(2; 7 - [.$A2])) &lt; POWER(2; 7 - [.$A2] - 1); 1; 0)" office:value-type="float" office:value="0" calcext:value-type="float">
            <text:p>0</text:p>
          </table:table-cell>
          <table:table-cell table:formula="of:=IF(MOD([.CP$1]; POWER(2; 7 - [.$A2])) &lt; POWER(2; 7 - [.$A2] - 1); 1; 0)" office:value-type="float" office:value="0" calcext:value-type="float">
            <text:p>0</text:p>
          </table:table-cell>
          <table:table-cell table:formula="of:=IF(MOD([.CQ$1]; POWER(2; 7 - [.$A2])) &lt; POWER(2; 7 - [.$A2] - 1); 1; 0)" office:value-type="float" office:value="0" calcext:value-type="float">
            <text:p>0</text:p>
          </table:table-cell>
          <table:table-cell table:formula="of:=IF(MOD([.CR$1]; POWER(2; 7 - [.$A2])) &lt; POWER(2; 7 - [.$A2] - 1); 1; 0)" office:value-type="float" office:value="0" calcext:value-type="float">
            <text:p>0</text:p>
          </table:table-cell>
          <table:table-cell table:formula="of:=IF(MOD([.CS$1]; POWER(2; 7 - [.$A2])) &lt; POWER(2; 7 - [.$A2] - 1); 1; 0)" office:value-type="float" office:value="0" calcext:value-type="float">
            <text:p>0</text:p>
          </table:table-cell>
          <table:table-cell table:formula="of:=IF(MOD([.CT$1]; POWER(2; 7 - [.$A2])) &lt; POWER(2; 7 - [.$A2] - 1); 1; 0)" office:value-type="float" office:value="0" calcext:value-type="float">
            <text:p>0</text:p>
          </table:table-cell>
          <table:table-cell table:formula="of:=IF(MOD([.CU$1]; POWER(2; 7 - [.$A2])) &lt; POWER(2; 7 - [.$A2] - 1); 1; 0)" office:value-type="float" office:value="0" calcext:value-type="float">
            <text:p>0</text:p>
          </table:table-cell>
          <table:table-cell table:formula="of:=IF(MOD([.CV$1]; POWER(2; 7 - [.$A2])) &lt; POWER(2; 7 - [.$A2] - 1); 1; 0)" office:value-type="float" office:value="0" calcext:value-type="float">
            <text:p>0</text:p>
          </table:table-cell>
          <table:table-cell table:formula="of:=IF(MOD([.CW$1]; POWER(2; 7 - [.$A2])) &lt; POWER(2; 7 - [.$A2] - 1); 1; 0)" office:value-type="float" office:value="0" calcext:value-type="float">
            <text:p>0</text:p>
          </table:table-cell>
          <table:table-cell table:formula="of:=IF(MOD([.CX$1]; POWER(2; 7 - [.$A2])) &lt; POWER(2; 7 - [.$A2] - 1); 1; 0)" office:value-type="float" office:value="0" calcext:value-type="float">
            <text:p>0</text:p>
          </table:table-cell>
          <table:table-cell table:formula="of:=IF(MOD([.CY$1]; POWER(2; 7 - [.$A2])) &lt; POWER(2; 7 - [.$A2] - 1); 1; 0)" office:value-type="float" office:value="0" calcext:value-type="float">
            <text:p>0</text:p>
          </table:table-cell>
          <table:table-cell table:formula="of:=IF(MOD([.CZ$1]; POWER(2; 7 - [.$A2])) &lt; POWER(2; 7 - [.$A2] - 1); 1; 0)" office:value-type="float" office:value="0" calcext:value-type="float">
            <text:p>0</text:p>
          </table:table-cell>
          <table:table-cell table:formula="of:=IF(MOD([.DA$1]; POWER(2; 7 - [.$A2])) &lt; POWER(2; 7 - [.$A2] - 1); 1; 0)" office:value-type="float" office:value="0" calcext:value-type="float">
            <text:p>0</text:p>
          </table:table-cell>
          <table:table-cell table:formula="of:=IF(MOD([.DB$1]; POWER(2; 7 - [.$A2])) &lt; POWER(2; 7 - [.$A2] - 1); 1; 0)" office:value-type="float" office:value="0" calcext:value-type="float">
            <text:p>0</text:p>
          </table:table-cell>
          <table:table-cell table:formula="of:=IF(MOD([.DC$1]; POWER(2; 7 - [.$A2])) &lt; POWER(2; 7 - [.$A2] - 1); 1; 0)" office:value-type="float" office:value="0" calcext:value-type="float">
            <text:p>0</text:p>
          </table:table-cell>
          <table:table-cell table:formula="of:=IF(MOD([.DD$1]; POWER(2; 7 - [.$A2])) &lt; POWER(2; 7 - [.$A2] - 1); 1; 0)" office:value-type="float" office:value="0" calcext:value-type="float">
            <text:p>0</text:p>
          </table:table-cell>
          <table:table-cell table:formula="of:=IF(MOD([.DE$1]; POWER(2; 7 - [.$A2])) &lt; POWER(2; 7 - [.$A2] - 1); 1; 0)" office:value-type="float" office:value="0" calcext:value-type="float">
            <text:p>0</text:p>
          </table:table-cell>
          <table:table-cell table:formula="of:=IF(MOD([.DF$1]; POWER(2; 7 - [.$A2])) &lt; POWER(2; 7 - [.$A2] - 1); 1; 0)" office:value-type="float" office:value="0" calcext:value-type="float">
            <text:p>0</text:p>
          </table:table-cell>
          <table:table-cell table:formula="of:=IF(MOD([.DG$1]; POWER(2; 7 - [.$A2])) &lt; POWER(2; 7 - [.$A2] - 1); 1; 0)" office:value-type="float" office:value="0" calcext:value-type="float">
            <text:p>0</text:p>
          </table:table-cell>
          <table:table-cell table:formula="of:=IF(MOD([.DH$1]; POWER(2; 7 - [.$A2])) &lt; POWER(2; 7 - [.$A2] - 1); 1; 0)" office:value-type="float" office:value="0" calcext:value-type="float">
            <text:p>0</text:p>
          </table:table-cell>
          <table:table-cell table:formula="of:=IF(MOD([.DI$1]; POWER(2; 7 - [.$A2])) &lt; POWER(2; 7 - [.$A2] - 1); 1; 0)" office:value-type="float" office:value="0" calcext:value-type="float">
            <text:p>0</text:p>
          </table:table-cell>
          <table:table-cell table:formula="of:=IF(MOD([.DJ$1]; POWER(2; 7 - [.$A2])) &lt; POWER(2; 7 - [.$A2] - 1); 1; 0)" office:value-type="float" office:value="0" calcext:value-type="float">
            <text:p>0</text:p>
          </table:table-cell>
          <table:table-cell table:formula="of:=IF(MOD([.DK$1]; POWER(2; 7 - [.$A2])) &lt; POWER(2; 7 - [.$A2] - 1); 1; 0)" office:value-type="float" office:value="0" calcext:value-type="float">
            <text:p>0</text:p>
          </table:table-cell>
          <table:table-cell table:formula="of:=IF(MOD([.DL$1]; POWER(2; 7 - [.$A2])) &lt; POWER(2; 7 - [.$A2] - 1); 1; 0)" office:value-type="float" office:value="0" calcext:value-type="float">
            <text:p>0</text:p>
          </table:table-cell>
          <table:table-cell table:formula="of:=IF(MOD([.DM$1]; POWER(2; 7 - [.$A2])) &lt; POWER(2; 7 - [.$A2] - 1); 1; 0)" office:value-type="float" office:value="0" calcext:value-type="float">
            <text:p>0</text:p>
          </table:table-cell>
          <table:table-cell table:formula="of:=IF(MOD([.DN$1]; POWER(2; 7 - [.$A2])) &lt; POWER(2; 7 - [.$A2] - 1); 1; 0)" office:value-type="float" office:value="0" calcext:value-type="float">
            <text:p>0</text:p>
          </table:table-cell>
          <table:table-cell table:formula="of:=IF(MOD([.DO$1]; POWER(2; 7 - [.$A2])) &lt; POWER(2; 7 - [.$A2] - 1); 1; 0)" office:value-type="float" office:value="0" calcext:value-type="float">
            <text:p>0</text:p>
          </table:table-cell>
          <table:table-cell table:formula="of:=IF(MOD([.DP$1]; POWER(2; 7 - [.$A2])) &lt; POWER(2; 7 - [.$A2] - 1); 1; 0)" office:value-type="float" office:value="0" calcext:value-type="float">
            <text:p>0</text:p>
          </table:table-cell>
          <table:table-cell table:formula="of:=IF(MOD([.DQ$1]; POWER(2; 7 - [.$A2])) &lt; POWER(2; 7 - [.$A2] - 1); 1; 0)" office:value-type="float" office:value="0" calcext:value-type="float">
            <text:p>0</text:p>
          </table:table-cell>
          <table:table-cell table:formula="of:=IF(MOD([.DR$1]; POWER(2; 7 - [.$A2])) &lt; POWER(2; 7 - [.$A2] - 1); 1; 0)" office:value-type="float" office:value="0" calcext:value-type="float">
            <text:p>0</text:p>
          </table:table-cell>
          <table:table-cell table:formula="of:=IF(MOD([.DS$1]; POWER(2; 7 - [.$A2])) &lt; POWER(2; 7 - [.$A2] - 1); 1; 0)" office:value-type="float" office:value="0" calcext:value-type="float">
            <text:p>0</text:p>
          </table:table-cell>
          <table:table-cell table:formula="of:=IF(MOD([.DT$1]; POWER(2; 7 - [.$A2])) &lt; POWER(2; 7 - [.$A2] - 1); 1; 0)" office:value-type="float" office:value="0" calcext:value-type="float">
            <text:p>0</text:p>
          </table:table-cell>
          <table:table-cell table:formula="of:=IF(MOD([.DU$1]; POWER(2; 7 - [.$A2])) &lt; POWER(2; 7 - [.$A2] - 1); 1; 0)" office:value-type="float" office:value="0" calcext:value-type="float">
            <text:p>0</text:p>
          </table:table-cell>
          <table:table-cell table:formula="of:=IF(MOD([.DV$1]; POWER(2; 7 - [.$A2])) &lt; POWER(2; 7 - [.$A2] - 1); 1; 0)" office:value-type="float" office:value="0" calcext:value-type="float">
            <text:p>0</text:p>
          </table:table-cell>
          <table:table-cell table:formula="of:=IF(MOD([.DW$1]; POWER(2; 7 - [.$A2])) &lt; POWER(2; 7 - [.$A2] - 1); 1; 0)" office:value-type="float" office:value="0" calcext:value-type="float">
            <text:p>0</text:p>
          </table:table-cell>
          <table:table-cell table:formula="of:=IF(MOD([.DX$1]; POWER(2; 7 - [.$A2])) &lt; POWER(2; 7 - [.$A2] - 1); 1; 0)" office:value-type="float" office:value="0" calcext:value-type="float">
            <text:p>0</text:p>
          </table:table-cell>
          <table:table-cell table:formula="of:=IF(MOD([.DY$1]; POWER(2; 7 - [.$A2])) &lt; POWER(2; 7 - [.$A2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MOD([.B$1]; POWER(2; 7 - [.$A3])) &lt; POWER(2; 7 - [.$A3] - 1); 1; 0)" office:value-type="float" office:value="1" calcext:value-type="float">
            <text:p>1</text:p>
          </table:table-cell>
          <table:table-cell table:formula="of:=IF(MOD([.C$1]; POWER(2; 7 - [.$A3])) &lt; POWER(2; 7 - [.$A3] - 1); 1; 0)" office:value-type="float" office:value="1" calcext:value-type="float">
            <text:p>1</text:p>
          </table:table-cell>
          <table:table-cell table:formula="of:=IF(MOD([.D$1]; POWER(2; 7 - [.$A3])) &lt; POWER(2; 7 - [.$A3] - 1); 1; 0)" office:value-type="float" office:value="1" calcext:value-type="float">
            <text:p>1</text:p>
          </table:table-cell>
          <table:table-cell table:formula="of:=IF(MOD([.E$1]; POWER(2; 7 - [.$A3])) &lt; POWER(2; 7 - [.$A3] - 1); 1; 0)" office:value-type="float" office:value="1" calcext:value-type="float">
            <text:p>1</text:p>
          </table:table-cell>
          <table:table-cell table:formula="of:=IF(MOD([.F$1]; POWER(2; 7 - [.$A3])) &lt; POWER(2; 7 - [.$A3] - 1); 1; 0)" office:value-type="float" office:value="1" calcext:value-type="float">
            <text:p>1</text:p>
          </table:table-cell>
          <table:table-cell table:formula="of:=IF(MOD([.G$1]; POWER(2; 7 - [.$A3])) &lt; POWER(2; 7 - [.$A3] - 1); 1; 0)" office:value-type="float" office:value="1" calcext:value-type="float">
            <text:p>1</text:p>
          </table:table-cell>
          <table:table-cell table:formula="of:=IF(MOD([.H$1]; POWER(2; 7 - [.$A3])) &lt; POWER(2; 7 - [.$A3] - 1); 1; 0)" office:value-type="float" office:value="1" calcext:value-type="float">
            <text:p>1</text:p>
          </table:table-cell>
          <table:table-cell table:formula="of:=IF(MOD([.I$1]; POWER(2; 7 - [.$A3])) &lt; POWER(2; 7 - [.$A3] - 1); 1; 0)" office:value-type="float" office:value="1" calcext:value-type="float">
            <text:p>1</text:p>
          </table:table-cell>
          <table:table-cell table:formula="of:=IF(MOD([.J$1]; POWER(2; 7 - [.$A3])) &lt; POWER(2; 7 - [.$A3] - 1); 1; 0)" office:value-type="float" office:value="1" calcext:value-type="float">
            <text:p>1</text:p>
          </table:table-cell>
          <table:table-cell table:formula="of:=IF(MOD([.K$1]; POWER(2; 7 - [.$A3])) &lt; POWER(2; 7 - [.$A3] - 1); 1; 0)" office:value-type="float" office:value="1" calcext:value-type="float">
            <text:p>1</text:p>
          </table:table-cell>
          <table:table-cell table:formula="of:=IF(MOD([.L$1]; POWER(2; 7 - [.$A3])) &lt; POWER(2; 7 - [.$A3] - 1); 1; 0)" office:value-type="float" office:value="1" calcext:value-type="float">
            <text:p>1</text:p>
          </table:table-cell>
          <table:table-cell table:formula="of:=IF(MOD([.M$1]; POWER(2; 7 - [.$A3])) &lt; POWER(2; 7 - [.$A3] - 1); 1; 0)" office:value-type="float" office:value="1" calcext:value-type="float">
            <text:p>1</text:p>
          </table:table-cell>
          <table:table-cell table:formula="of:=IF(MOD([.N$1]; POWER(2; 7 - [.$A3])) &lt; POWER(2; 7 - [.$A3] - 1); 1; 0)" office:value-type="float" office:value="1" calcext:value-type="float">
            <text:p>1</text:p>
          </table:table-cell>
          <table:table-cell table:formula="of:=IF(MOD([.O$1]; POWER(2; 7 - [.$A3])) &lt; POWER(2; 7 - [.$A3] - 1); 1; 0)" office:value-type="float" office:value="1" calcext:value-type="float">
            <text:p>1</text:p>
          </table:table-cell>
          <table:table-cell table:formula="of:=IF(MOD([.P$1]; POWER(2; 7 - [.$A3])) &lt; POWER(2; 7 - [.$A3] - 1); 1; 0)" office:value-type="float" office:value="1" calcext:value-type="float">
            <text:p>1</text:p>
          </table:table-cell>
          <table:table-cell table:formula="of:=IF(MOD([.Q$1]; POWER(2; 7 - [.$A3])) &lt; POWER(2; 7 - [.$A3] - 1); 1; 0)" office:value-type="float" office:value="1" calcext:value-type="float">
            <text:p>1</text:p>
          </table:table-cell>
          <table:table-cell table:formula="of:=IF(MOD([.R$1]; POWER(2; 7 - [.$A3])) &lt; POWER(2; 7 - [.$A3] - 1); 1; 0)" office:value-type="float" office:value="1" calcext:value-type="float">
            <text:p>1</text:p>
          </table:table-cell>
          <table:table-cell table:formula="of:=IF(MOD([.S$1]; POWER(2; 7 - [.$A3])) &lt; POWER(2; 7 - [.$A3] - 1); 1; 0)" office:value-type="float" office:value="1" calcext:value-type="float">
            <text:p>1</text:p>
          </table:table-cell>
          <table:table-cell table:formula="of:=IF(MOD([.T$1]; POWER(2; 7 - [.$A3])) &lt; POWER(2; 7 - [.$A3] - 1); 1; 0)" office:value-type="float" office:value="1" calcext:value-type="float">
            <text:p>1</text:p>
          </table:table-cell>
          <table:table-cell table:formula="of:=IF(MOD([.U$1]; POWER(2; 7 - [.$A3])) &lt; POWER(2; 7 - [.$A3] - 1); 1; 0)" office:value-type="float" office:value="1" calcext:value-type="float">
            <text:p>1</text:p>
          </table:table-cell>
          <table:table-cell table:formula="of:=IF(MOD([.V$1]; POWER(2; 7 - [.$A3])) &lt; POWER(2; 7 - [.$A3] - 1); 1; 0)" office:value-type="float" office:value="1" calcext:value-type="float">
            <text:p>1</text:p>
          </table:table-cell>
          <table:table-cell table:formula="of:=IF(MOD([.W$1]; POWER(2; 7 - [.$A3])) &lt; POWER(2; 7 - [.$A3] - 1); 1; 0)" office:value-type="float" office:value="1" calcext:value-type="float">
            <text:p>1</text:p>
          </table:table-cell>
          <table:table-cell table:formula="of:=IF(MOD([.X$1]; POWER(2; 7 - [.$A3])) &lt; POWER(2; 7 - [.$A3] - 1); 1; 0)" office:value-type="float" office:value="1" calcext:value-type="float">
            <text:p>1</text:p>
          </table:table-cell>
          <table:table-cell table:formula="of:=IF(MOD([.Y$1]; POWER(2; 7 - [.$A3])) &lt; POWER(2; 7 - [.$A3] - 1); 1; 0)" office:value-type="float" office:value="1" calcext:value-type="float">
            <text:p>1</text:p>
          </table:table-cell>
          <table:table-cell table:formula="of:=IF(MOD([.Z$1]; POWER(2; 7 - [.$A3])) &lt; POWER(2; 7 - [.$A3] - 1); 1; 0)" office:value-type="float" office:value="1" calcext:value-type="float">
            <text:p>1</text:p>
          </table:table-cell>
          <table:table-cell table:formula="of:=IF(MOD([.AA$1]; POWER(2; 7 - [.$A3])) &lt; POWER(2; 7 - [.$A3] - 1); 1; 0)" office:value-type="float" office:value="1" calcext:value-type="float">
            <text:p>1</text:p>
          </table:table-cell>
          <table:table-cell table:formula="of:=IF(MOD([.AB$1]; POWER(2; 7 - [.$A3])) &lt; POWER(2; 7 - [.$A3] - 1); 1; 0)" office:value-type="float" office:value="1" calcext:value-type="float">
            <text:p>1</text:p>
          </table:table-cell>
          <table:table-cell table:formula="of:=IF(MOD([.AC$1]; POWER(2; 7 - [.$A3])) &lt; POWER(2; 7 - [.$A3] - 1); 1; 0)" office:value-type="float" office:value="1" calcext:value-type="float">
            <text:p>1</text:p>
          </table:table-cell>
          <table:table-cell table:formula="of:=IF(MOD([.AD$1]; POWER(2; 7 - [.$A3])) &lt; POWER(2; 7 - [.$A3] - 1); 1; 0)" office:value-type="float" office:value="1" calcext:value-type="float">
            <text:p>1</text:p>
          </table:table-cell>
          <table:table-cell table:formula="of:=IF(MOD([.AE$1]; POWER(2; 7 - [.$A3])) &lt; POWER(2; 7 - [.$A3] - 1); 1; 0)" office:value-type="float" office:value="1" calcext:value-type="float">
            <text:p>1</text:p>
          </table:table-cell>
          <table:table-cell table:formula="of:=IF(MOD([.AF$1]; POWER(2; 7 - [.$A3])) &lt; POWER(2; 7 - [.$A3] - 1); 1; 0)" office:value-type="float" office:value="1" calcext:value-type="float">
            <text:p>1</text:p>
          </table:table-cell>
          <table:table-cell table:formula="of:=IF(MOD([.AG$1]; POWER(2; 7 - [.$A3])) &lt; POWER(2; 7 - [.$A3] - 1); 1; 0)" office:value-type="float" office:value="1" calcext:value-type="float">
            <text:p>1</text:p>
          </table:table-cell>
          <table:table-cell table:formula="of:=IF(MOD([.AH$1]; POWER(2; 7 - [.$A3])) &lt; POWER(2; 7 - [.$A3] - 1); 1; 0)" office:value-type="float" office:value="0" calcext:value-type="float">
            <text:p>0</text:p>
          </table:table-cell>
          <table:table-cell table:formula="of:=IF(MOD([.AI$1]; POWER(2; 7 - [.$A3])) &lt; POWER(2; 7 - [.$A3] - 1); 1; 0)" office:value-type="float" office:value="0" calcext:value-type="float">
            <text:p>0</text:p>
          </table:table-cell>
          <table:table-cell table:formula="of:=IF(MOD([.AJ$1]; POWER(2; 7 - [.$A3])) &lt; POWER(2; 7 - [.$A3] - 1); 1; 0)" office:value-type="float" office:value="0" calcext:value-type="float">
            <text:p>0</text:p>
          </table:table-cell>
          <table:table-cell table:formula="of:=IF(MOD([.AK$1]; POWER(2; 7 - [.$A3])) &lt; POWER(2; 7 - [.$A3] - 1); 1; 0)" office:value-type="float" office:value="0" calcext:value-type="float">
            <text:p>0</text:p>
          </table:table-cell>
          <table:table-cell table:formula="of:=IF(MOD([.AL$1]; POWER(2; 7 - [.$A3])) &lt; POWER(2; 7 - [.$A3] - 1); 1; 0)" office:value-type="float" office:value="0" calcext:value-type="float">
            <text:p>0</text:p>
          </table:table-cell>
          <table:table-cell table:formula="of:=IF(MOD([.AM$1]; POWER(2; 7 - [.$A3])) &lt; POWER(2; 7 - [.$A3] - 1); 1; 0)" office:value-type="float" office:value="0" calcext:value-type="float">
            <text:p>0</text:p>
          </table:table-cell>
          <table:table-cell table:formula="of:=IF(MOD([.AN$1]; POWER(2; 7 - [.$A3])) &lt; POWER(2; 7 - [.$A3] - 1); 1; 0)" office:value-type="float" office:value="0" calcext:value-type="float">
            <text:p>0</text:p>
          </table:table-cell>
          <table:table-cell table:formula="of:=IF(MOD([.AO$1]; POWER(2; 7 - [.$A3])) &lt; POWER(2; 7 - [.$A3] - 1); 1; 0)" office:value-type="float" office:value="0" calcext:value-type="float">
            <text:p>0</text:p>
          </table:table-cell>
          <table:table-cell table:formula="of:=IF(MOD([.AP$1]; POWER(2; 7 - [.$A3])) &lt; POWER(2; 7 - [.$A3] - 1); 1; 0)" office:value-type="float" office:value="0" calcext:value-type="float">
            <text:p>0</text:p>
          </table:table-cell>
          <table:table-cell table:formula="of:=IF(MOD([.AQ$1]; POWER(2; 7 - [.$A3])) &lt; POWER(2; 7 - [.$A3] - 1); 1; 0)" office:value-type="float" office:value="0" calcext:value-type="float">
            <text:p>0</text:p>
          </table:table-cell>
          <table:table-cell table:formula="of:=IF(MOD([.AR$1]; POWER(2; 7 - [.$A3])) &lt; POWER(2; 7 - [.$A3] - 1); 1; 0)" office:value-type="float" office:value="0" calcext:value-type="float">
            <text:p>0</text:p>
          </table:table-cell>
          <table:table-cell table:formula="of:=IF(MOD([.AS$1]; POWER(2; 7 - [.$A3])) &lt; POWER(2; 7 - [.$A3] - 1); 1; 0)" office:value-type="float" office:value="0" calcext:value-type="float">
            <text:p>0</text:p>
          </table:table-cell>
          <table:table-cell table:formula="of:=IF(MOD([.AT$1]; POWER(2; 7 - [.$A3])) &lt; POWER(2; 7 - [.$A3] - 1); 1; 0)" office:value-type="float" office:value="0" calcext:value-type="float">
            <text:p>0</text:p>
          </table:table-cell>
          <table:table-cell table:formula="of:=IF(MOD([.AU$1]; POWER(2; 7 - [.$A3])) &lt; POWER(2; 7 - [.$A3] - 1); 1; 0)" office:value-type="float" office:value="0" calcext:value-type="float">
            <text:p>0</text:p>
          </table:table-cell>
          <table:table-cell table:formula="of:=IF(MOD([.AV$1]; POWER(2; 7 - [.$A3])) &lt; POWER(2; 7 - [.$A3] - 1); 1; 0)" office:value-type="float" office:value="0" calcext:value-type="float">
            <text:p>0</text:p>
          </table:table-cell>
          <table:table-cell table:formula="of:=IF(MOD([.AW$1]; POWER(2; 7 - [.$A3])) &lt; POWER(2; 7 - [.$A3] - 1); 1; 0)" office:value-type="float" office:value="0" calcext:value-type="float">
            <text:p>0</text:p>
          </table:table-cell>
          <table:table-cell table:formula="of:=IF(MOD([.AX$1]; POWER(2; 7 - [.$A3])) &lt; POWER(2; 7 - [.$A3] - 1); 1; 0)" office:value-type="float" office:value="0" calcext:value-type="float">
            <text:p>0</text:p>
          </table:table-cell>
          <table:table-cell table:formula="of:=IF(MOD([.AY$1]; POWER(2; 7 - [.$A3])) &lt; POWER(2; 7 - [.$A3] - 1); 1; 0)" office:value-type="float" office:value="0" calcext:value-type="float">
            <text:p>0</text:p>
          </table:table-cell>
          <table:table-cell table:formula="of:=IF(MOD([.AZ$1]; POWER(2; 7 - [.$A3])) &lt; POWER(2; 7 - [.$A3] - 1); 1; 0)" office:value-type="float" office:value="0" calcext:value-type="float">
            <text:p>0</text:p>
          </table:table-cell>
          <table:table-cell table:formula="of:=IF(MOD([.BA$1]; POWER(2; 7 - [.$A3])) &lt; POWER(2; 7 - [.$A3] - 1); 1; 0)" office:value-type="float" office:value="0" calcext:value-type="float">
            <text:p>0</text:p>
          </table:table-cell>
          <table:table-cell table:formula="of:=IF(MOD([.BB$1]; POWER(2; 7 - [.$A3])) &lt; POWER(2; 7 - [.$A3] - 1); 1; 0)" office:value-type="float" office:value="0" calcext:value-type="float">
            <text:p>0</text:p>
          </table:table-cell>
          <table:table-cell table:formula="of:=IF(MOD([.BC$1]; POWER(2; 7 - [.$A3])) &lt; POWER(2; 7 - [.$A3] - 1); 1; 0)" office:value-type="float" office:value="0" calcext:value-type="float">
            <text:p>0</text:p>
          </table:table-cell>
          <table:table-cell table:formula="of:=IF(MOD([.BD$1]; POWER(2; 7 - [.$A3])) &lt; POWER(2; 7 - [.$A3] - 1); 1; 0)" office:value-type="float" office:value="0" calcext:value-type="float">
            <text:p>0</text:p>
          </table:table-cell>
          <table:table-cell table:formula="of:=IF(MOD([.BE$1]; POWER(2; 7 - [.$A3])) &lt; POWER(2; 7 - [.$A3] - 1); 1; 0)" office:value-type="float" office:value="0" calcext:value-type="float">
            <text:p>0</text:p>
          </table:table-cell>
          <table:table-cell table:formula="of:=IF(MOD([.BF$1]; POWER(2; 7 - [.$A3])) &lt; POWER(2; 7 - [.$A3] - 1); 1; 0)" office:value-type="float" office:value="0" calcext:value-type="float">
            <text:p>0</text:p>
          </table:table-cell>
          <table:table-cell table:formula="of:=IF(MOD([.BG$1]; POWER(2; 7 - [.$A3])) &lt; POWER(2; 7 - [.$A3] - 1); 1; 0)" office:value-type="float" office:value="0" calcext:value-type="float">
            <text:p>0</text:p>
          </table:table-cell>
          <table:table-cell table:formula="of:=IF(MOD([.BH$1]; POWER(2; 7 - [.$A3])) &lt; POWER(2; 7 - [.$A3] - 1); 1; 0)" office:value-type="float" office:value="0" calcext:value-type="float">
            <text:p>0</text:p>
          </table:table-cell>
          <table:table-cell table:formula="of:=IF(MOD([.BI$1]; POWER(2; 7 - [.$A3])) &lt; POWER(2; 7 - [.$A3] - 1); 1; 0)" office:value-type="float" office:value="0" calcext:value-type="float">
            <text:p>0</text:p>
          </table:table-cell>
          <table:table-cell table:formula="of:=IF(MOD([.BJ$1]; POWER(2; 7 - [.$A3])) &lt; POWER(2; 7 - [.$A3] - 1); 1; 0)" office:value-type="float" office:value="0" calcext:value-type="float">
            <text:p>0</text:p>
          </table:table-cell>
          <table:table-cell table:formula="of:=IF(MOD([.BK$1]; POWER(2; 7 - [.$A3])) &lt; POWER(2; 7 - [.$A3] - 1); 1; 0)" office:value-type="float" office:value="0" calcext:value-type="float">
            <text:p>0</text:p>
          </table:table-cell>
          <table:table-cell table:formula="of:=IF(MOD([.BL$1]; POWER(2; 7 - [.$A3])) &lt; POWER(2; 7 - [.$A3] - 1); 1; 0)" office:value-type="float" office:value="0" calcext:value-type="float">
            <text:p>0</text:p>
          </table:table-cell>
          <table:table-cell table:formula="of:=IF(MOD([.BM$1]; POWER(2; 7 - [.$A3])) &lt; POWER(2; 7 - [.$A3] - 1); 1; 0)" office:value-type="float" office:value="0" calcext:value-type="float">
            <text:p>0</text:p>
          </table:table-cell>
          <table:table-cell table:formula="of:=IF(MOD([.BN$1]; POWER(2; 7 - [.$A3])) &lt; POWER(2; 7 - [.$A3] - 1); 1; 0)" office:value-type="float" office:value="1" calcext:value-type="float">
            <text:p>1</text:p>
          </table:table-cell>
          <table:table-cell table:formula="of:=IF(MOD([.BO$1]; POWER(2; 7 - [.$A3])) &lt; POWER(2; 7 - [.$A3] - 1); 1; 0)" office:value-type="float" office:value="1" calcext:value-type="float">
            <text:p>1</text:p>
          </table:table-cell>
          <table:table-cell table:formula="of:=IF(MOD([.BP$1]; POWER(2; 7 - [.$A3])) &lt; POWER(2; 7 - [.$A3] - 1); 1; 0)" office:value-type="float" office:value="1" calcext:value-type="float">
            <text:p>1</text:p>
          </table:table-cell>
          <table:table-cell table:formula="of:=IF(MOD([.BQ$1]; POWER(2; 7 - [.$A3])) &lt; POWER(2; 7 - [.$A3] - 1); 1; 0)" office:value-type="float" office:value="1" calcext:value-type="float">
            <text:p>1</text:p>
          </table:table-cell>
          <table:table-cell table:formula="of:=IF(MOD([.BR$1]; POWER(2; 7 - [.$A3])) &lt; POWER(2; 7 - [.$A3] - 1); 1; 0)" office:value-type="float" office:value="1" calcext:value-type="float">
            <text:p>1</text:p>
          </table:table-cell>
          <table:table-cell table:formula="of:=IF(MOD([.BS$1]; POWER(2; 7 - [.$A3])) &lt; POWER(2; 7 - [.$A3] - 1); 1; 0)" office:value-type="float" office:value="1" calcext:value-type="float">
            <text:p>1</text:p>
          </table:table-cell>
          <table:table-cell table:formula="of:=IF(MOD([.BT$1]; POWER(2; 7 - [.$A3])) &lt; POWER(2; 7 - [.$A3] - 1); 1; 0)" office:value-type="float" office:value="1" calcext:value-type="float">
            <text:p>1</text:p>
          </table:table-cell>
          <table:table-cell table:formula="of:=IF(MOD([.BU$1]; POWER(2; 7 - [.$A3])) &lt; POWER(2; 7 - [.$A3] - 1); 1; 0)" office:value-type="float" office:value="1" calcext:value-type="float">
            <text:p>1</text:p>
          </table:table-cell>
          <table:table-cell table:formula="of:=IF(MOD([.BV$1]; POWER(2; 7 - [.$A3])) &lt; POWER(2; 7 - [.$A3] - 1); 1; 0)" office:value-type="float" office:value="1" calcext:value-type="float">
            <text:p>1</text:p>
          </table:table-cell>
          <table:table-cell table:formula="of:=IF(MOD([.BW$1]; POWER(2; 7 - [.$A3])) &lt; POWER(2; 7 - [.$A3] - 1); 1; 0)" office:value-type="float" office:value="1" calcext:value-type="float">
            <text:p>1</text:p>
          </table:table-cell>
          <table:table-cell table:formula="of:=IF(MOD([.BX$1]; POWER(2; 7 - [.$A3])) &lt; POWER(2; 7 - [.$A3] - 1); 1; 0)" office:value-type="float" office:value="1" calcext:value-type="float">
            <text:p>1</text:p>
          </table:table-cell>
          <table:table-cell table:formula="of:=IF(MOD([.BY$1]; POWER(2; 7 - [.$A3])) &lt; POWER(2; 7 - [.$A3] - 1); 1; 0)" office:value-type="float" office:value="1" calcext:value-type="float">
            <text:p>1</text:p>
          </table:table-cell>
          <table:table-cell table:formula="of:=IF(MOD([.BZ$1]; POWER(2; 7 - [.$A3])) &lt; POWER(2; 7 - [.$A3] - 1); 1; 0)" office:value-type="float" office:value="1" calcext:value-type="float">
            <text:p>1</text:p>
          </table:table-cell>
          <table:table-cell table:formula="of:=IF(MOD([.CA$1]; POWER(2; 7 - [.$A3])) &lt; POWER(2; 7 - [.$A3] - 1); 1; 0)" office:value-type="float" office:value="1" calcext:value-type="float">
            <text:p>1</text:p>
          </table:table-cell>
          <table:table-cell table:formula="of:=IF(MOD([.CB$1]; POWER(2; 7 - [.$A3])) &lt; POWER(2; 7 - [.$A3] - 1); 1; 0)" office:value-type="float" office:value="1" calcext:value-type="float">
            <text:p>1</text:p>
          </table:table-cell>
          <table:table-cell table:formula="of:=IF(MOD([.CC$1]; POWER(2; 7 - [.$A3])) &lt; POWER(2; 7 - [.$A3] - 1); 1; 0)" office:value-type="float" office:value="1" calcext:value-type="float">
            <text:p>1</text:p>
          </table:table-cell>
          <table:table-cell table:formula="of:=IF(MOD([.CD$1]; POWER(2; 7 - [.$A3])) &lt; POWER(2; 7 - [.$A3] - 1); 1; 0)" office:value-type="float" office:value="1" calcext:value-type="float">
            <text:p>1</text:p>
          </table:table-cell>
          <table:table-cell table:formula="of:=IF(MOD([.CE$1]; POWER(2; 7 - [.$A3])) &lt; POWER(2; 7 - [.$A3] - 1); 1; 0)" office:value-type="float" office:value="1" calcext:value-type="float">
            <text:p>1</text:p>
          </table:table-cell>
          <table:table-cell table:formula="of:=IF(MOD([.CF$1]; POWER(2; 7 - [.$A3])) &lt; POWER(2; 7 - [.$A3] - 1); 1; 0)" office:value-type="float" office:value="1" calcext:value-type="float">
            <text:p>1</text:p>
          </table:table-cell>
          <table:table-cell table:formula="of:=IF(MOD([.CG$1]; POWER(2; 7 - [.$A3])) &lt; POWER(2; 7 - [.$A3] - 1); 1; 0)" office:value-type="float" office:value="1" calcext:value-type="float">
            <text:p>1</text:p>
          </table:table-cell>
          <table:table-cell table:formula="of:=IF(MOD([.CH$1]; POWER(2; 7 - [.$A3])) &lt; POWER(2; 7 - [.$A3] - 1); 1; 0)" office:value-type="float" office:value="1" calcext:value-type="float">
            <text:p>1</text:p>
          </table:table-cell>
          <table:table-cell table:formula="of:=IF(MOD([.CI$1]; POWER(2; 7 - [.$A3])) &lt; POWER(2; 7 - [.$A3] - 1); 1; 0)" office:value-type="float" office:value="1" calcext:value-type="float">
            <text:p>1</text:p>
          </table:table-cell>
          <table:table-cell table:formula="of:=IF(MOD([.CJ$1]; POWER(2; 7 - [.$A3])) &lt; POWER(2; 7 - [.$A3] - 1); 1; 0)" office:value-type="float" office:value="1" calcext:value-type="float">
            <text:p>1</text:p>
          </table:table-cell>
          <table:table-cell table:formula="of:=IF(MOD([.CK$1]; POWER(2; 7 - [.$A3])) &lt; POWER(2; 7 - [.$A3] - 1); 1; 0)" office:value-type="float" office:value="1" calcext:value-type="float">
            <text:p>1</text:p>
          </table:table-cell>
          <table:table-cell table:formula="of:=IF(MOD([.CL$1]; POWER(2; 7 - [.$A3])) &lt; POWER(2; 7 - [.$A3] - 1); 1; 0)" office:value-type="float" office:value="1" calcext:value-type="float">
            <text:p>1</text:p>
          </table:table-cell>
          <table:table-cell table:formula="of:=IF(MOD([.CM$1]; POWER(2; 7 - [.$A3])) &lt; POWER(2; 7 - [.$A3] - 1); 1; 0)" office:value-type="float" office:value="1" calcext:value-type="float">
            <text:p>1</text:p>
          </table:table-cell>
          <table:table-cell table:formula="of:=IF(MOD([.CN$1]; POWER(2; 7 - [.$A3])) &lt; POWER(2; 7 - [.$A3] - 1); 1; 0)" office:value-type="float" office:value="1" calcext:value-type="float">
            <text:p>1</text:p>
          </table:table-cell>
          <table:table-cell table:formula="of:=IF(MOD([.CO$1]; POWER(2; 7 - [.$A3])) &lt; POWER(2; 7 - [.$A3] - 1); 1; 0)" office:value-type="float" office:value="1" calcext:value-type="float">
            <text:p>1</text:p>
          </table:table-cell>
          <table:table-cell table:formula="of:=IF(MOD([.CP$1]; POWER(2; 7 - [.$A3])) &lt; POWER(2; 7 - [.$A3] - 1); 1; 0)" office:value-type="float" office:value="1" calcext:value-type="float">
            <text:p>1</text:p>
          </table:table-cell>
          <table:table-cell table:formula="of:=IF(MOD([.CQ$1]; POWER(2; 7 - [.$A3])) &lt; POWER(2; 7 - [.$A3] - 1); 1; 0)" office:value-type="float" office:value="1" calcext:value-type="float">
            <text:p>1</text:p>
          </table:table-cell>
          <table:table-cell table:formula="of:=IF(MOD([.CR$1]; POWER(2; 7 - [.$A3])) &lt; POWER(2; 7 - [.$A3] - 1); 1; 0)" office:value-type="float" office:value="1" calcext:value-type="float">
            <text:p>1</text:p>
          </table:table-cell>
          <table:table-cell table:formula="of:=IF(MOD([.CS$1]; POWER(2; 7 - [.$A3])) &lt; POWER(2; 7 - [.$A3] - 1); 1; 0)" office:value-type="float" office:value="1" calcext:value-type="float">
            <text:p>1</text:p>
          </table:table-cell>
          <table:table-cell table:formula="of:=IF(MOD([.CT$1]; POWER(2; 7 - [.$A3])) &lt; POWER(2; 7 - [.$A3] - 1); 1; 0)" office:value-type="float" office:value="0" calcext:value-type="float">
            <text:p>0</text:p>
          </table:table-cell>
          <table:table-cell table:formula="of:=IF(MOD([.CU$1]; POWER(2; 7 - [.$A3])) &lt; POWER(2; 7 - [.$A3] - 1); 1; 0)" office:value-type="float" office:value="0" calcext:value-type="float">
            <text:p>0</text:p>
          </table:table-cell>
          <table:table-cell table:formula="of:=IF(MOD([.CV$1]; POWER(2; 7 - [.$A3])) &lt; POWER(2; 7 - [.$A3] - 1); 1; 0)" office:value-type="float" office:value="0" calcext:value-type="float">
            <text:p>0</text:p>
          </table:table-cell>
          <table:table-cell table:formula="of:=IF(MOD([.CW$1]; POWER(2; 7 - [.$A3])) &lt; POWER(2; 7 - [.$A3] - 1); 1; 0)" office:value-type="float" office:value="0" calcext:value-type="float">
            <text:p>0</text:p>
          </table:table-cell>
          <table:table-cell table:formula="of:=IF(MOD([.CX$1]; POWER(2; 7 - [.$A3])) &lt; POWER(2; 7 - [.$A3] - 1); 1; 0)" office:value-type="float" office:value="0" calcext:value-type="float">
            <text:p>0</text:p>
          </table:table-cell>
          <table:table-cell table:formula="of:=IF(MOD([.CY$1]; POWER(2; 7 - [.$A3])) &lt; POWER(2; 7 - [.$A3] - 1); 1; 0)" office:value-type="float" office:value="0" calcext:value-type="float">
            <text:p>0</text:p>
          </table:table-cell>
          <table:table-cell table:formula="of:=IF(MOD([.CZ$1]; POWER(2; 7 - [.$A3])) &lt; POWER(2; 7 - [.$A3] - 1); 1; 0)" office:value-type="float" office:value="0" calcext:value-type="float">
            <text:p>0</text:p>
          </table:table-cell>
          <table:table-cell table:formula="of:=IF(MOD([.DA$1]; POWER(2; 7 - [.$A3])) &lt; POWER(2; 7 - [.$A3] - 1); 1; 0)" office:value-type="float" office:value="0" calcext:value-type="float">
            <text:p>0</text:p>
          </table:table-cell>
          <table:table-cell table:formula="of:=IF(MOD([.DB$1]; POWER(2; 7 - [.$A3])) &lt; POWER(2; 7 - [.$A3] - 1); 1; 0)" office:value-type="float" office:value="0" calcext:value-type="float">
            <text:p>0</text:p>
          </table:table-cell>
          <table:table-cell table:formula="of:=IF(MOD([.DC$1]; POWER(2; 7 - [.$A3])) &lt; POWER(2; 7 - [.$A3] - 1); 1; 0)" office:value-type="float" office:value="0" calcext:value-type="float">
            <text:p>0</text:p>
          </table:table-cell>
          <table:table-cell table:formula="of:=IF(MOD([.DD$1]; POWER(2; 7 - [.$A3])) &lt; POWER(2; 7 - [.$A3] - 1); 1; 0)" office:value-type="float" office:value="0" calcext:value-type="float">
            <text:p>0</text:p>
          </table:table-cell>
          <table:table-cell table:formula="of:=IF(MOD([.DE$1]; POWER(2; 7 - [.$A3])) &lt; POWER(2; 7 - [.$A3] - 1); 1; 0)" office:value-type="float" office:value="0" calcext:value-type="float">
            <text:p>0</text:p>
          </table:table-cell>
          <table:table-cell table:formula="of:=IF(MOD([.DF$1]; POWER(2; 7 - [.$A3])) &lt; POWER(2; 7 - [.$A3] - 1); 1; 0)" office:value-type="float" office:value="0" calcext:value-type="float">
            <text:p>0</text:p>
          </table:table-cell>
          <table:table-cell table:formula="of:=IF(MOD([.DG$1]; POWER(2; 7 - [.$A3])) &lt; POWER(2; 7 - [.$A3] - 1); 1; 0)" office:value-type="float" office:value="0" calcext:value-type="float">
            <text:p>0</text:p>
          </table:table-cell>
          <table:table-cell table:formula="of:=IF(MOD([.DH$1]; POWER(2; 7 - [.$A3])) &lt; POWER(2; 7 - [.$A3] - 1); 1; 0)" office:value-type="float" office:value="0" calcext:value-type="float">
            <text:p>0</text:p>
          </table:table-cell>
          <table:table-cell table:formula="of:=IF(MOD([.DI$1]; POWER(2; 7 - [.$A3])) &lt; POWER(2; 7 - [.$A3] - 1); 1; 0)" office:value-type="float" office:value="0" calcext:value-type="float">
            <text:p>0</text:p>
          </table:table-cell>
          <table:table-cell table:formula="of:=IF(MOD([.DJ$1]; POWER(2; 7 - [.$A3])) &lt; POWER(2; 7 - [.$A3] - 1); 1; 0)" office:value-type="float" office:value="0" calcext:value-type="float">
            <text:p>0</text:p>
          </table:table-cell>
          <table:table-cell table:formula="of:=IF(MOD([.DK$1]; POWER(2; 7 - [.$A3])) &lt; POWER(2; 7 - [.$A3] - 1); 1; 0)" office:value-type="float" office:value="0" calcext:value-type="float">
            <text:p>0</text:p>
          </table:table-cell>
          <table:table-cell table:formula="of:=IF(MOD([.DL$1]; POWER(2; 7 - [.$A3])) &lt; POWER(2; 7 - [.$A3] - 1); 1; 0)" office:value-type="float" office:value="0" calcext:value-type="float">
            <text:p>0</text:p>
          </table:table-cell>
          <table:table-cell table:formula="of:=IF(MOD([.DM$1]; POWER(2; 7 - [.$A3])) &lt; POWER(2; 7 - [.$A3] - 1); 1; 0)" office:value-type="float" office:value="0" calcext:value-type="float">
            <text:p>0</text:p>
          </table:table-cell>
          <table:table-cell table:formula="of:=IF(MOD([.DN$1]; POWER(2; 7 - [.$A3])) &lt; POWER(2; 7 - [.$A3] - 1); 1; 0)" office:value-type="float" office:value="0" calcext:value-type="float">
            <text:p>0</text:p>
          </table:table-cell>
          <table:table-cell table:formula="of:=IF(MOD([.DO$1]; POWER(2; 7 - [.$A3])) &lt; POWER(2; 7 - [.$A3] - 1); 1; 0)" office:value-type="float" office:value="0" calcext:value-type="float">
            <text:p>0</text:p>
          </table:table-cell>
          <table:table-cell table:formula="of:=IF(MOD([.DP$1]; POWER(2; 7 - [.$A3])) &lt; POWER(2; 7 - [.$A3] - 1); 1; 0)" office:value-type="float" office:value="0" calcext:value-type="float">
            <text:p>0</text:p>
          </table:table-cell>
          <table:table-cell table:formula="of:=IF(MOD([.DQ$1]; POWER(2; 7 - [.$A3])) &lt; POWER(2; 7 - [.$A3] - 1); 1; 0)" office:value-type="float" office:value="0" calcext:value-type="float">
            <text:p>0</text:p>
          </table:table-cell>
          <table:table-cell table:formula="of:=IF(MOD([.DR$1]; POWER(2; 7 - [.$A3])) &lt; POWER(2; 7 - [.$A3] - 1); 1; 0)" office:value-type="float" office:value="0" calcext:value-type="float">
            <text:p>0</text:p>
          </table:table-cell>
          <table:table-cell table:formula="of:=IF(MOD([.DS$1]; POWER(2; 7 - [.$A3])) &lt; POWER(2; 7 - [.$A3] - 1); 1; 0)" office:value-type="float" office:value="0" calcext:value-type="float">
            <text:p>0</text:p>
          </table:table-cell>
          <table:table-cell table:formula="of:=IF(MOD([.DT$1]; POWER(2; 7 - [.$A3])) &lt; POWER(2; 7 - [.$A3] - 1); 1; 0)" office:value-type="float" office:value="0" calcext:value-type="float">
            <text:p>0</text:p>
          </table:table-cell>
          <table:table-cell table:formula="of:=IF(MOD([.DU$1]; POWER(2; 7 - [.$A3])) &lt; POWER(2; 7 - [.$A3] - 1); 1; 0)" office:value-type="float" office:value="0" calcext:value-type="float">
            <text:p>0</text:p>
          </table:table-cell>
          <table:table-cell table:formula="of:=IF(MOD([.DV$1]; POWER(2; 7 - [.$A3])) &lt; POWER(2; 7 - [.$A3] - 1); 1; 0)" office:value-type="float" office:value="0" calcext:value-type="float">
            <text:p>0</text:p>
          </table:table-cell>
          <table:table-cell table:formula="of:=IF(MOD([.DW$1]; POWER(2; 7 - [.$A3])) &lt; POWER(2; 7 - [.$A3] - 1); 1; 0)" office:value-type="float" office:value="0" calcext:value-type="float">
            <text:p>0</text:p>
          </table:table-cell>
          <table:table-cell table:formula="of:=IF(MOD([.DX$1]; POWER(2; 7 - [.$A3])) &lt; POWER(2; 7 - [.$A3] - 1); 1; 0)" office:value-type="float" office:value="0" calcext:value-type="float">
            <text:p>0</text:p>
          </table:table-cell>
          <table:table-cell table:formula="of:=IF(MOD([.DY$1]; POWER(2; 7 - [.$A3])) &lt; POWER(2; 7 - [.$A3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MOD([.B$1]; POWER(2; 7 - [.$A4])) &lt; POWER(2; 7 - [.$A4] - 1); 1; 0)" office:value-type="float" office:value="1" calcext:value-type="float">
            <text:p>1</text:p>
          </table:table-cell>
          <table:table-cell table:formula="of:=IF(MOD([.C$1]; POWER(2; 7 - [.$A4])) &lt; POWER(2; 7 - [.$A4] - 1); 1; 0)" office:value-type="float" office:value="1" calcext:value-type="float">
            <text:p>1</text:p>
          </table:table-cell>
          <table:table-cell table:formula="of:=IF(MOD([.D$1]; POWER(2; 7 - [.$A4])) &lt; POWER(2; 7 - [.$A4] - 1); 1; 0)" office:value-type="float" office:value="1" calcext:value-type="float">
            <text:p>1</text:p>
          </table:table-cell>
          <table:table-cell table:formula="of:=IF(MOD([.E$1]; POWER(2; 7 - [.$A4])) &lt; POWER(2; 7 - [.$A4] - 1); 1; 0)" office:value-type="float" office:value="1" calcext:value-type="float">
            <text:p>1</text:p>
          </table:table-cell>
          <table:table-cell table:formula="of:=IF(MOD([.F$1]; POWER(2; 7 - [.$A4])) &lt; POWER(2; 7 - [.$A4] - 1); 1; 0)" office:value-type="float" office:value="1" calcext:value-type="float">
            <text:p>1</text:p>
          </table:table-cell>
          <table:table-cell table:formula="of:=IF(MOD([.G$1]; POWER(2; 7 - [.$A4])) &lt; POWER(2; 7 - [.$A4] - 1); 1; 0)" office:value-type="float" office:value="1" calcext:value-type="float">
            <text:p>1</text:p>
          </table:table-cell>
          <table:table-cell table:formula="of:=IF(MOD([.H$1]; POWER(2; 7 - [.$A4])) &lt; POWER(2; 7 - [.$A4] - 1); 1; 0)" office:value-type="float" office:value="1" calcext:value-type="float">
            <text:p>1</text:p>
          </table:table-cell>
          <table:table-cell table:formula="of:=IF(MOD([.I$1]; POWER(2; 7 - [.$A4])) &lt; POWER(2; 7 - [.$A4] - 1); 1; 0)" office:value-type="float" office:value="1" calcext:value-type="float">
            <text:p>1</text:p>
          </table:table-cell>
          <table:table-cell table:formula="of:=IF(MOD([.J$1]; POWER(2; 7 - [.$A4])) &lt; POWER(2; 7 - [.$A4] - 1); 1; 0)" office:value-type="float" office:value="1" calcext:value-type="float">
            <text:p>1</text:p>
          </table:table-cell>
          <table:table-cell table:formula="of:=IF(MOD([.K$1]; POWER(2; 7 - [.$A4])) &lt; POWER(2; 7 - [.$A4] - 1); 1; 0)" office:value-type="float" office:value="1" calcext:value-type="float">
            <text:p>1</text:p>
          </table:table-cell>
          <table:table-cell table:formula="of:=IF(MOD([.L$1]; POWER(2; 7 - [.$A4])) &lt; POWER(2; 7 - [.$A4] - 1); 1; 0)" office:value-type="float" office:value="1" calcext:value-type="float">
            <text:p>1</text:p>
          </table:table-cell>
          <table:table-cell table:formula="of:=IF(MOD([.M$1]; POWER(2; 7 - [.$A4])) &lt; POWER(2; 7 - [.$A4] - 1); 1; 0)" office:value-type="float" office:value="1" calcext:value-type="float">
            <text:p>1</text:p>
          </table:table-cell>
          <table:table-cell table:formula="of:=IF(MOD([.N$1]; POWER(2; 7 - [.$A4])) &lt; POWER(2; 7 - [.$A4] - 1); 1; 0)" office:value-type="float" office:value="1" calcext:value-type="float">
            <text:p>1</text:p>
          </table:table-cell>
          <table:table-cell table:formula="of:=IF(MOD([.O$1]; POWER(2; 7 - [.$A4])) &lt; POWER(2; 7 - [.$A4] - 1); 1; 0)" office:value-type="float" office:value="1" calcext:value-type="float">
            <text:p>1</text:p>
          </table:table-cell>
          <table:table-cell table:formula="of:=IF(MOD([.P$1]; POWER(2; 7 - [.$A4])) &lt; POWER(2; 7 - [.$A4] - 1); 1; 0)" office:value-type="float" office:value="1" calcext:value-type="float">
            <text:p>1</text:p>
          </table:table-cell>
          <table:table-cell table:formula="of:=IF(MOD([.Q$1]; POWER(2; 7 - [.$A4])) &lt; POWER(2; 7 - [.$A4] - 1); 1; 0)" office:value-type="float" office:value="1" calcext:value-type="float">
            <text:p>1</text:p>
          </table:table-cell>
          <table:table-cell table:formula="of:=IF(MOD([.R$1]; POWER(2; 7 - [.$A4])) &lt; POWER(2; 7 - [.$A4] - 1); 1; 0)" office:value-type="float" office:value="0" calcext:value-type="float">
            <text:p>0</text:p>
          </table:table-cell>
          <table:table-cell table:formula="of:=IF(MOD([.S$1]; POWER(2; 7 - [.$A4])) &lt; POWER(2; 7 - [.$A4] - 1); 1; 0)" office:value-type="float" office:value="0" calcext:value-type="float">
            <text:p>0</text:p>
          </table:table-cell>
          <table:table-cell table:formula="of:=IF(MOD([.T$1]; POWER(2; 7 - [.$A4])) &lt; POWER(2; 7 - [.$A4] - 1); 1; 0)" office:value-type="float" office:value="0" calcext:value-type="float">
            <text:p>0</text:p>
          </table:table-cell>
          <table:table-cell table:formula="of:=IF(MOD([.U$1]; POWER(2; 7 - [.$A4])) &lt; POWER(2; 7 - [.$A4] - 1); 1; 0)" office:value-type="float" office:value="0" calcext:value-type="float">
            <text:p>0</text:p>
          </table:table-cell>
          <table:table-cell table:formula="of:=IF(MOD([.V$1]; POWER(2; 7 - [.$A4])) &lt; POWER(2; 7 - [.$A4] - 1); 1; 0)" office:value-type="float" office:value="0" calcext:value-type="float">
            <text:p>0</text:p>
          </table:table-cell>
          <table:table-cell table:formula="of:=IF(MOD([.W$1]; POWER(2; 7 - [.$A4])) &lt; POWER(2; 7 - [.$A4] - 1); 1; 0)" office:value-type="float" office:value="0" calcext:value-type="float">
            <text:p>0</text:p>
          </table:table-cell>
          <table:table-cell table:formula="of:=IF(MOD([.X$1]; POWER(2; 7 - [.$A4])) &lt; POWER(2; 7 - [.$A4] - 1); 1; 0)" office:value-type="float" office:value="0" calcext:value-type="float">
            <text:p>0</text:p>
          </table:table-cell>
          <table:table-cell table:formula="of:=IF(MOD([.Y$1]; POWER(2; 7 - [.$A4])) &lt; POWER(2; 7 - [.$A4] - 1); 1; 0)" office:value-type="float" office:value="0" calcext:value-type="float">
            <text:p>0</text:p>
          </table:table-cell>
          <table:table-cell table:formula="of:=IF(MOD([.Z$1]; POWER(2; 7 - [.$A4])) &lt; POWER(2; 7 - [.$A4] - 1); 1; 0)" office:value-type="float" office:value="0" calcext:value-type="float">
            <text:p>0</text:p>
          </table:table-cell>
          <table:table-cell table:formula="of:=IF(MOD([.AA$1]; POWER(2; 7 - [.$A4])) &lt; POWER(2; 7 - [.$A4] - 1); 1; 0)" office:value-type="float" office:value="0" calcext:value-type="float">
            <text:p>0</text:p>
          </table:table-cell>
          <table:table-cell table:formula="of:=IF(MOD([.AB$1]; POWER(2; 7 - [.$A4])) &lt; POWER(2; 7 - [.$A4] - 1); 1; 0)" office:value-type="float" office:value="0" calcext:value-type="float">
            <text:p>0</text:p>
          </table:table-cell>
          <table:table-cell table:formula="of:=IF(MOD([.AC$1]; POWER(2; 7 - [.$A4])) &lt; POWER(2; 7 - [.$A4] - 1); 1; 0)" office:value-type="float" office:value="0" calcext:value-type="float">
            <text:p>0</text:p>
          </table:table-cell>
          <table:table-cell table:formula="of:=IF(MOD([.AD$1]; POWER(2; 7 - [.$A4])) &lt; POWER(2; 7 - [.$A4] - 1); 1; 0)" office:value-type="float" office:value="0" calcext:value-type="float">
            <text:p>0</text:p>
          </table:table-cell>
          <table:table-cell table:formula="of:=IF(MOD([.AE$1]; POWER(2; 7 - [.$A4])) &lt; POWER(2; 7 - [.$A4] - 1); 1; 0)" office:value-type="float" office:value="0" calcext:value-type="float">
            <text:p>0</text:p>
          </table:table-cell>
          <table:table-cell table:formula="of:=IF(MOD([.AF$1]; POWER(2; 7 - [.$A4])) &lt; POWER(2; 7 - [.$A4] - 1); 1; 0)" office:value-type="float" office:value="0" calcext:value-type="float">
            <text:p>0</text:p>
          </table:table-cell>
          <table:table-cell table:formula="of:=IF(MOD([.AG$1]; POWER(2; 7 - [.$A4])) &lt; POWER(2; 7 - [.$A4] - 1); 1; 0)" office:value-type="float" office:value="0" calcext:value-type="float">
            <text:p>0</text:p>
          </table:table-cell>
          <table:table-cell table:formula="of:=IF(MOD([.AH$1]; POWER(2; 7 - [.$A4])) &lt; POWER(2; 7 - [.$A4] - 1); 1; 0)" office:value-type="float" office:value="1" calcext:value-type="float">
            <text:p>1</text:p>
          </table:table-cell>
          <table:table-cell table:formula="of:=IF(MOD([.AI$1]; POWER(2; 7 - [.$A4])) &lt; POWER(2; 7 - [.$A4] - 1); 1; 0)" office:value-type="float" office:value="1" calcext:value-type="float">
            <text:p>1</text:p>
          </table:table-cell>
          <table:table-cell table:formula="of:=IF(MOD([.AJ$1]; POWER(2; 7 - [.$A4])) &lt; POWER(2; 7 - [.$A4] - 1); 1; 0)" office:value-type="float" office:value="1" calcext:value-type="float">
            <text:p>1</text:p>
          </table:table-cell>
          <table:table-cell table:formula="of:=IF(MOD([.AK$1]; POWER(2; 7 - [.$A4])) &lt; POWER(2; 7 - [.$A4] - 1); 1; 0)" office:value-type="float" office:value="1" calcext:value-type="float">
            <text:p>1</text:p>
          </table:table-cell>
          <table:table-cell table:formula="of:=IF(MOD([.AL$1]; POWER(2; 7 - [.$A4])) &lt; POWER(2; 7 - [.$A4] - 1); 1; 0)" office:value-type="float" office:value="1" calcext:value-type="float">
            <text:p>1</text:p>
          </table:table-cell>
          <table:table-cell table:formula="of:=IF(MOD([.AM$1]; POWER(2; 7 - [.$A4])) &lt; POWER(2; 7 - [.$A4] - 1); 1; 0)" office:value-type="float" office:value="1" calcext:value-type="float">
            <text:p>1</text:p>
          </table:table-cell>
          <table:table-cell table:formula="of:=IF(MOD([.AN$1]; POWER(2; 7 - [.$A4])) &lt; POWER(2; 7 - [.$A4] - 1); 1; 0)" office:value-type="float" office:value="1" calcext:value-type="float">
            <text:p>1</text:p>
          </table:table-cell>
          <table:table-cell table:formula="of:=IF(MOD([.AO$1]; POWER(2; 7 - [.$A4])) &lt; POWER(2; 7 - [.$A4] - 1); 1; 0)" office:value-type="float" office:value="1" calcext:value-type="float">
            <text:p>1</text:p>
          </table:table-cell>
          <table:table-cell table:formula="of:=IF(MOD([.AP$1]; POWER(2; 7 - [.$A4])) &lt; POWER(2; 7 - [.$A4] - 1); 1; 0)" office:value-type="float" office:value="1" calcext:value-type="float">
            <text:p>1</text:p>
          </table:table-cell>
          <table:table-cell table:formula="of:=IF(MOD([.AQ$1]; POWER(2; 7 - [.$A4])) &lt; POWER(2; 7 - [.$A4] - 1); 1; 0)" office:value-type="float" office:value="1" calcext:value-type="float">
            <text:p>1</text:p>
          </table:table-cell>
          <table:table-cell table:formula="of:=IF(MOD([.AR$1]; POWER(2; 7 - [.$A4])) &lt; POWER(2; 7 - [.$A4] - 1); 1; 0)" office:value-type="float" office:value="1" calcext:value-type="float">
            <text:p>1</text:p>
          </table:table-cell>
          <table:table-cell table:formula="of:=IF(MOD([.AS$1]; POWER(2; 7 - [.$A4])) &lt; POWER(2; 7 - [.$A4] - 1); 1; 0)" office:value-type="float" office:value="1" calcext:value-type="float">
            <text:p>1</text:p>
          </table:table-cell>
          <table:table-cell table:formula="of:=IF(MOD([.AT$1]; POWER(2; 7 - [.$A4])) &lt; POWER(2; 7 - [.$A4] - 1); 1; 0)" office:value-type="float" office:value="1" calcext:value-type="float">
            <text:p>1</text:p>
          </table:table-cell>
          <table:table-cell table:formula="of:=IF(MOD([.AU$1]; POWER(2; 7 - [.$A4])) &lt; POWER(2; 7 - [.$A4] - 1); 1; 0)" office:value-type="float" office:value="1" calcext:value-type="float">
            <text:p>1</text:p>
          </table:table-cell>
          <table:table-cell table:formula="of:=IF(MOD([.AV$1]; POWER(2; 7 - [.$A4])) &lt; POWER(2; 7 - [.$A4] - 1); 1; 0)" office:value-type="float" office:value="1" calcext:value-type="float">
            <text:p>1</text:p>
          </table:table-cell>
          <table:table-cell table:formula="of:=IF(MOD([.AW$1]; POWER(2; 7 - [.$A4])) &lt; POWER(2; 7 - [.$A4] - 1); 1; 0)" office:value-type="float" office:value="1" calcext:value-type="float">
            <text:p>1</text:p>
          </table:table-cell>
          <table:table-cell table:formula="of:=IF(MOD([.AX$1]; POWER(2; 7 - [.$A4])) &lt; POWER(2; 7 - [.$A4] - 1); 1; 0)" office:value-type="float" office:value="0" calcext:value-type="float">
            <text:p>0</text:p>
          </table:table-cell>
          <table:table-cell table:formula="of:=IF(MOD([.AY$1]; POWER(2; 7 - [.$A4])) &lt; POWER(2; 7 - [.$A4] - 1); 1; 0)" office:value-type="float" office:value="0" calcext:value-type="float">
            <text:p>0</text:p>
          </table:table-cell>
          <table:table-cell table:formula="of:=IF(MOD([.AZ$1]; POWER(2; 7 - [.$A4])) &lt; POWER(2; 7 - [.$A4] - 1); 1; 0)" office:value-type="float" office:value="0" calcext:value-type="float">
            <text:p>0</text:p>
          </table:table-cell>
          <table:table-cell table:formula="of:=IF(MOD([.BA$1]; POWER(2; 7 - [.$A4])) &lt; POWER(2; 7 - [.$A4] - 1); 1; 0)" office:value-type="float" office:value="0" calcext:value-type="float">
            <text:p>0</text:p>
          </table:table-cell>
          <table:table-cell table:formula="of:=IF(MOD([.BB$1]; POWER(2; 7 - [.$A4])) &lt; POWER(2; 7 - [.$A4] - 1); 1; 0)" office:value-type="float" office:value="0" calcext:value-type="float">
            <text:p>0</text:p>
          </table:table-cell>
          <table:table-cell table:formula="of:=IF(MOD([.BC$1]; POWER(2; 7 - [.$A4])) &lt; POWER(2; 7 - [.$A4] - 1); 1; 0)" office:value-type="float" office:value="0" calcext:value-type="float">
            <text:p>0</text:p>
          </table:table-cell>
          <table:table-cell table:formula="of:=IF(MOD([.BD$1]; POWER(2; 7 - [.$A4])) &lt; POWER(2; 7 - [.$A4] - 1); 1; 0)" office:value-type="float" office:value="0" calcext:value-type="float">
            <text:p>0</text:p>
          </table:table-cell>
          <table:table-cell table:formula="of:=IF(MOD([.BE$1]; POWER(2; 7 - [.$A4])) &lt; POWER(2; 7 - [.$A4] - 1); 1; 0)" office:value-type="float" office:value="0" calcext:value-type="float">
            <text:p>0</text:p>
          </table:table-cell>
          <table:table-cell table:formula="of:=IF(MOD([.BF$1]; POWER(2; 7 - [.$A4])) &lt; POWER(2; 7 - [.$A4] - 1); 1; 0)" office:value-type="float" office:value="0" calcext:value-type="float">
            <text:p>0</text:p>
          </table:table-cell>
          <table:table-cell table:formula="of:=IF(MOD([.BG$1]; POWER(2; 7 - [.$A4])) &lt; POWER(2; 7 - [.$A4] - 1); 1; 0)" office:value-type="float" office:value="0" calcext:value-type="float">
            <text:p>0</text:p>
          </table:table-cell>
          <table:table-cell table:formula="of:=IF(MOD([.BH$1]; POWER(2; 7 - [.$A4])) &lt; POWER(2; 7 - [.$A4] - 1); 1; 0)" office:value-type="float" office:value="0" calcext:value-type="float">
            <text:p>0</text:p>
          </table:table-cell>
          <table:table-cell table:formula="of:=IF(MOD([.BI$1]; POWER(2; 7 - [.$A4])) &lt; POWER(2; 7 - [.$A4] - 1); 1; 0)" office:value-type="float" office:value="0" calcext:value-type="float">
            <text:p>0</text:p>
          </table:table-cell>
          <table:table-cell table:formula="of:=IF(MOD([.BJ$1]; POWER(2; 7 - [.$A4])) &lt; POWER(2; 7 - [.$A4] - 1); 1; 0)" office:value-type="float" office:value="0" calcext:value-type="float">
            <text:p>0</text:p>
          </table:table-cell>
          <table:table-cell table:formula="of:=IF(MOD([.BK$1]; POWER(2; 7 - [.$A4])) &lt; POWER(2; 7 - [.$A4] - 1); 1; 0)" office:value-type="float" office:value="0" calcext:value-type="float">
            <text:p>0</text:p>
          </table:table-cell>
          <table:table-cell table:formula="of:=IF(MOD([.BL$1]; POWER(2; 7 - [.$A4])) &lt; POWER(2; 7 - [.$A4] - 1); 1; 0)" office:value-type="float" office:value="0" calcext:value-type="float">
            <text:p>0</text:p>
          </table:table-cell>
          <table:table-cell table:formula="of:=IF(MOD([.BM$1]; POWER(2; 7 - [.$A4])) &lt; POWER(2; 7 - [.$A4] - 1); 1; 0)" office:value-type="float" office:value="0" calcext:value-type="float">
            <text:p>0</text:p>
          </table:table-cell>
          <table:table-cell table:formula="of:=IF(MOD([.BN$1]; POWER(2; 7 - [.$A4])) &lt; POWER(2; 7 - [.$A4] - 1); 1; 0)" office:value-type="float" office:value="1" calcext:value-type="float">
            <text:p>1</text:p>
          </table:table-cell>
          <table:table-cell table:formula="of:=IF(MOD([.BO$1]; POWER(2; 7 - [.$A4])) &lt; POWER(2; 7 - [.$A4] - 1); 1; 0)" office:value-type="float" office:value="1" calcext:value-type="float">
            <text:p>1</text:p>
          </table:table-cell>
          <table:table-cell table:formula="of:=IF(MOD([.BP$1]; POWER(2; 7 - [.$A4])) &lt; POWER(2; 7 - [.$A4] - 1); 1; 0)" office:value-type="float" office:value="1" calcext:value-type="float">
            <text:p>1</text:p>
          </table:table-cell>
          <table:table-cell table:formula="of:=IF(MOD([.BQ$1]; POWER(2; 7 - [.$A4])) &lt; POWER(2; 7 - [.$A4] - 1); 1; 0)" office:value-type="float" office:value="1" calcext:value-type="float">
            <text:p>1</text:p>
          </table:table-cell>
          <table:table-cell table:formula="of:=IF(MOD([.BR$1]; POWER(2; 7 - [.$A4])) &lt; POWER(2; 7 - [.$A4] - 1); 1; 0)" office:value-type="float" office:value="1" calcext:value-type="float">
            <text:p>1</text:p>
          </table:table-cell>
          <table:table-cell table:formula="of:=IF(MOD([.BS$1]; POWER(2; 7 - [.$A4])) &lt; POWER(2; 7 - [.$A4] - 1); 1; 0)" office:value-type="float" office:value="1" calcext:value-type="float">
            <text:p>1</text:p>
          </table:table-cell>
          <table:table-cell table:formula="of:=IF(MOD([.BT$1]; POWER(2; 7 - [.$A4])) &lt; POWER(2; 7 - [.$A4] - 1); 1; 0)" office:value-type="float" office:value="1" calcext:value-type="float">
            <text:p>1</text:p>
          </table:table-cell>
          <table:table-cell table:formula="of:=IF(MOD([.BU$1]; POWER(2; 7 - [.$A4])) &lt; POWER(2; 7 - [.$A4] - 1); 1; 0)" office:value-type="float" office:value="1" calcext:value-type="float">
            <text:p>1</text:p>
          </table:table-cell>
          <table:table-cell table:formula="of:=IF(MOD([.BV$1]; POWER(2; 7 - [.$A4])) &lt; POWER(2; 7 - [.$A4] - 1); 1; 0)" office:value-type="float" office:value="1" calcext:value-type="float">
            <text:p>1</text:p>
          </table:table-cell>
          <table:table-cell table:formula="of:=IF(MOD([.BW$1]; POWER(2; 7 - [.$A4])) &lt; POWER(2; 7 - [.$A4] - 1); 1; 0)" office:value-type="float" office:value="1" calcext:value-type="float">
            <text:p>1</text:p>
          </table:table-cell>
          <table:table-cell table:formula="of:=IF(MOD([.BX$1]; POWER(2; 7 - [.$A4])) &lt; POWER(2; 7 - [.$A4] - 1); 1; 0)" office:value-type="float" office:value="1" calcext:value-type="float">
            <text:p>1</text:p>
          </table:table-cell>
          <table:table-cell table:formula="of:=IF(MOD([.BY$1]; POWER(2; 7 - [.$A4])) &lt; POWER(2; 7 - [.$A4] - 1); 1; 0)" office:value-type="float" office:value="1" calcext:value-type="float">
            <text:p>1</text:p>
          </table:table-cell>
          <table:table-cell table:formula="of:=IF(MOD([.BZ$1]; POWER(2; 7 - [.$A4])) &lt; POWER(2; 7 - [.$A4] - 1); 1; 0)" office:value-type="float" office:value="1" calcext:value-type="float">
            <text:p>1</text:p>
          </table:table-cell>
          <table:table-cell table:formula="of:=IF(MOD([.CA$1]; POWER(2; 7 - [.$A4])) &lt; POWER(2; 7 - [.$A4] - 1); 1; 0)" office:value-type="float" office:value="1" calcext:value-type="float">
            <text:p>1</text:p>
          </table:table-cell>
          <table:table-cell table:formula="of:=IF(MOD([.CB$1]; POWER(2; 7 - [.$A4])) &lt; POWER(2; 7 - [.$A4] - 1); 1; 0)" office:value-type="float" office:value="1" calcext:value-type="float">
            <text:p>1</text:p>
          </table:table-cell>
          <table:table-cell table:formula="of:=IF(MOD([.CC$1]; POWER(2; 7 - [.$A4])) &lt; POWER(2; 7 - [.$A4] - 1); 1; 0)" office:value-type="float" office:value="1" calcext:value-type="float">
            <text:p>1</text:p>
          </table:table-cell>
          <table:table-cell table:formula="of:=IF(MOD([.CD$1]; POWER(2; 7 - [.$A4])) &lt; POWER(2; 7 - [.$A4] - 1); 1; 0)" office:value-type="float" office:value="0" calcext:value-type="float">
            <text:p>0</text:p>
          </table:table-cell>
          <table:table-cell table:formula="of:=IF(MOD([.CE$1]; POWER(2; 7 - [.$A4])) &lt; POWER(2; 7 - [.$A4] - 1); 1; 0)" office:value-type="float" office:value="0" calcext:value-type="float">
            <text:p>0</text:p>
          </table:table-cell>
          <table:table-cell table:formula="of:=IF(MOD([.CF$1]; POWER(2; 7 - [.$A4])) &lt; POWER(2; 7 - [.$A4] - 1); 1; 0)" office:value-type="float" office:value="0" calcext:value-type="float">
            <text:p>0</text:p>
          </table:table-cell>
          <table:table-cell table:formula="of:=IF(MOD([.CG$1]; POWER(2; 7 - [.$A4])) &lt; POWER(2; 7 - [.$A4] - 1); 1; 0)" office:value-type="float" office:value="0" calcext:value-type="float">
            <text:p>0</text:p>
          </table:table-cell>
          <table:table-cell table:formula="of:=IF(MOD([.CH$1]; POWER(2; 7 - [.$A4])) &lt; POWER(2; 7 - [.$A4] - 1); 1; 0)" office:value-type="float" office:value="0" calcext:value-type="float">
            <text:p>0</text:p>
          </table:table-cell>
          <table:table-cell table:formula="of:=IF(MOD([.CI$1]; POWER(2; 7 - [.$A4])) &lt; POWER(2; 7 - [.$A4] - 1); 1; 0)" office:value-type="float" office:value="0" calcext:value-type="float">
            <text:p>0</text:p>
          </table:table-cell>
          <table:table-cell table:formula="of:=IF(MOD([.CJ$1]; POWER(2; 7 - [.$A4])) &lt; POWER(2; 7 - [.$A4] - 1); 1; 0)" office:value-type="float" office:value="0" calcext:value-type="float">
            <text:p>0</text:p>
          </table:table-cell>
          <table:table-cell table:formula="of:=IF(MOD([.CK$1]; POWER(2; 7 - [.$A4])) &lt; POWER(2; 7 - [.$A4] - 1); 1; 0)" office:value-type="float" office:value="0" calcext:value-type="float">
            <text:p>0</text:p>
          </table:table-cell>
          <table:table-cell table:formula="of:=IF(MOD([.CL$1]; POWER(2; 7 - [.$A4])) &lt; POWER(2; 7 - [.$A4] - 1); 1; 0)" office:value-type="float" office:value="0" calcext:value-type="float">
            <text:p>0</text:p>
          </table:table-cell>
          <table:table-cell table:formula="of:=IF(MOD([.CM$1]; POWER(2; 7 - [.$A4])) &lt; POWER(2; 7 - [.$A4] - 1); 1; 0)" office:value-type="float" office:value="0" calcext:value-type="float">
            <text:p>0</text:p>
          </table:table-cell>
          <table:table-cell table:formula="of:=IF(MOD([.CN$1]; POWER(2; 7 - [.$A4])) &lt; POWER(2; 7 - [.$A4] - 1); 1; 0)" office:value-type="float" office:value="0" calcext:value-type="float">
            <text:p>0</text:p>
          </table:table-cell>
          <table:table-cell table:formula="of:=IF(MOD([.CO$1]; POWER(2; 7 - [.$A4])) &lt; POWER(2; 7 - [.$A4] - 1); 1; 0)" office:value-type="float" office:value="0" calcext:value-type="float">
            <text:p>0</text:p>
          </table:table-cell>
          <table:table-cell table:formula="of:=IF(MOD([.CP$1]; POWER(2; 7 - [.$A4])) &lt; POWER(2; 7 - [.$A4] - 1); 1; 0)" office:value-type="float" office:value="0" calcext:value-type="float">
            <text:p>0</text:p>
          </table:table-cell>
          <table:table-cell table:formula="of:=IF(MOD([.CQ$1]; POWER(2; 7 - [.$A4])) &lt; POWER(2; 7 - [.$A4] - 1); 1; 0)" office:value-type="float" office:value="0" calcext:value-type="float">
            <text:p>0</text:p>
          </table:table-cell>
          <table:table-cell table:formula="of:=IF(MOD([.CR$1]; POWER(2; 7 - [.$A4])) &lt; POWER(2; 7 - [.$A4] - 1); 1; 0)" office:value-type="float" office:value="0" calcext:value-type="float">
            <text:p>0</text:p>
          </table:table-cell>
          <table:table-cell table:formula="of:=IF(MOD([.CS$1]; POWER(2; 7 - [.$A4])) &lt; POWER(2; 7 - [.$A4] - 1); 1; 0)" office:value-type="float" office:value="0" calcext:value-type="float">
            <text:p>0</text:p>
          </table:table-cell>
          <table:table-cell table:formula="of:=IF(MOD([.CT$1]; POWER(2; 7 - [.$A4])) &lt; POWER(2; 7 - [.$A4] - 1); 1; 0)" office:value-type="float" office:value="1" calcext:value-type="float">
            <text:p>1</text:p>
          </table:table-cell>
          <table:table-cell table:formula="of:=IF(MOD([.CU$1]; POWER(2; 7 - [.$A4])) &lt; POWER(2; 7 - [.$A4] - 1); 1; 0)" office:value-type="float" office:value="1" calcext:value-type="float">
            <text:p>1</text:p>
          </table:table-cell>
          <table:table-cell table:formula="of:=IF(MOD([.CV$1]; POWER(2; 7 - [.$A4])) &lt; POWER(2; 7 - [.$A4] - 1); 1; 0)" office:value-type="float" office:value="1" calcext:value-type="float">
            <text:p>1</text:p>
          </table:table-cell>
          <table:table-cell table:formula="of:=IF(MOD([.CW$1]; POWER(2; 7 - [.$A4])) &lt; POWER(2; 7 - [.$A4] - 1); 1; 0)" office:value-type="float" office:value="1" calcext:value-type="float">
            <text:p>1</text:p>
          </table:table-cell>
          <table:table-cell table:formula="of:=IF(MOD([.CX$1]; POWER(2; 7 - [.$A4])) &lt; POWER(2; 7 - [.$A4] - 1); 1; 0)" office:value-type="float" office:value="1" calcext:value-type="float">
            <text:p>1</text:p>
          </table:table-cell>
          <table:table-cell table:formula="of:=IF(MOD([.CY$1]; POWER(2; 7 - [.$A4])) &lt; POWER(2; 7 - [.$A4] - 1); 1; 0)" office:value-type="float" office:value="1" calcext:value-type="float">
            <text:p>1</text:p>
          </table:table-cell>
          <table:table-cell table:formula="of:=IF(MOD([.CZ$1]; POWER(2; 7 - [.$A4])) &lt; POWER(2; 7 - [.$A4] - 1); 1; 0)" office:value-type="float" office:value="1" calcext:value-type="float">
            <text:p>1</text:p>
          </table:table-cell>
          <table:table-cell table:formula="of:=IF(MOD([.DA$1]; POWER(2; 7 - [.$A4])) &lt; POWER(2; 7 - [.$A4] - 1); 1; 0)" office:value-type="float" office:value="1" calcext:value-type="float">
            <text:p>1</text:p>
          </table:table-cell>
          <table:table-cell table:formula="of:=IF(MOD([.DB$1]; POWER(2; 7 - [.$A4])) &lt; POWER(2; 7 - [.$A4] - 1); 1; 0)" office:value-type="float" office:value="1" calcext:value-type="float">
            <text:p>1</text:p>
          </table:table-cell>
          <table:table-cell table:formula="of:=IF(MOD([.DC$1]; POWER(2; 7 - [.$A4])) &lt; POWER(2; 7 - [.$A4] - 1); 1; 0)" office:value-type="float" office:value="1" calcext:value-type="float">
            <text:p>1</text:p>
          </table:table-cell>
          <table:table-cell table:formula="of:=IF(MOD([.DD$1]; POWER(2; 7 - [.$A4])) &lt; POWER(2; 7 - [.$A4] - 1); 1; 0)" office:value-type="float" office:value="1" calcext:value-type="float">
            <text:p>1</text:p>
          </table:table-cell>
          <table:table-cell table:formula="of:=IF(MOD([.DE$1]; POWER(2; 7 - [.$A4])) &lt; POWER(2; 7 - [.$A4] - 1); 1; 0)" office:value-type="float" office:value="1" calcext:value-type="float">
            <text:p>1</text:p>
          </table:table-cell>
          <table:table-cell table:formula="of:=IF(MOD([.DF$1]; POWER(2; 7 - [.$A4])) &lt; POWER(2; 7 - [.$A4] - 1); 1; 0)" office:value-type="float" office:value="1" calcext:value-type="float">
            <text:p>1</text:p>
          </table:table-cell>
          <table:table-cell table:formula="of:=IF(MOD([.DG$1]; POWER(2; 7 - [.$A4])) &lt; POWER(2; 7 - [.$A4] - 1); 1; 0)" office:value-type="float" office:value="1" calcext:value-type="float">
            <text:p>1</text:p>
          </table:table-cell>
          <table:table-cell table:formula="of:=IF(MOD([.DH$1]; POWER(2; 7 - [.$A4])) &lt; POWER(2; 7 - [.$A4] - 1); 1; 0)" office:value-type="float" office:value="1" calcext:value-type="float">
            <text:p>1</text:p>
          </table:table-cell>
          <table:table-cell table:formula="of:=IF(MOD([.DI$1]; POWER(2; 7 - [.$A4])) &lt; POWER(2; 7 - [.$A4] - 1); 1; 0)" office:value-type="float" office:value="1" calcext:value-type="float">
            <text:p>1</text:p>
          </table:table-cell>
          <table:table-cell table:formula="of:=IF(MOD([.DJ$1]; POWER(2; 7 - [.$A4])) &lt; POWER(2; 7 - [.$A4] - 1); 1; 0)" office:value-type="float" office:value="0" calcext:value-type="float">
            <text:p>0</text:p>
          </table:table-cell>
          <table:table-cell table:formula="of:=IF(MOD([.DK$1]; POWER(2; 7 - [.$A4])) &lt; POWER(2; 7 - [.$A4] - 1); 1; 0)" office:value-type="float" office:value="0" calcext:value-type="float">
            <text:p>0</text:p>
          </table:table-cell>
          <table:table-cell table:formula="of:=IF(MOD([.DL$1]; POWER(2; 7 - [.$A4])) &lt; POWER(2; 7 - [.$A4] - 1); 1; 0)" office:value-type="float" office:value="0" calcext:value-type="float">
            <text:p>0</text:p>
          </table:table-cell>
          <table:table-cell table:formula="of:=IF(MOD([.DM$1]; POWER(2; 7 - [.$A4])) &lt; POWER(2; 7 - [.$A4] - 1); 1; 0)" office:value-type="float" office:value="0" calcext:value-type="float">
            <text:p>0</text:p>
          </table:table-cell>
          <table:table-cell table:formula="of:=IF(MOD([.DN$1]; POWER(2; 7 - [.$A4])) &lt; POWER(2; 7 - [.$A4] - 1); 1; 0)" office:value-type="float" office:value="0" calcext:value-type="float">
            <text:p>0</text:p>
          </table:table-cell>
          <table:table-cell table:formula="of:=IF(MOD([.DO$1]; POWER(2; 7 - [.$A4])) &lt; POWER(2; 7 - [.$A4] - 1); 1; 0)" office:value-type="float" office:value="0" calcext:value-type="float">
            <text:p>0</text:p>
          </table:table-cell>
          <table:table-cell table:formula="of:=IF(MOD([.DP$1]; POWER(2; 7 - [.$A4])) &lt; POWER(2; 7 - [.$A4] - 1); 1; 0)" office:value-type="float" office:value="0" calcext:value-type="float">
            <text:p>0</text:p>
          </table:table-cell>
          <table:table-cell table:formula="of:=IF(MOD([.DQ$1]; POWER(2; 7 - [.$A4])) &lt; POWER(2; 7 - [.$A4] - 1); 1; 0)" office:value-type="float" office:value="0" calcext:value-type="float">
            <text:p>0</text:p>
          </table:table-cell>
          <table:table-cell table:formula="of:=IF(MOD([.DR$1]; POWER(2; 7 - [.$A4])) &lt; POWER(2; 7 - [.$A4] - 1); 1; 0)" office:value-type="float" office:value="0" calcext:value-type="float">
            <text:p>0</text:p>
          </table:table-cell>
          <table:table-cell table:formula="of:=IF(MOD([.DS$1]; POWER(2; 7 - [.$A4])) &lt; POWER(2; 7 - [.$A4] - 1); 1; 0)" office:value-type="float" office:value="0" calcext:value-type="float">
            <text:p>0</text:p>
          </table:table-cell>
          <table:table-cell table:formula="of:=IF(MOD([.DT$1]; POWER(2; 7 - [.$A4])) &lt; POWER(2; 7 - [.$A4] - 1); 1; 0)" office:value-type="float" office:value="0" calcext:value-type="float">
            <text:p>0</text:p>
          </table:table-cell>
          <table:table-cell table:formula="of:=IF(MOD([.DU$1]; POWER(2; 7 - [.$A4])) &lt; POWER(2; 7 - [.$A4] - 1); 1; 0)" office:value-type="float" office:value="0" calcext:value-type="float">
            <text:p>0</text:p>
          </table:table-cell>
          <table:table-cell table:formula="of:=IF(MOD([.DV$1]; POWER(2; 7 - [.$A4])) &lt; POWER(2; 7 - [.$A4] - 1); 1; 0)" office:value-type="float" office:value="0" calcext:value-type="float">
            <text:p>0</text:p>
          </table:table-cell>
          <table:table-cell table:formula="of:=IF(MOD([.DW$1]; POWER(2; 7 - [.$A4])) &lt; POWER(2; 7 - [.$A4] - 1); 1; 0)" office:value-type="float" office:value="0" calcext:value-type="float">
            <text:p>0</text:p>
          </table:table-cell>
          <table:table-cell table:formula="of:=IF(MOD([.DX$1]; POWER(2; 7 - [.$A4])) &lt; POWER(2; 7 - [.$A4] - 1); 1; 0)" office:value-type="float" office:value="0" calcext:value-type="float">
            <text:p>0</text:p>
          </table:table-cell>
          <table:table-cell table:formula="of:=IF(MOD([.DY$1]; POWER(2; 7 - [.$A4])) &lt; POWER(2; 7 - [.$A4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MOD([.B$1]; POWER(2; 7 - [.$A5])) &lt; POWER(2; 7 - [.$A5] - 1); 1; 0)" office:value-type="float" office:value="1" calcext:value-type="float">
            <text:p>1</text:p>
          </table:table-cell>
          <table:table-cell table:formula="of:=IF(MOD([.C$1]; POWER(2; 7 - [.$A5])) &lt; POWER(2; 7 - [.$A5] - 1); 1; 0)" office:value-type="float" office:value="1" calcext:value-type="float">
            <text:p>1</text:p>
          </table:table-cell>
          <table:table-cell table:formula="of:=IF(MOD([.D$1]; POWER(2; 7 - [.$A5])) &lt; POWER(2; 7 - [.$A5] - 1); 1; 0)" office:value-type="float" office:value="1" calcext:value-type="float">
            <text:p>1</text:p>
          </table:table-cell>
          <table:table-cell table:formula="of:=IF(MOD([.E$1]; POWER(2; 7 - [.$A5])) &lt; POWER(2; 7 - [.$A5] - 1); 1; 0)" office:value-type="float" office:value="1" calcext:value-type="float">
            <text:p>1</text:p>
          </table:table-cell>
          <table:table-cell table:formula="of:=IF(MOD([.F$1]; POWER(2; 7 - [.$A5])) &lt; POWER(2; 7 - [.$A5] - 1); 1; 0)" office:value-type="float" office:value="1" calcext:value-type="float">
            <text:p>1</text:p>
          </table:table-cell>
          <table:table-cell table:formula="of:=IF(MOD([.G$1]; POWER(2; 7 - [.$A5])) &lt; POWER(2; 7 - [.$A5] - 1); 1; 0)" office:value-type="float" office:value="1" calcext:value-type="float">
            <text:p>1</text:p>
          </table:table-cell>
          <table:table-cell table:formula="of:=IF(MOD([.H$1]; POWER(2; 7 - [.$A5])) &lt; POWER(2; 7 - [.$A5] - 1); 1; 0)" office:value-type="float" office:value="1" calcext:value-type="float">
            <text:p>1</text:p>
          </table:table-cell>
          <table:table-cell table:formula="of:=IF(MOD([.I$1]; POWER(2; 7 - [.$A5])) &lt; POWER(2; 7 - [.$A5] - 1); 1; 0)" office:value-type="float" office:value="1" calcext:value-type="float">
            <text:p>1</text:p>
          </table:table-cell>
          <table:table-cell table:formula="of:=IF(MOD([.J$1]; POWER(2; 7 - [.$A5])) &lt; POWER(2; 7 - [.$A5] - 1); 1; 0)" office:value-type="float" office:value="0" calcext:value-type="float">
            <text:p>0</text:p>
          </table:table-cell>
          <table:table-cell table:formula="of:=IF(MOD([.K$1]; POWER(2; 7 - [.$A5])) &lt; POWER(2; 7 - [.$A5] - 1); 1; 0)" office:value-type="float" office:value="0" calcext:value-type="float">
            <text:p>0</text:p>
          </table:table-cell>
          <table:table-cell table:formula="of:=IF(MOD([.L$1]; POWER(2; 7 - [.$A5])) &lt; POWER(2; 7 - [.$A5] - 1); 1; 0)" office:value-type="float" office:value="0" calcext:value-type="float">
            <text:p>0</text:p>
          </table:table-cell>
          <table:table-cell table:formula="of:=IF(MOD([.M$1]; POWER(2; 7 - [.$A5])) &lt; POWER(2; 7 - [.$A5] - 1); 1; 0)" office:value-type="float" office:value="0" calcext:value-type="float">
            <text:p>0</text:p>
          </table:table-cell>
          <table:table-cell table:formula="of:=IF(MOD([.N$1]; POWER(2; 7 - [.$A5])) &lt; POWER(2; 7 - [.$A5] - 1); 1; 0)" office:value-type="float" office:value="0" calcext:value-type="float">
            <text:p>0</text:p>
          </table:table-cell>
          <table:table-cell table:formula="of:=IF(MOD([.O$1]; POWER(2; 7 - [.$A5])) &lt; POWER(2; 7 - [.$A5] - 1); 1; 0)" office:value-type="float" office:value="0" calcext:value-type="float">
            <text:p>0</text:p>
          </table:table-cell>
          <table:table-cell table:formula="of:=IF(MOD([.P$1]; POWER(2; 7 - [.$A5])) &lt; POWER(2; 7 - [.$A5] - 1); 1; 0)" office:value-type="float" office:value="0" calcext:value-type="float">
            <text:p>0</text:p>
          </table:table-cell>
          <table:table-cell table:formula="of:=IF(MOD([.Q$1]; POWER(2; 7 - [.$A5])) &lt; POWER(2; 7 - [.$A5] - 1); 1; 0)" office:value-type="float" office:value="0" calcext:value-type="float">
            <text:p>0</text:p>
          </table:table-cell>
          <table:table-cell table:formula="of:=IF(MOD([.R$1]; POWER(2; 7 - [.$A5])) &lt; POWER(2; 7 - [.$A5] - 1); 1; 0)" office:value-type="float" office:value="1" calcext:value-type="float">
            <text:p>1</text:p>
          </table:table-cell>
          <table:table-cell table:formula="of:=IF(MOD([.S$1]; POWER(2; 7 - [.$A5])) &lt; POWER(2; 7 - [.$A5] - 1); 1; 0)" office:value-type="float" office:value="1" calcext:value-type="float">
            <text:p>1</text:p>
          </table:table-cell>
          <table:table-cell table:formula="of:=IF(MOD([.T$1]; POWER(2; 7 - [.$A5])) &lt; POWER(2; 7 - [.$A5] - 1); 1; 0)" office:value-type="float" office:value="1" calcext:value-type="float">
            <text:p>1</text:p>
          </table:table-cell>
          <table:table-cell table:formula="of:=IF(MOD([.U$1]; POWER(2; 7 - [.$A5])) &lt; POWER(2; 7 - [.$A5] - 1); 1; 0)" office:value-type="float" office:value="1" calcext:value-type="float">
            <text:p>1</text:p>
          </table:table-cell>
          <table:table-cell table:formula="of:=IF(MOD([.V$1]; POWER(2; 7 - [.$A5])) &lt; POWER(2; 7 - [.$A5] - 1); 1; 0)" office:value-type="float" office:value="1" calcext:value-type="float">
            <text:p>1</text:p>
          </table:table-cell>
          <table:table-cell table:formula="of:=IF(MOD([.W$1]; POWER(2; 7 - [.$A5])) &lt; POWER(2; 7 - [.$A5] - 1); 1; 0)" office:value-type="float" office:value="1" calcext:value-type="float">
            <text:p>1</text:p>
          </table:table-cell>
          <table:table-cell table:formula="of:=IF(MOD([.X$1]; POWER(2; 7 - [.$A5])) &lt; POWER(2; 7 - [.$A5] - 1); 1; 0)" office:value-type="float" office:value="1" calcext:value-type="float">
            <text:p>1</text:p>
          </table:table-cell>
          <table:table-cell table:formula="of:=IF(MOD([.Y$1]; POWER(2; 7 - [.$A5])) &lt; POWER(2; 7 - [.$A5] - 1); 1; 0)" office:value-type="float" office:value="1" calcext:value-type="float">
            <text:p>1</text:p>
          </table:table-cell>
          <table:table-cell table:formula="of:=IF(MOD([.Z$1]; POWER(2; 7 - [.$A5])) &lt; POWER(2; 7 - [.$A5] - 1); 1; 0)" office:value-type="float" office:value="0" calcext:value-type="float">
            <text:p>0</text:p>
          </table:table-cell>
          <table:table-cell table:formula="of:=IF(MOD([.AA$1]; POWER(2; 7 - [.$A5])) &lt; POWER(2; 7 - [.$A5] - 1); 1; 0)" office:value-type="float" office:value="0" calcext:value-type="float">
            <text:p>0</text:p>
          </table:table-cell>
          <table:table-cell table:formula="of:=IF(MOD([.AB$1]; POWER(2; 7 - [.$A5])) &lt; POWER(2; 7 - [.$A5] - 1); 1; 0)" office:value-type="float" office:value="0" calcext:value-type="float">
            <text:p>0</text:p>
          </table:table-cell>
          <table:table-cell table:formula="of:=IF(MOD([.AC$1]; POWER(2; 7 - [.$A5])) &lt; POWER(2; 7 - [.$A5] - 1); 1; 0)" office:value-type="float" office:value="0" calcext:value-type="float">
            <text:p>0</text:p>
          </table:table-cell>
          <table:table-cell table:formula="of:=IF(MOD([.AD$1]; POWER(2; 7 - [.$A5])) &lt; POWER(2; 7 - [.$A5] - 1); 1; 0)" office:value-type="float" office:value="0" calcext:value-type="float">
            <text:p>0</text:p>
          </table:table-cell>
          <table:table-cell table:formula="of:=IF(MOD([.AE$1]; POWER(2; 7 - [.$A5])) &lt; POWER(2; 7 - [.$A5] - 1); 1; 0)" office:value-type="float" office:value="0" calcext:value-type="float">
            <text:p>0</text:p>
          </table:table-cell>
          <table:table-cell table:formula="of:=IF(MOD([.AF$1]; POWER(2; 7 - [.$A5])) &lt; POWER(2; 7 - [.$A5] - 1); 1; 0)" office:value-type="float" office:value="0" calcext:value-type="float">
            <text:p>0</text:p>
          </table:table-cell>
          <table:table-cell table:formula="of:=IF(MOD([.AG$1]; POWER(2; 7 - [.$A5])) &lt; POWER(2; 7 - [.$A5] - 1); 1; 0)" office:value-type="float" office:value="0" calcext:value-type="float">
            <text:p>0</text:p>
          </table:table-cell>
          <table:table-cell table:formula="of:=IF(MOD([.AH$1]; POWER(2; 7 - [.$A5])) &lt; POWER(2; 7 - [.$A5] - 1); 1; 0)" office:value-type="float" office:value="1" calcext:value-type="float">
            <text:p>1</text:p>
          </table:table-cell>
          <table:table-cell table:formula="of:=IF(MOD([.AI$1]; POWER(2; 7 - [.$A5])) &lt; POWER(2; 7 - [.$A5] - 1); 1; 0)" office:value-type="float" office:value="1" calcext:value-type="float">
            <text:p>1</text:p>
          </table:table-cell>
          <table:table-cell table:formula="of:=IF(MOD([.AJ$1]; POWER(2; 7 - [.$A5])) &lt; POWER(2; 7 - [.$A5] - 1); 1; 0)" office:value-type="float" office:value="1" calcext:value-type="float">
            <text:p>1</text:p>
          </table:table-cell>
          <table:table-cell table:formula="of:=IF(MOD([.AK$1]; POWER(2; 7 - [.$A5])) &lt; POWER(2; 7 - [.$A5] - 1); 1; 0)" office:value-type="float" office:value="1" calcext:value-type="float">
            <text:p>1</text:p>
          </table:table-cell>
          <table:table-cell table:formula="of:=IF(MOD([.AL$1]; POWER(2; 7 - [.$A5])) &lt; POWER(2; 7 - [.$A5] - 1); 1; 0)" office:value-type="float" office:value="1" calcext:value-type="float">
            <text:p>1</text:p>
          </table:table-cell>
          <table:table-cell table:formula="of:=IF(MOD([.AM$1]; POWER(2; 7 - [.$A5])) &lt; POWER(2; 7 - [.$A5] - 1); 1; 0)" office:value-type="float" office:value="1" calcext:value-type="float">
            <text:p>1</text:p>
          </table:table-cell>
          <table:table-cell table:formula="of:=IF(MOD([.AN$1]; POWER(2; 7 - [.$A5])) &lt; POWER(2; 7 - [.$A5] - 1); 1; 0)" office:value-type="float" office:value="1" calcext:value-type="float">
            <text:p>1</text:p>
          </table:table-cell>
          <table:table-cell table:formula="of:=IF(MOD([.AO$1]; POWER(2; 7 - [.$A5])) &lt; POWER(2; 7 - [.$A5] - 1); 1; 0)" office:value-type="float" office:value="1" calcext:value-type="float">
            <text:p>1</text:p>
          </table:table-cell>
          <table:table-cell table:formula="of:=IF(MOD([.AP$1]; POWER(2; 7 - [.$A5])) &lt; POWER(2; 7 - [.$A5] - 1); 1; 0)" office:value-type="float" office:value="0" calcext:value-type="float">
            <text:p>0</text:p>
          </table:table-cell>
          <table:table-cell table:formula="of:=IF(MOD([.AQ$1]; POWER(2; 7 - [.$A5])) &lt; POWER(2; 7 - [.$A5] - 1); 1; 0)" office:value-type="float" office:value="0" calcext:value-type="float">
            <text:p>0</text:p>
          </table:table-cell>
          <table:table-cell table:formula="of:=IF(MOD([.AR$1]; POWER(2; 7 - [.$A5])) &lt; POWER(2; 7 - [.$A5] - 1); 1; 0)" office:value-type="float" office:value="0" calcext:value-type="float">
            <text:p>0</text:p>
          </table:table-cell>
          <table:table-cell table:formula="of:=IF(MOD([.AS$1]; POWER(2; 7 - [.$A5])) &lt; POWER(2; 7 - [.$A5] - 1); 1; 0)" office:value-type="float" office:value="0" calcext:value-type="float">
            <text:p>0</text:p>
          </table:table-cell>
          <table:table-cell table:formula="of:=IF(MOD([.AT$1]; POWER(2; 7 - [.$A5])) &lt; POWER(2; 7 - [.$A5] - 1); 1; 0)" office:value-type="float" office:value="0" calcext:value-type="float">
            <text:p>0</text:p>
          </table:table-cell>
          <table:table-cell table:formula="of:=IF(MOD([.AU$1]; POWER(2; 7 - [.$A5])) &lt; POWER(2; 7 - [.$A5] - 1); 1; 0)" office:value-type="float" office:value="0" calcext:value-type="float">
            <text:p>0</text:p>
          </table:table-cell>
          <table:table-cell table:formula="of:=IF(MOD([.AV$1]; POWER(2; 7 - [.$A5])) &lt; POWER(2; 7 - [.$A5] - 1); 1; 0)" office:value-type="float" office:value="0" calcext:value-type="float">
            <text:p>0</text:p>
          </table:table-cell>
          <table:table-cell table:formula="of:=IF(MOD([.AW$1]; POWER(2; 7 - [.$A5])) &lt; POWER(2; 7 - [.$A5] - 1); 1; 0)" office:value-type="float" office:value="0" calcext:value-type="float">
            <text:p>0</text:p>
          </table:table-cell>
          <table:table-cell table:formula="of:=IF(MOD([.AX$1]; POWER(2; 7 - [.$A5])) &lt; POWER(2; 7 - [.$A5] - 1); 1; 0)" office:value-type="float" office:value="1" calcext:value-type="float">
            <text:p>1</text:p>
          </table:table-cell>
          <table:table-cell table:formula="of:=IF(MOD([.AY$1]; POWER(2; 7 - [.$A5])) &lt; POWER(2; 7 - [.$A5] - 1); 1; 0)" office:value-type="float" office:value="1" calcext:value-type="float">
            <text:p>1</text:p>
          </table:table-cell>
          <table:table-cell table:formula="of:=IF(MOD([.AZ$1]; POWER(2; 7 - [.$A5])) &lt; POWER(2; 7 - [.$A5] - 1); 1; 0)" office:value-type="float" office:value="1" calcext:value-type="float">
            <text:p>1</text:p>
          </table:table-cell>
          <table:table-cell table:formula="of:=IF(MOD([.BA$1]; POWER(2; 7 - [.$A5])) &lt; POWER(2; 7 - [.$A5] - 1); 1; 0)" office:value-type="float" office:value="1" calcext:value-type="float">
            <text:p>1</text:p>
          </table:table-cell>
          <table:table-cell table:formula="of:=IF(MOD([.BB$1]; POWER(2; 7 - [.$A5])) &lt; POWER(2; 7 - [.$A5] - 1); 1; 0)" office:value-type="float" office:value="1" calcext:value-type="float">
            <text:p>1</text:p>
          </table:table-cell>
          <table:table-cell table:formula="of:=IF(MOD([.BC$1]; POWER(2; 7 - [.$A5])) &lt; POWER(2; 7 - [.$A5] - 1); 1; 0)" office:value-type="float" office:value="1" calcext:value-type="float">
            <text:p>1</text:p>
          </table:table-cell>
          <table:table-cell table:formula="of:=IF(MOD([.BD$1]; POWER(2; 7 - [.$A5])) &lt; POWER(2; 7 - [.$A5] - 1); 1; 0)" office:value-type="float" office:value="1" calcext:value-type="float">
            <text:p>1</text:p>
          </table:table-cell>
          <table:table-cell table:formula="of:=IF(MOD([.BE$1]; POWER(2; 7 - [.$A5])) &lt; POWER(2; 7 - [.$A5] - 1); 1; 0)" office:value-type="float" office:value="1" calcext:value-type="float">
            <text:p>1</text:p>
          </table:table-cell>
          <table:table-cell table:formula="of:=IF(MOD([.BF$1]; POWER(2; 7 - [.$A5])) &lt; POWER(2; 7 - [.$A5] - 1); 1; 0)" office:value-type="float" office:value="0" calcext:value-type="float">
            <text:p>0</text:p>
          </table:table-cell>
          <table:table-cell table:formula="of:=IF(MOD([.BG$1]; POWER(2; 7 - [.$A5])) &lt; POWER(2; 7 - [.$A5] - 1); 1; 0)" office:value-type="float" office:value="0" calcext:value-type="float">
            <text:p>0</text:p>
          </table:table-cell>
          <table:table-cell table:formula="of:=IF(MOD([.BH$1]; POWER(2; 7 - [.$A5])) &lt; POWER(2; 7 - [.$A5] - 1); 1; 0)" office:value-type="float" office:value="0" calcext:value-type="float">
            <text:p>0</text:p>
          </table:table-cell>
          <table:table-cell table:formula="of:=IF(MOD([.BI$1]; POWER(2; 7 - [.$A5])) &lt; POWER(2; 7 - [.$A5] - 1); 1; 0)" office:value-type="float" office:value="0" calcext:value-type="float">
            <text:p>0</text:p>
          </table:table-cell>
          <table:table-cell table:formula="of:=IF(MOD([.BJ$1]; POWER(2; 7 - [.$A5])) &lt; POWER(2; 7 - [.$A5] - 1); 1; 0)" office:value-type="float" office:value="0" calcext:value-type="float">
            <text:p>0</text:p>
          </table:table-cell>
          <table:table-cell table:formula="of:=IF(MOD([.BK$1]; POWER(2; 7 - [.$A5])) &lt; POWER(2; 7 - [.$A5] - 1); 1; 0)" office:value-type="float" office:value="0" calcext:value-type="float">
            <text:p>0</text:p>
          </table:table-cell>
          <table:table-cell table:formula="of:=IF(MOD([.BL$1]; POWER(2; 7 - [.$A5])) &lt; POWER(2; 7 - [.$A5] - 1); 1; 0)" office:value-type="float" office:value="0" calcext:value-type="float">
            <text:p>0</text:p>
          </table:table-cell>
          <table:table-cell table:formula="of:=IF(MOD([.BM$1]; POWER(2; 7 - [.$A5])) &lt; POWER(2; 7 - [.$A5] - 1); 1; 0)" office:value-type="float" office:value="0" calcext:value-type="float">
            <text:p>0</text:p>
          </table:table-cell>
          <table:table-cell table:formula="of:=IF(MOD([.BN$1]; POWER(2; 7 - [.$A5])) &lt; POWER(2; 7 - [.$A5] - 1); 1; 0)" office:value-type="float" office:value="1" calcext:value-type="float">
            <text:p>1</text:p>
          </table:table-cell>
          <table:table-cell table:formula="of:=IF(MOD([.BO$1]; POWER(2; 7 - [.$A5])) &lt; POWER(2; 7 - [.$A5] - 1); 1; 0)" office:value-type="float" office:value="1" calcext:value-type="float">
            <text:p>1</text:p>
          </table:table-cell>
          <table:table-cell table:formula="of:=IF(MOD([.BP$1]; POWER(2; 7 - [.$A5])) &lt; POWER(2; 7 - [.$A5] - 1); 1; 0)" office:value-type="float" office:value="1" calcext:value-type="float">
            <text:p>1</text:p>
          </table:table-cell>
          <table:table-cell table:formula="of:=IF(MOD([.BQ$1]; POWER(2; 7 - [.$A5])) &lt; POWER(2; 7 - [.$A5] - 1); 1; 0)" office:value-type="float" office:value="1" calcext:value-type="float">
            <text:p>1</text:p>
          </table:table-cell>
          <table:table-cell table:formula="of:=IF(MOD([.BR$1]; POWER(2; 7 - [.$A5])) &lt; POWER(2; 7 - [.$A5] - 1); 1; 0)" office:value-type="float" office:value="1" calcext:value-type="float">
            <text:p>1</text:p>
          </table:table-cell>
          <table:table-cell table:formula="of:=IF(MOD([.BS$1]; POWER(2; 7 - [.$A5])) &lt; POWER(2; 7 - [.$A5] - 1); 1; 0)" office:value-type="float" office:value="1" calcext:value-type="float">
            <text:p>1</text:p>
          </table:table-cell>
          <table:table-cell table:formula="of:=IF(MOD([.BT$1]; POWER(2; 7 - [.$A5])) &lt; POWER(2; 7 - [.$A5] - 1); 1; 0)" office:value-type="float" office:value="1" calcext:value-type="float">
            <text:p>1</text:p>
          </table:table-cell>
          <table:table-cell table:formula="of:=IF(MOD([.BU$1]; POWER(2; 7 - [.$A5])) &lt; POWER(2; 7 - [.$A5] - 1); 1; 0)" office:value-type="float" office:value="1" calcext:value-type="float">
            <text:p>1</text:p>
          </table:table-cell>
          <table:table-cell table:formula="of:=IF(MOD([.BV$1]; POWER(2; 7 - [.$A5])) &lt; POWER(2; 7 - [.$A5] - 1); 1; 0)" office:value-type="float" office:value="0" calcext:value-type="float">
            <text:p>0</text:p>
          </table:table-cell>
          <table:table-cell table:formula="of:=IF(MOD([.BW$1]; POWER(2; 7 - [.$A5])) &lt; POWER(2; 7 - [.$A5] - 1); 1; 0)" office:value-type="float" office:value="0" calcext:value-type="float">
            <text:p>0</text:p>
          </table:table-cell>
          <table:table-cell table:formula="of:=IF(MOD([.BX$1]; POWER(2; 7 - [.$A5])) &lt; POWER(2; 7 - [.$A5] - 1); 1; 0)" office:value-type="float" office:value="0" calcext:value-type="float">
            <text:p>0</text:p>
          </table:table-cell>
          <table:table-cell table:formula="of:=IF(MOD([.BY$1]; POWER(2; 7 - [.$A5])) &lt; POWER(2; 7 - [.$A5] - 1); 1; 0)" office:value-type="float" office:value="0" calcext:value-type="float">
            <text:p>0</text:p>
          </table:table-cell>
          <table:table-cell table:formula="of:=IF(MOD([.BZ$1]; POWER(2; 7 - [.$A5])) &lt; POWER(2; 7 - [.$A5] - 1); 1; 0)" office:value-type="float" office:value="0" calcext:value-type="float">
            <text:p>0</text:p>
          </table:table-cell>
          <table:table-cell table:formula="of:=IF(MOD([.CA$1]; POWER(2; 7 - [.$A5])) &lt; POWER(2; 7 - [.$A5] - 1); 1; 0)" office:value-type="float" office:value="0" calcext:value-type="float">
            <text:p>0</text:p>
          </table:table-cell>
          <table:table-cell table:formula="of:=IF(MOD([.CB$1]; POWER(2; 7 - [.$A5])) &lt; POWER(2; 7 - [.$A5] - 1); 1; 0)" office:value-type="float" office:value="0" calcext:value-type="float">
            <text:p>0</text:p>
          </table:table-cell>
          <table:table-cell table:formula="of:=IF(MOD([.CC$1]; POWER(2; 7 - [.$A5])) &lt; POWER(2; 7 - [.$A5] - 1); 1; 0)" office:value-type="float" office:value="0" calcext:value-type="float">
            <text:p>0</text:p>
          </table:table-cell>
          <table:table-cell table:formula="of:=IF(MOD([.CD$1]; POWER(2; 7 - [.$A5])) &lt; POWER(2; 7 - [.$A5] - 1); 1; 0)" office:value-type="float" office:value="1" calcext:value-type="float">
            <text:p>1</text:p>
          </table:table-cell>
          <table:table-cell table:formula="of:=IF(MOD([.CE$1]; POWER(2; 7 - [.$A5])) &lt; POWER(2; 7 - [.$A5] - 1); 1; 0)" office:value-type="float" office:value="1" calcext:value-type="float">
            <text:p>1</text:p>
          </table:table-cell>
          <table:table-cell table:formula="of:=IF(MOD([.CF$1]; POWER(2; 7 - [.$A5])) &lt; POWER(2; 7 - [.$A5] - 1); 1; 0)" office:value-type="float" office:value="1" calcext:value-type="float">
            <text:p>1</text:p>
          </table:table-cell>
          <table:table-cell table:formula="of:=IF(MOD([.CG$1]; POWER(2; 7 - [.$A5])) &lt; POWER(2; 7 - [.$A5] - 1); 1; 0)" office:value-type="float" office:value="1" calcext:value-type="float">
            <text:p>1</text:p>
          </table:table-cell>
          <table:table-cell table:formula="of:=IF(MOD([.CH$1]; POWER(2; 7 - [.$A5])) &lt; POWER(2; 7 - [.$A5] - 1); 1; 0)" office:value-type="float" office:value="1" calcext:value-type="float">
            <text:p>1</text:p>
          </table:table-cell>
          <table:table-cell table:formula="of:=IF(MOD([.CI$1]; POWER(2; 7 - [.$A5])) &lt; POWER(2; 7 - [.$A5] - 1); 1; 0)" office:value-type="float" office:value="1" calcext:value-type="float">
            <text:p>1</text:p>
          </table:table-cell>
          <table:table-cell table:formula="of:=IF(MOD([.CJ$1]; POWER(2; 7 - [.$A5])) &lt; POWER(2; 7 - [.$A5] - 1); 1; 0)" office:value-type="float" office:value="1" calcext:value-type="float">
            <text:p>1</text:p>
          </table:table-cell>
          <table:table-cell table:formula="of:=IF(MOD([.CK$1]; POWER(2; 7 - [.$A5])) &lt; POWER(2; 7 - [.$A5] - 1); 1; 0)" office:value-type="float" office:value="1" calcext:value-type="float">
            <text:p>1</text:p>
          </table:table-cell>
          <table:table-cell table:formula="of:=IF(MOD([.CL$1]; POWER(2; 7 - [.$A5])) &lt; POWER(2; 7 - [.$A5] - 1); 1; 0)" office:value-type="float" office:value="0" calcext:value-type="float">
            <text:p>0</text:p>
          </table:table-cell>
          <table:table-cell table:formula="of:=IF(MOD([.CM$1]; POWER(2; 7 - [.$A5])) &lt; POWER(2; 7 - [.$A5] - 1); 1; 0)" office:value-type="float" office:value="0" calcext:value-type="float">
            <text:p>0</text:p>
          </table:table-cell>
          <table:table-cell table:formula="of:=IF(MOD([.CN$1]; POWER(2; 7 - [.$A5])) &lt; POWER(2; 7 - [.$A5] - 1); 1; 0)" office:value-type="float" office:value="0" calcext:value-type="float">
            <text:p>0</text:p>
          </table:table-cell>
          <table:table-cell table:formula="of:=IF(MOD([.CO$1]; POWER(2; 7 - [.$A5])) &lt; POWER(2; 7 - [.$A5] - 1); 1; 0)" office:value-type="float" office:value="0" calcext:value-type="float">
            <text:p>0</text:p>
          </table:table-cell>
          <table:table-cell table:formula="of:=IF(MOD([.CP$1]; POWER(2; 7 - [.$A5])) &lt; POWER(2; 7 - [.$A5] - 1); 1; 0)" office:value-type="float" office:value="0" calcext:value-type="float">
            <text:p>0</text:p>
          </table:table-cell>
          <table:table-cell table:formula="of:=IF(MOD([.CQ$1]; POWER(2; 7 - [.$A5])) &lt; POWER(2; 7 - [.$A5] - 1); 1; 0)" office:value-type="float" office:value="0" calcext:value-type="float">
            <text:p>0</text:p>
          </table:table-cell>
          <table:table-cell table:formula="of:=IF(MOD([.CR$1]; POWER(2; 7 - [.$A5])) &lt; POWER(2; 7 - [.$A5] - 1); 1; 0)" office:value-type="float" office:value="0" calcext:value-type="float">
            <text:p>0</text:p>
          </table:table-cell>
          <table:table-cell table:formula="of:=IF(MOD([.CS$1]; POWER(2; 7 - [.$A5])) &lt; POWER(2; 7 - [.$A5] - 1); 1; 0)" office:value-type="float" office:value="0" calcext:value-type="float">
            <text:p>0</text:p>
          </table:table-cell>
          <table:table-cell table:formula="of:=IF(MOD([.CT$1]; POWER(2; 7 - [.$A5])) &lt; POWER(2; 7 - [.$A5] - 1); 1; 0)" office:value-type="float" office:value="1" calcext:value-type="float">
            <text:p>1</text:p>
          </table:table-cell>
          <table:table-cell table:formula="of:=IF(MOD([.CU$1]; POWER(2; 7 - [.$A5])) &lt; POWER(2; 7 - [.$A5] - 1); 1; 0)" office:value-type="float" office:value="1" calcext:value-type="float">
            <text:p>1</text:p>
          </table:table-cell>
          <table:table-cell table:formula="of:=IF(MOD([.CV$1]; POWER(2; 7 - [.$A5])) &lt; POWER(2; 7 - [.$A5] - 1); 1; 0)" office:value-type="float" office:value="1" calcext:value-type="float">
            <text:p>1</text:p>
          </table:table-cell>
          <table:table-cell table:formula="of:=IF(MOD([.CW$1]; POWER(2; 7 - [.$A5])) &lt; POWER(2; 7 - [.$A5] - 1); 1; 0)" office:value-type="float" office:value="1" calcext:value-type="float">
            <text:p>1</text:p>
          </table:table-cell>
          <table:table-cell table:formula="of:=IF(MOD([.CX$1]; POWER(2; 7 - [.$A5])) &lt; POWER(2; 7 - [.$A5] - 1); 1; 0)" office:value-type="float" office:value="1" calcext:value-type="float">
            <text:p>1</text:p>
          </table:table-cell>
          <table:table-cell table:formula="of:=IF(MOD([.CY$1]; POWER(2; 7 - [.$A5])) &lt; POWER(2; 7 - [.$A5] - 1); 1; 0)" office:value-type="float" office:value="1" calcext:value-type="float">
            <text:p>1</text:p>
          </table:table-cell>
          <table:table-cell table:formula="of:=IF(MOD([.CZ$1]; POWER(2; 7 - [.$A5])) &lt; POWER(2; 7 - [.$A5] - 1); 1; 0)" office:value-type="float" office:value="1" calcext:value-type="float">
            <text:p>1</text:p>
          </table:table-cell>
          <table:table-cell table:formula="of:=IF(MOD([.DA$1]; POWER(2; 7 - [.$A5])) &lt; POWER(2; 7 - [.$A5] - 1); 1; 0)" office:value-type="float" office:value="1" calcext:value-type="float">
            <text:p>1</text:p>
          </table:table-cell>
          <table:table-cell table:formula="of:=IF(MOD([.DB$1]; POWER(2; 7 - [.$A5])) &lt; POWER(2; 7 - [.$A5] - 1); 1; 0)" office:value-type="float" office:value="0" calcext:value-type="float">
            <text:p>0</text:p>
          </table:table-cell>
          <table:table-cell table:formula="of:=IF(MOD([.DC$1]; POWER(2; 7 - [.$A5])) &lt; POWER(2; 7 - [.$A5] - 1); 1; 0)" office:value-type="float" office:value="0" calcext:value-type="float">
            <text:p>0</text:p>
          </table:table-cell>
          <table:table-cell table:formula="of:=IF(MOD([.DD$1]; POWER(2; 7 - [.$A5])) &lt; POWER(2; 7 - [.$A5] - 1); 1; 0)" office:value-type="float" office:value="0" calcext:value-type="float">
            <text:p>0</text:p>
          </table:table-cell>
          <table:table-cell table:formula="of:=IF(MOD([.DE$1]; POWER(2; 7 - [.$A5])) &lt; POWER(2; 7 - [.$A5] - 1); 1; 0)" office:value-type="float" office:value="0" calcext:value-type="float">
            <text:p>0</text:p>
          </table:table-cell>
          <table:table-cell table:formula="of:=IF(MOD([.DF$1]; POWER(2; 7 - [.$A5])) &lt; POWER(2; 7 - [.$A5] - 1); 1; 0)" office:value-type="float" office:value="0" calcext:value-type="float">
            <text:p>0</text:p>
          </table:table-cell>
          <table:table-cell table:formula="of:=IF(MOD([.DG$1]; POWER(2; 7 - [.$A5])) &lt; POWER(2; 7 - [.$A5] - 1); 1; 0)" office:value-type="float" office:value="0" calcext:value-type="float">
            <text:p>0</text:p>
          </table:table-cell>
          <table:table-cell table:formula="of:=IF(MOD([.DH$1]; POWER(2; 7 - [.$A5])) &lt; POWER(2; 7 - [.$A5] - 1); 1; 0)" office:value-type="float" office:value="0" calcext:value-type="float">
            <text:p>0</text:p>
          </table:table-cell>
          <table:table-cell table:formula="of:=IF(MOD([.DI$1]; POWER(2; 7 - [.$A5])) &lt; POWER(2; 7 - [.$A5] - 1); 1; 0)" office:value-type="float" office:value="0" calcext:value-type="float">
            <text:p>0</text:p>
          </table:table-cell>
          <table:table-cell table:formula="of:=IF(MOD([.DJ$1]; POWER(2; 7 - [.$A5])) &lt; POWER(2; 7 - [.$A5] - 1); 1; 0)" office:value-type="float" office:value="1" calcext:value-type="float">
            <text:p>1</text:p>
          </table:table-cell>
          <table:table-cell table:formula="of:=IF(MOD([.DK$1]; POWER(2; 7 - [.$A5])) &lt; POWER(2; 7 - [.$A5] - 1); 1; 0)" office:value-type="float" office:value="1" calcext:value-type="float">
            <text:p>1</text:p>
          </table:table-cell>
          <table:table-cell table:formula="of:=IF(MOD([.DL$1]; POWER(2; 7 - [.$A5])) &lt; POWER(2; 7 - [.$A5] - 1); 1; 0)" office:value-type="float" office:value="1" calcext:value-type="float">
            <text:p>1</text:p>
          </table:table-cell>
          <table:table-cell table:formula="of:=IF(MOD([.DM$1]; POWER(2; 7 - [.$A5])) &lt; POWER(2; 7 - [.$A5] - 1); 1; 0)" office:value-type="float" office:value="1" calcext:value-type="float">
            <text:p>1</text:p>
          </table:table-cell>
          <table:table-cell table:formula="of:=IF(MOD([.DN$1]; POWER(2; 7 - [.$A5])) &lt; POWER(2; 7 - [.$A5] - 1); 1; 0)" office:value-type="float" office:value="1" calcext:value-type="float">
            <text:p>1</text:p>
          </table:table-cell>
          <table:table-cell table:formula="of:=IF(MOD([.DO$1]; POWER(2; 7 - [.$A5])) &lt; POWER(2; 7 - [.$A5] - 1); 1; 0)" office:value-type="float" office:value="1" calcext:value-type="float">
            <text:p>1</text:p>
          </table:table-cell>
          <table:table-cell table:formula="of:=IF(MOD([.DP$1]; POWER(2; 7 - [.$A5])) &lt; POWER(2; 7 - [.$A5] - 1); 1; 0)" office:value-type="float" office:value="1" calcext:value-type="float">
            <text:p>1</text:p>
          </table:table-cell>
          <table:table-cell table:formula="of:=IF(MOD([.DQ$1]; POWER(2; 7 - [.$A5])) &lt; POWER(2; 7 - [.$A5] - 1); 1; 0)" office:value-type="float" office:value="1" calcext:value-type="float">
            <text:p>1</text:p>
          </table:table-cell>
          <table:table-cell table:formula="of:=IF(MOD([.DR$1]; POWER(2; 7 - [.$A5])) &lt; POWER(2; 7 - [.$A5] - 1); 1; 0)" office:value-type="float" office:value="0" calcext:value-type="float">
            <text:p>0</text:p>
          </table:table-cell>
          <table:table-cell table:formula="of:=IF(MOD([.DS$1]; POWER(2; 7 - [.$A5])) &lt; POWER(2; 7 - [.$A5] - 1); 1; 0)" office:value-type="float" office:value="0" calcext:value-type="float">
            <text:p>0</text:p>
          </table:table-cell>
          <table:table-cell table:formula="of:=IF(MOD([.DT$1]; POWER(2; 7 - [.$A5])) &lt; POWER(2; 7 - [.$A5] - 1); 1; 0)" office:value-type="float" office:value="0" calcext:value-type="float">
            <text:p>0</text:p>
          </table:table-cell>
          <table:table-cell table:formula="of:=IF(MOD([.DU$1]; POWER(2; 7 - [.$A5])) &lt; POWER(2; 7 - [.$A5] - 1); 1; 0)" office:value-type="float" office:value="0" calcext:value-type="float">
            <text:p>0</text:p>
          </table:table-cell>
          <table:table-cell table:formula="of:=IF(MOD([.DV$1]; POWER(2; 7 - [.$A5])) &lt; POWER(2; 7 - [.$A5] - 1); 1; 0)" office:value-type="float" office:value="0" calcext:value-type="float">
            <text:p>0</text:p>
          </table:table-cell>
          <table:table-cell table:formula="of:=IF(MOD([.DW$1]; POWER(2; 7 - [.$A5])) &lt; POWER(2; 7 - [.$A5] - 1); 1; 0)" office:value-type="float" office:value="0" calcext:value-type="float">
            <text:p>0</text:p>
          </table:table-cell>
          <table:table-cell table:formula="of:=IF(MOD([.DX$1]; POWER(2; 7 - [.$A5])) &lt; POWER(2; 7 - [.$A5] - 1); 1; 0)" office:value-type="float" office:value="0" calcext:value-type="float">
            <text:p>0</text:p>
          </table:table-cell>
          <table:table-cell table:formula="of:=IF(MOD([.DY$1]; POWER(2; 7 - [.$A5])) &lt; POWER(2; 7 - [.$A5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MOD([.B$1]; POWER(2; 7 - [.$A6])) &lt; POWER(2; 7 - [.$A6] - 1); 1; 0)" office:value-type="float" office:value="1" calcext:value-type="float">
            <text:p>1</text:p>
          </table:table-cell>
          <table:table-cell table:formula="of:=IF(MOD([.C$1]; POWER(2; 7 - [.$A6])) &lt; POWER(2; 7 - [.$A6] - 1); 1; 0)" office:value-type="float" office:value="1" calcext:value-type="float">
            <text:p>1</text:p>
          </table:table-cell>
          <table:table-cell table:formula="of:=IF(MOD([.D$1]; POWER(2; 7 - [.$A6])) &lt; POWER(2; 7 - [.$A6] - 1); 1; 0)" office:value-type="float" office:value="1" calcext:value-type="float">
            <text:p>1</text:p>
          </table:table-cell>
          <table:table-cell table:formula="of:=IF(MOD([.E$1]; POWER(2; 7 - [.$A6])) &lt; POWER(2; 7 - [.$A6] - 1); 1; 0)" office:value-type="float" office:value="1" calcext:value-type="float">
            <text:p>1</text:p>
          </table:table-cell>
          <table:table-cell table:formula="of:=IF(MOD([.F$1]; POWER(2; 7 - [.$A6])) &lt; POWER(2; 7 - [.$A6] - 1); 1; 0)" office:value-type="float" office:value="0" calcext:value-type="float">
            <text:p>0</text:p>
          </table:table-cell>
          <table:table-cell table:formula="of:=IF(MOD([.G$1]; POWER(2; 7 - [.$A6])) &lt; POWER(2; 7 - [.$A6] - 1); 1; 0)" office:value-type="float" office:value="0" calcext:value-type="float">
            <text:p>0</text:p>
          </table:table-cell>
          <table:table-cell table:formula="of:=IF(MOD([.H$1]; POWER(2; 7 - [.$A6])) &lt; POWER(2; 7 - [.$A6] - 1); 1; 0)" office:value-type="float" office:value="0" calcext:value-type="float">
            <text:p>0</text:p>
          </table:table-cell>
          <table:table-cell table:formula="of:=IF(MOD([.I$1]; POWER(2; 7 - [.$A6])) &lt; POWER(2; 7 - [.$A6] - 1); 1; 0)" office:value-type="float" office:value="0" calcext:value-type="float">
            <text:p>0</text:p>
          </table:table-cell>
          <table:table-cell table:formula="of:=IF(MOD([.J$1]; POWER(2; 7 - [.$A6])) &lt; POWER(2; 7 - [.$A6] - 1); 1; 0)" office:value-type="float" office:value="1" calcext:value-type="float">
            <text:p>1</text:p>
          </table:table-cell>
          <table:table-cell table:formula="of:=IF(MOD([.K$1]; POWER(2; 7 - [.$A6])) &lt; POWER(2; 7 - [.$A6] - 1); 1; 0)" office:value-type="float" office:value="1" calcext:value-type="float">
            <text:p>1</text:p>
          </table:table-cell>
          <table:table-cell table:formula="of:=IF(MOD([.L$1]; POWER(2; 7 - [.$A6])) &lt; POWER(2; 7 - [.$A6] - 1); 1; 0)" office:value-type="float" office:value="1" calcext:value-type="float">
            <text:p>1</text:p>
          </table:table-cell>
          <table:table-cell table:formula="of:=IF(MOD([.M$1]; POWER(2; 7 - [.$A6])) &lt; POWER(2; 7 - [.$A6] - 1); 1; 0)" office:value-type="float" office:value="1" calcext:value-type="float">
            <text:p>1</text:p>
          </table:table-cell>
          <table:table-cell table:formula="of:=IF(MOD([.N$1]; POWER(2; 7 - [.$A6])) &lt; POWER(2; 7 - [.$A6] - 1); 1; 0)" office:value-type="float" office:value="0" calcext:value-type="float">
            <text:p>0</text:p>
          </table:table-cell>
          <table:table-cell table:formula="of:=IF(MOD([.O$1]; POWER(2; 7 - [.$A6])) &lt; POWER(2; 7 - [.$A6] - 1); 1; 0)" office:value-type="float" office:value="0" calcext:value-type="float">
            <text:p>0</text:p>
          </table:table-cell>
          <table:table-cell table:formula="of:=IF(MOD([.P$1]; POWER(2; 7 - [.$A6])) &lt; POWER(2; 7 - [.$A6] - 1); 1; 0)" office:value-type="float" office:value="0" calcext:value-type="float">
            <text:p>0</text:p>
          </table:table-cell>
          <table:table-cell table:formula="of:=IF(MOD([.Q$1]; POWER(2; 7 - [.$A6])) &lt; POWER(2; 7 - [.$A6] - 1); 1; 0)" office:value-type="float" office:value="0" calcext:value-type="float">
            <text:p>0</text:p>
          </table:table-cell>
          <table:table-cell table:formula="of:=IF(MOD([.R$1]; POWER(2; 7 - [.$A6])) &lt; POWER(2; 7 - [.$A6] - 1); 1; 0)" office:value-type="float" office:value="1" calcext:value-type="float">
            <text:p>1</text:p>
          </table:table-cell>
          <table:table-cell table:formula="of:=IF(MOD([.S$1]; POWER(2; 7 - [.$A6])) &lt; POWER(2; 7 - [.$A6] - 1); 1; 0)" office:value-type="float" office:value="1" calcext:value-type="float">
            <text:p>1</text:p>
          </table:table-cell>
          <table:table-cell table:formula="of:=IF(MOD([.T$1]; POWER(2; 7 - [.$A6])) &lt; POWER(2; 7 - [.$A6] - 1); 1; 0)" office:value-type="float" office:value="1" calcext:value-type="float">
            <text:p>1</text:p>
          </table:table-cell>
          <table:table-cell table:formula="of:=IF(MOD([.U$1]; POWER(2; 7 - [.$A6])) &lt; POWER(2; 7 - [.$A6] - 1); 1; 0)" office:value-type="float" office:value="1" calcext:value-type="float">
            <text:p>1</text:p>
          </table:table-cell>
          <table:table-cell table:formula="of:=IF(MOD([.V$1]; POWER(2; 7 - [.$A6])) &lt; POWER(2; 7 - [.$A6] - 1); 1; 0)" office:value-type="float" office:value="0" calcext:value-type="float">
            <text:p>0</text:p>
          </table:table-cell>
          <table:table-cell table:formula="of:=IF(MOD([.W$1]; POWER(2; 7 - [.$A6])) &lt; POWER(2; 7 - [.$A6] - 1); 1; 0)" office:value-type="float" office:value="0" calcext:value-type="float">
            <text:p>0</text:p>
          </table:table-cell>
          <table:table-cell table:formula="of:=IF(MOD([.X$1]; POWER(2; 7 - [.$A6])) &lt; POWER(2; 7 - [.$A6] - 1); 1; 0)" office:value-type="float" office:value="0" calcext:value-type="float">
            <text:p>0</text:p>
          </table:table-cell>
          <table:table-cell table:formula="of:=IF(MOD([.Y$1]; POWER(2; 7 - [.$A6])) &lt; POWER(2; 7 - [.$A6] - 1); 1; 0)" office:value-type="float" office:value="0" calcext:value-type="float">
            <text:p>0</text:p>
          </table:table-cell>
          <table:table-cell table:formula="of:=IF(MOD([.Z$1]; POWER(2; 7 - [.$A6])) &lt; POWER(2; 7 - [.$A6] - 1); 1; 0)" office:value-type="float" office:value="1" calcext:value-type="float">
            <text:p>1</text:p>
          </table:table-cell>
          <table:table-cell table:formula="of:=IF(MOD([.AA$1]; POWER(2; 7 - [.$A6])) &lt; POWER(2; 7 - [.$A6] - 1); 1; 0)" office:value-type="float" office:value="1" calcext:value-type="float">
            <text:p>1</text:p>
          </table:table-cell>
          <table:table-cell table:formula="of:=IF(MOD([.AB$1]; POWER(2; 7 - [.$A6])) &lt; POWER(2; 7 - [.$A6] - 1); 1; 0)" office:value-type="float" office:value="1" calcext:value-type="float">
            <text:p>1</text:p>
          </table:table-cell>
          <table:table-cell table:formula="of:=IF(MOD([.AC$1]; POWER(2; 7 - [.$A6])) &lt; POWER(2; 7 - [.$A6] - 1); 1; 0)" office:value-type="float" office:value="1" calcext:value-type="float">
            <text:p>1</text:p>
          </table:table-cell>
          <table:table-cell table:formula="of:=IF(MOD([.AD$1]; POWER(2; 7 - [.$A6])) &lt; POWER(2; 7 - [.$A6] - 1); 1; 0)" office:value-type="float" office:value="0" calcext:value-type="float">
            <text:p>0</text:p>
          </table:table-cell>
          <table:table-cell table:formula="of:=IF(MOD([.AE$1]; POWER(2; 7 - [.$A6])) &lt; POWER(2; 7 - [.$A6] - 1); 1; 0)" office:value-type="float" office:value="0" calcext:value-type="float">
            <text:p>0</text:p>
          </table:table-cell>
          <table:table-cell table:formula="of:=IF(MOD([.AF$1]; POWER(2; 7 - [.$A6])) &lt; POWER(2; 7 - [.$A6] - 1); 1; 0)" office:value-type="float" office:value="0" calcext:value-type="float">
            <text:p>0</text:p>
          </table:table-cell>
          <table:table-cell table:formula="of:=IF(MOD([.AG$1]; POWER(2; 7 - [.$A6])) &lt; POWER(2; 7 - [.$A6] - 1); 1; 0)" office:value-type="float" office:value="0" calcext:value-type="float">
            <text:p>0</text:p>
          </table:table-cell>
          <table:table-cell table:formula="of:=IF(MOD([.AH$1]; POWER(2; 7 - [.$A6])) &lt; POWER(2; 7 - [.$A6] - 1); 1; 0)" office:value-type="float" office:value="1" calcext:value-type="float">
            <text:p>1</text:p>
          </table:table-cell>
          <table:table-cell table:formula="of:=IF(MOD([.AI$1]; POWER(2; 7 - [.$A6])) &lt; POWER(2; 7 - [.$A6] - 1); 1; 0)" office:value-type="float" office:value="1" calcext:value-type="float">
            <text:p>1</text:p>
          </table:table-cell>
          <table:table-cell table:formula="of:=IF(MOD([.AJ$1]; POWER(2; 7 - [.$A6])) &lt; POWER(2; 7 - [.$A6] - 1); 1; 0)" office:value-type="float" office:value="1" calcext:value-type="float">
            <text:p>1</text:p>
          </table:table-cell>
          <table:table-cell table:formula="of:=IF(MOD([.AK$1]; POWER(2; 7 - [.$A6])) &lt; POWER(2; 7 - [.$A6] - 1); 1; 0)" office:value-type="float" office:value="1" calcext:value-type="float">
            <text:p>1</text:p>
          </table:table-cell>
          <table:table-cell table:formula="of:=IF(MOD([.AL$1]; POWER(2; 7 - [.$A6])) &lt; POWER(2; 7 - [.$A6] - 1); 1; 0)" office:value-type="float" office:value="0" calcext:value-type="float">
            <text:p>0</text:p>
          </table:table-cell>
          <table:table-cell table:formula="of:=IF(MOD([.AM$1]; POWER(2; 7 - [.$A6])) &lt; POWER(2; 7 - [.$A6] - 1); 1; 0)" office:value-type="float" office:value="0" calcext:value-type="float">
            <text:p>0</text:p>
          </table:table-cell>
          <table:table-cell table:formula="of:=IF(MOD([.AN$1]; POWER(2; 7 - [.$A6])) &lt; POWER(2; 7 - [.$A6] - 1); 1; 0)" office:value-type="float" office:value="0" calcext:value-type="float">
            <text:p>0</text:p>
          </table:table-cell>
          <table:table-cell table:formula="of:=IF(MOD([.AO$1]; POWER(2; 7 - [.$A6])) &lt; POWER(2; 7 - [.$A6] - 1); 1; 0)" office:value-type="float" office:value="0" calcext:value-type="float">
            <text:p>0</text:p>
          </table:table-cell>
          <table:table-cell table:formula="of:=IF(MOD([.AP$1]; POWER(2; 7 - [.$A6])) &lt; POWER(2; 7 - [.$A6] - 1); 1; 0)" office:value-type="float" office:value="1" calcext:value-type="float">
            <text:p>1</text:p>
          </table:table-cell>
          <table:table-cell table:formula="of:=IF(MOD([.AQ$1]; POWER(2; 7 - [.$A6])) &lt; POWER(2; 7 - [.$A6] - 1); 1; 0)" office:value-type="float" office:value="1" calcext:value-type="float">
            <text:p>1</text:p>
          </table:table-cell>
          <table:table-cell table:formula="of:=IF(MOD([.AR$1]; POWER(2; 7 - [.$A6])) &lt; POWER(2; 7 - [.$A6] - 1); 1; 0)" office:value-type="float" office:value="1" calcext:value-type="float">
            <text:p>1</text:p>
          </table:table-cell>
          <table:table-cell table:formula="of:=IF(MOD([.AS$1]; POWER(2; 7 - [.$A6])) &lt; POWER(2; 7 - [.$A6] - 1); 1; 0)" office:value-type="float" office:value="1" calcext:value-type="float">
            <text:p>1</text:p>
          </table:table-cell>
          <table:table-cell table:formula="of:=IF(MOD([.AT$1]; POWER(2; 7 - [.$A6])) &lt; POWER(2; 7 - [.$A6] - 1); 1; 0)" office:value-type="float" office:value="0" calcext:value-type="float">
            <text:p>0</text:p>
          </table:table-cell>
          <table:table-cell table:formula="of:=IF(MOD([.AU$1]; POWER(2; 7 - [.$A6])) &lt; POWER(2; 7 - [.$A6] - 1); 1; 0)" office:value-type="float" office:value="0" calcext:value-type="float">
            <text:p>0</text:p>
          </table:table-cell>
          <table:table-cell table:formula="of:=IF(MOD([.AV$1]; POWER(2; 7 - [.$A6])) &lt; POWER(2; 7 - [.$A6] - 1); 1; 0)" office:value-type="float" office:value="0" calcext:value-type="float">
            <text:p>0</text:p>
          </table:table-cell>
          <table:table-cell table:formula="of:=IF(MOD([.AW$1]; POWER(2; 7 - [.$A6])) &lt; POWER(2; 7 - [.$A6] - 1); 1; 0)" office:value-type="float" office:value="0" calcext:value-type="float">
            <text:p>0</text:p>
          </table:table-cell>
          <table:table-cell table:formula="of:=IF(MOD([.AX$1]; POWER(2; 7 - [.$A6])) &lt; POWER(2; 7 - [.$A6] - 1); 1; 0)" office:value-type="float" office:value="1" calcext:value-type="float">
            <text:p>1</text:p>
          </table:table-cell>
          <table:table-cell table:formula="of:=IF(MOD([.AY$1]; POWER(2; 7 - [.$A6])) &lt; POWER(2; 7 - [.$A6] - 1); 1; 0)" office:value-type="float" office:value="1" calcext:value-type="float">
            <text:p>1</text:p>
          </table:table-cell>
          <table:table-cell table:formula="of:=IF(MOD([.AZ$1]; POWER(2; 7 - [.$A6])) &lt; POWER(2; 7 - [.$A6] - 1); 1; 0)" office:value-type="float" office:value="1" calcext:value-type="float">
            <text:p>1</text:p>
          </table:table-cell>
          <table:table-cell table:formula="of:=IF(MOD([.BA$1]; POWER(2; 7 - [.$A6])) &lt; POWER(2; 7 - [.$A6] - 1); 1; 0)" office:value-type="float" office:value="1" calcext:value-type="float">
            <text:p>1</text:p>
          </table:table-cell>
          <table:table-cell table:formula="of:=IF(MOD([.BB$1]; POWER(2; 7 - [.$A6])) &lt; POWER(2; 7 - [.$A6] - 1); 1; 0)" office:value-type="float" office:value="0" calcext:value-type="float">
            <text:p>0</text:p>
          </table:table-cell>
          <table:table-cell table:formula="of:=IF(MOD([.BC$1]; POWER(2; 7 - [.$A6])) &lt; POWER(2; 7 - [.$A6] - 1); 1; 0)" office:value-type="float" office:value="0" calcext:value-type="float">
            <text:p>0</text:p>
          </table:table-cell>
          <table:table-cell table:formula="of:=IF(MOD([.BD$1]; POWER(2; 7 - [.$A6])) &lt; POWER(2; 7 - [.$A6] - 1); 1; 0)" office:value-type="float" office:value="0" calcext:value-type="float">
            <text:p>0</text:p>
          </table:table-cell>
          <table:table-cell table:formula="of:=IF(MOD([.BE$1]; POWER(2; 7 - [.$A6])) &lt; POWER(2; 7 - [.$A6] - 1); 1; 0)" office:value-type="float" office:value="0" calcext:value-type="float">
            <text:p>0</text:p>
          </table:table-cell>
          <table:table-cell table:formula="of:=IF(MOD([.BF$1]; POWER(2; 7 - [.$A6])) &lt; POWER(2; 7 - [.$A6] - 1); 1; 0)" office:value-type="float" office:value="1" calcext:value-type="float">
            <text:p>1</text:p>
          </table:table-cell>
          <table:table-cell table:formula="of:=IF(MOD([.BG$1]; POWER(2; 7 - [.$A6])) &lt; POWER(2; 7 - [.$A6] - 1); 1; 0)" office:value-type="float" office:value="1" calcext:value-type="float">
            <text:p>1</text:p>
          </table:table-cell>
          <table:table-cell table:formula="of:=IF(MOD([.BH$1]; POWER(2; 7 - [.$A6])) &lt; POWER(2; 7 - [.$A6] - 1); 1; 0)" office:value-type="float" office:value="1" calcext:value-type="float">
            <text:p>1</text:p>
          </table:table-cell>
          <table:table-cell table:formula="of:=IF(MOD([.BI$1]; POWER(2; 7 - [.$A6])) &lt; POWER(2; 7 - [.$A6] - 1); 1; 0)" office:value-type="float" office:value="1" calcext:value-type="float">
            <text:p>1</text:p>
          </table:table-cell>
          <table:table-cell table:formula="of:=IF(MOD([.BJ$1]; POWER(2; 7 - [.$A6])) &lt; POWER(2; 7 - [.$A6] - 1); 1; 0)" office:value-type="float" office:value="0" calcext:value-type="float">
            <text:p>0</text:p>
          </table:table-cell>
          <table:table-cell table:formula="of:=IF(MOD([.BK$1]; POWER(2; 7 - [.$A6])) &lt; POWER(2; 7 - [.$A6] - 1); 1; 0)" office:value-type="float" office:value="0" calcext:value-type="float">
            <text:p>0</text:p>
          </table:table-cell>
          <table:table-cell table:formula="of:=IF(MOD([.BL$1]; POWER(2; 7 - [.$A6])) &lt; POWER(2; 7 - [.$A6] - 1); 1; 0)" office:value-type="float" office:value="0" calcext:value-type="float">
            <text:p>0</text:p>
          </table:table-cell>
          <table:table-cell table:formula="of:=IF(MOD([.BM$1]; POWER(2; 7 - [.$A6])) &lt; POWER(2; 7 - [.$A6] - 1); 1; 0)" office:value-type="float" office:value="0" calcext:value-type="float">
            <text:p>0</text:p>
          </table:table-cell>
          <table:table-cell table:formula="of:=IF(MOD([.BN$1]; POWER(2; 7 - [.$A6])) &lt; POWER(2; 7 - [.$A6] - 1); 1; 0)" office:value-type="float" office:value="1" calcext:value-type="float">
            <text:p>1</text:p>
          </table:table-cell>
          <table:table-cell table:formula="of:=IF(MOD([.BO$1]; POWER(2; 7 - [.$A6])) &lt; POWER(2; 7 - [.$A6] - 1); 1; 0)" office:value-type="float" office:value="1" calcext:value-type="float">
            <text:p>1</text:p>
          </table:table-cell>
          <table:table-cell table:formula="of:=IF(MOD([.BP$1]; POWER(2; 7 - [.$A6])) &lt; POWER(2; 7 - [.$A6] - 1); 1; 0)" office:value-type="float" office:value="1" calcext:value-type="float">
            <text:p>1</text:p>
          </table:table-cell>
          <table:table-cell table:formula="of:=IF(MOD([.BQ$1]; POWER(2; 7 - [.$A6])) &lt; POWER(2; 7 - [.$A6] - 1); 1; 0)" office:value-type="float" office:value="1" calcext:value-type="float">
            <text:p>1</text:p>
          </table:table-cell>
          <table:table-cell table:formula="of:=IF(MOD([.BR$1]; POWER(2; 7 - [.$A6])) &lt; POWER(2; 7 - [.$A6] - 1); 1; 0)" office:value-type="float" office:value="0" calcext:value-type="float">
            <text:p>0</text:p>
          </table:table-cell>
          <table:table-cell table:formula="of:=IF(MOD([.BS$1]; POWER(2; 7 - [.$A6])) &lt; POWER(2; 7 - [.$A6] - 1); 1; 0)" office:value-type="float" office:value="0" calcext:value-type="float">
            <text:p>0</text:p>
          </table:table-cell>
          <table:table-cell table:formula="of:=IF(MOD([.BT$1]; POWER(2; 7 - [.$A6])) &lt; POWER(2; 7 - [.$A6] - 1); 1; 0)" office:value-type="float" office:value="0" calcext:value-type="float">
            <text:p>0</text:p>
          </table:table-cell>
          <table:table-cell table:formula="of:=IF(MOD([.BU$1]; POWER(2; 7 - [.$A6])) &lt; POWER(2; 7 - [.$A6] - 1); 1; 0)" office:value-type="float" office:value="0" calcext:value-type="float">
            <text:p>0</text:p>
          </table:table-cell>
          <table:table-cell table:formula="of:=IF(MOD([.BV$1]; POWER(2; 7 - [.$A6])) &lt; POWER(2; 7 - [.$A6] - 1); 1; 0)" office:value-type="float" office:value="1" calcext:value-type="float">
            <text:p>1</text:p>
          </table:table-cell>
          <table:table-cell table:formula="of:=IF(MOD([.BW$1]; POWER(2; 7 - [.$A6])) &lt; POWER(2; 7 - [.$A6] - 1); 1; 0)" office:value-type="float" office:value="1" calcext:value-type="float">
            <text:p>1</text:p>
          </table:table-cell>
          <table:table-cell table:formula="of:=IF(MOD([.BX$1]; POWER(2; 7 - [.$A6])) &lt; POWER(2; 7 - [.$A6] - 1); 1; 0)" office:value-type="float" office:value="1" calcext:value-type="float">
            <text:p>1</text:p>
          </table:table-cell>
          <table:table-cell table:formula="of:=IF(MOD([.BY$1]; POWER(2; 7 - [.$A6])) &lt; POWER(2; 7 - [.$A6] - 1); 1; 0)" office:value-type="float" office:value="1" calcext:value-type="float">
            <text:p>1</text:p>
          </table:table-cell>
          <table:table-cell table:formula="of:=IF(MOD([.BZ$1]; POWER(2; 7 - [.$A6])) &lt; POWER(2; 7 - [.$A6] - 1); 1; 0)" office:value-type="float" office:value="0" calcext:value-type="float">
            <text:p>0</text:p>
          </table:table-cell>
          <table:table-cell table:formula="of:=IF(MOD([.CA$1]; POWER(2; 7 - [.$A6])) &lt; POWER(2; 7 - [.$A6] - 1); 1; 0)" office:value-type="float" office:value="0" calcext:value-type="float">
            <text:p>0</text:p>
          </table:table-cell>
          <table:table-cell table:formula="of:=IF(MOD([.CB$1]; POWER(2; 7 - [.$A6])) &lt; POWER(2; 7 - [.$A6] - 1); 1; 0)" office:value-type="float" office:value="0" calcext:value-type="float">
            <text:p>0</text:p>
          </table:table-cell>
          <table:table-cell table:formula="of:=IF(MOD([.CC$1]; POWER(2; 7 - [.$A6])) &lt; POWER(2; 7 - [.$A6] - 1); 1; 0)" office:value-type="float" office:value="0" calcext:value-type="float">
            <text:p>0</text:p>
          </table:table-cell>
          <table:table-cell table:formula="of:=IF(MOD([.CD$1]; POWER(2; 7 - [.$A6])) &lt; POWER(2; 7 - [.$A6] - 1); 1; 0)" office:value-type="float" office:value="1" calcext:value-type="float">
            <text:p>1</text:p>
          </table:table-cell>
          <table:table-cell table:formula="of:=IF(MOD([.CE$1]; POWER(2; 7 - [.$A6])) &lt; POWER(2; 7 - [.$A6] - 1); 1; 0)" office:value-type="float" office:value="1" calcext:value-type="float">
            <text:p>1</text:p>
          </table:table-cell>
          <table:table-cell table:formula="of:=IF(MOD([.CF$1]; POWER(2; 7 - [.$A6])) &lt; POWER(2; 7 - [.$A6] - 1); 1; 0)" office:value-type="float" office:value="1" calcext:value-type="float">
            <text:p>1</text:p>
          </table:table-cell>
          <table:table-cell table:formula="of:=IF(MOD([.CG$1]; POWER(2; 7 - [.$A6])) &lt; POWER(2; 7 - [.$A6] - 1); 1; 0)" office:value-type="float" office:value="1" calcext:value-type="float">
            <text:p>1</text:p>
          </table:table-cell>
          <table:table-cell table:formula="of:=IF(MOD([.CH$1]; POWER(2; 7 - [.$A6])) &lt; POWER(2; 7 - [.$A6] - 1); 1; 0)" office:value-type="float" office:value="0" calcext:value-type="float">
            <text:p>0</text:p>
          </table:table-cell>
          <table:table-cell table:formula="of:=IF(MOD([.CI$1]; POWER(2; 7 - [.$A6])) &lt; POWER(2; 7 - [.$A6] - 1); 1; 0)" office:value-type="float" office:value="0" calcext:value-type="float">
            <text:p>0</text:p>
          </table:table-cell>
          <table:table-cell table:formula="of:=IF(MOD([.CJ$1]; POWER(2; 7 - [.$A6])) &lt; POWER(2; 7 - [.$A6] - 1); 1; 0)" office:value-type="float" office:value="0" calcext:value-type="float">
            <text:p>0</text:p>
          </table:table-cell>
          <table:table-cell table:formula="of:=IF(MOD([.CK$1]; POWER(2; 7 - [.$A6])) &lt; POWER(2; 7 - [.$A6] - 1); 1; 0)" office:value-type="float" office:value="0" calcext:value-type="float">
            <text:p>0</text:p>
          </table:table-cell>
          <table:table-cell table:formula="of:=IF(MOD([.CL$1]; POWER(2; 7 - [.$A6])) &lt; POWER(2; 7 - [.$A6] - 1); 1; 0)" office:value-type="float" office:value="1" calcext:value-type="float">
            <text:p>1</text:p>
          </table:table-cell>
          <table:table-cell table:formula="of:=IF(MOD([.CM$1]; POWER(2; 7 - [.$A6])) &lt; POWER(2; 7 - [.$A6] - 1); 1; 0)" office:value-type="float" office:value="1" calcext:value-type="float">
            <text:p>1</text:p>
          </table:table-cell>
          <table:table-cell table:formula="of:=IF(MOD([.CN$1]; POWER(2; 7 - [.$A6])) &lt; POWER(2; 7 - [.$A6] - 1); 1; 0)" office:value-type="float" office:value="1" calcext:value-type="float">
            <text:p>1</text:p>
          </table:table-cell>
          <table:table-cell table:formula="of:=IF(MOD([.CO$1]; POWER(2; 7 - [.$A6])) &lt; POWER(2; 7 - [.$A6] - 1); 1; 0)" office:value-type="float" office:value="1" calcext:value-type="float">
            <text:p>1</text:p>
          </table:table-cell>
          <table:table-cell table:formula="of:=IF(MOD([.CP$1]; POWER(2; 7 - [.$A6])) &lt; POWER(2; 7 - [.$A6] - 1); 1; 0)" office:value-type="float" office:value="0" calcext:value-type="float">
            <text:p>0</text:p>
          </table:table-cell>
          <table:table-cell table:formula="of:=IF(MOD([.CQ$1]; POWER(2; 7 - [.$A6])) &lt; POWER(2; 7 - [.$A6] - 1); 1; 0)" office:value-type="float" office:value="0" calcext:value-type="float">
            <text:p>0</text:p>
          </table:table-cell>
          <table:table-cell table:formula="of:=IF(MOD([.CR$1]; POWER(2; 7 - [.$A6])) &lt; POWER(2; 7 - [.$A6] - 1); 1; 0)" office:value-type="float" office:value="0" calcext:value-type="float">
            <text:p>0</text:p>
          </table:table-cell>
          <table:table-cell table:formula="of:=IF(MOD([.CS$1]; POWER(2; 7 - [.$A6])) &lt; POWER(2; 7 - [.$A6] - 1); 1; 0)" office:value-type="float" office:value="0" calcext:value-type="float">
            <text:p>0</text:p>
          </table:table-cell>
          <table:table-cell table:formula="of:=IF(MOD([.CT$1]; POWER(2; 7 - [.$A6])) &lt; POWER(2; 7 - [.$A6] - 1); 1; 0)" office:value-type="float" office:value="1" calcext:value-type="float">
            <text:p>1</text:p>
          </table:table-cell>
          <table:table-cell table:formula="of:=IF(MOD([.CU$1]; POWER(2; 7 - [.$A6])) &lt; POWER(2; 7 - [.$A6] - 1); 1; 0)" office:value-type="float" office:value="1" calcext:value-type="float">
            <text:p>1</text:p>
          </table:table-cell>
          <table:table-cell table:formula="of:=IF(MOD([.CV$1]; POWER(2; 7 - [.$A6])) &lt; POWER(2; 7 - [.$A6] - 1); 1; 0)" office:value-type="float" office:value="1" calcext:value-type="float">
            <text:p>1</text:p>
          </table:table-cell>
          <table:table-cell table:formula="of:=IF(MOD([.CW$1]; POWER(2; 7 - [.$A6])) &lt; POWER(2; 7 - [.$A6] - 1); 1; 0)" office:value-type="float" office:value="1" calcext:value-type="float">
            <text:p>1</text:p>
          </table:table-cell>
          <table:table-cell table:formula="of:=IF(MOD([.CX$1]; POWER(2; 7 - [.$A6])) &lt; POWER(2; 7 - [.$A6] - 1); 1; 0)" office:value-type="float" office:value="0" calcext:value-type="float">
            <text:p>0</text:p>
          </table:table-cell>
          <table:table-cell table:formula="of:=IF(MOD([.CY$1]; POWER(2; 7 - [.$A6])) &lt; POWER(2; 7 - [.$A6] - 1); 1; 0)" office:value-type="float" office:value="0" calcext:value-type="float">
            <text:p>0</text:p>
          </table:table-cell>
          <table:table-cell table:formula="of:=IF(MOD([.CZ$1]; POWER(2; 7 - [.$A6])) &lt; POWER(2; 7 - [.$A6] - 1); 1; 0)" office:value-type="float" office:value="0" calcext:value-type="float">
            <text:p>0</text:p>
          </table:table-cell>
          <table:table-cell table:formula="of:=IF(MOD([.DA$1]; POWER(2; 7 - [.$A6])) &lt; POWER(2; 7 - [.$A6] - 1); 1; 0)" office:value-type="float" office:value="0" calcext:value-type="float">
            <text:p>0</text:p>
          </table:table-cell>
          <table:table-cell table:formula="of:=IF(MOD([.DB$1]; POWER(2; 7 - [.$A6])) &lt; POWER(2; 7 - [.$A6] - 1); 1; 0)" office:value-type="float" office:value="1" calcext:value-type="float">
            <text:p>1</text:p>
          </table:table-cell>
          <table:table-cell table:formula="of:=IF(MOD([.DC$1]; POWER(2; 7 - [.$A6])) &lt; POWER(2; 7 - [.$A6] - 1); 1; 0)" office:value-type="float" office:value="1" calcext:value-type="float">
            <text:p>1</text:p>
          </table:table-cell>
          <table:table-cell table:formula="of:=IF(MOD([.DD$1]; POWER(2; 7 - [.$A6])) &lt; POWER(2; 7 - [.$A6] - 1); 1; 0)" office:value-type="float" office:value="1" calcext:value-type="float">
            <text:p>1</text:p>
          </table:table-cell>
          <table:table-cell table:formula="of:=IF(MOD([.DE$1]; POWER(2; 7 - [.$A6])) &lt; POWER(2; 7 - [.$A6] - 1); 1; 0)" office:value-type="float" office:value="1" calcext:value-type="float">
            <text:p>1</text:p>
          </table:table-cell>
          <table:table-cell table:formula="of:=IF(MOD([.DF$1]; POWER(2; 7 - [.$A6])) &lt; POWER(2; 7 - [.$A6] - 1); 1; 0)" office:value-type="float" office:value="0" calcext:value-type="float">
            <text:p>0</text:p>
          </table:table-cell>
          <table:table-cell table:formula="of:=IF(MOD([.DG$1]; POWER(2; 7 - [.$A6])) &lt; POWER(2; 7 - [.$A6] - 1); 1; 0)" office:value-type="float" office:value="0" calcext:value-type="float">
            <text:p>0</text:p>
          </table:table-cell>
          <table:table-cell table:formula="of:=IF(MOD([.DH$1]; POWER(2; 7 - [.$A6])) &lt; POWER(2; 7 - [.$A6] - 1); 1; 0)" office:value-type="float" office:value="0" calcext:value-type="float">
            <text:p>0</text:p>
          </table:table-cell>
          <table:table-cell table:formula="of:=IF(MOD([.DI$1]; POWER(2; 7 - [.$A6])) &lt; POWER(2; 7 - [.$A6] - 1); 1; 0)" office:value-type="float" office:value="0" calcext:value-type="float">
            <text:p>0</text:p>
          </table:table-cell>
          <table:table-cell table:formula="of:=IF(MOD([.DJ$1]; POWER(2; 7 - [.$A6])) &lt; POWER(2; 7 - [.$A6] - 1); 1; 0)" office:value-type="float" office:value="1" calcext:value-type="float">
            <text:p>1</text:p>
          </table:table-cell>
          <table:table-cell table:formula="of:=IF(MOD([.DK$1]; POWER(2; 7 - [.$A6])) &lt; POWER(2; 7 - [.$A6] - 1); 1; 0)" office:value-type="float" office:value="1" calcext:value-type="float">
            <text:p>1</text:p>
          </table:table-cell>
          <table:table-cell table:formula="of:=IF(MOD([.DL$1]; POWER(2; 7 - [.$A6])) &lt; POWER(2; 7 - [.$A6] - 1); 1; 0)" office:value-type="float" office:value="1" calcext:value-type="float">
            <text:p>1</text:p>
          </table:table-cell>
          <table:table-cell table:formula="of:=IF(MOD([.DM$1]; POWER(2; 7 - [.$A6])) &lt; POWER(2; 7 - [.$A6] - 1); 1; 0)" office:value-type="float" office:value="1" calcext:value-type="float">
            <text:p>1</text:p>
          </table:table-cell>
          <table:table-cell table:formula="of:=IF(MOD([.DN$1]; POWER(2; 7 - [.$A6])) &lt; POWER(2; 7 - [.$A6] - 1); 1; 0)" office:value-type="float" office:value="0" calcext:value-type="float">
            <text:p>0</text:p>
          </table:table-cell>
          <table:table-cell table:formula="of:=IF(MOD([.DO$1]; POWER(2; 7 - [.$A6])) &lt; POWER(2; 7 - [.$A6] - 1); 1; 0)" office:value-type="float" office:value="0" calcext:value-type="float">
            <text:p>0</text:p>
          </table:table-cell>
          <table:table-cell table:formula="of:=IF(MOD([.DP$1]; POWER(2; 7 - [.$A6])) &lt; POWER(2; 7 - [.$A6] - 1); 1; 0)" office:value-type="float" office:value="0" calcext:value-type="float">
            <text:p>0</text:p>
          </table:table-cell>
          <table:table-cell table:formula="of:=IF(MOD([.DQ$1]; POWER(2; 7 - [.$A6])) &lt; POWER(2; 7 - [.$A6] - 1); 1; 0)" office:value-type="float" office:value="0" calcext:value-type="float">
            <text:p>0</text:p>
          </table:table-cell>
          <table:table-cell table:formula="of:=IF(MOD([.DR$1]; POWER(2; 7 - [.$A6])) &lt; POWER(2; 7 - [.$A6] - 1); 1; 0)" office:value-type="float" office:value="1" calcext:value-type="float">
            <text:p>1</text:p>
          </table:table-cell>
          <table:table-cell table:formula="of:=IF(MOD([.DS$1]; POWER(2; 7 - [.$A6])) &lt; POWER(2; 7 - [.$A6] - 1); 1; 0)" office:value-type="float" office:value="1" calcext:value-type="float">
            <text:p>1</text:p>
          </table:table-cell>
          <table:table-cell table:formula="of:=IF(MOD([.DT$1]; POWER(2; 7 - [.$A6])) &lt; POWER(2; 7 - [.$A6] - 1); 1; 0)" office:value-type="float" office:value="1" calcext:value-type="float">
            <text:p>1</text:p>
          </table:table-cell>
          <table:table-cell table:formula="of:=IF(MOD([.DU$1]; POWER(2; 7 - [.$A6])) &lt; POWER(2; 7 - [.$A6] - 1); 1; 0)" office:value-type="float" office:value="1" calcext:value-type="float">
            <text:p>1</text:p>
          </table:table-cell>
          <table:table-cell table:formula="of:=IF(MOD([.DV$1]; POWER(2; 7 - [.$A6])) &lt; POWER(2; 7 - [.$A6] - 1); 1; 0)" office:value-type="float" office:value="0" calcext:value-type="float">
            <text:p>0</text:p>
          </table:table-cell>
          <table:table-cell table:formula="of:=IF(MOD([.DW$1]; POWER(2; 7 - [.$A6])) &lt; POWER(2; 7 - [.$A6] - 1); 1; 0)" office:value-type="float" office:value="0" calcext:value-type="float">
            <text:p>0</text:p>
          </table:table-cell>
          <table:table-cell table:formula="of:=IF(MOD([.DX$1]; POWER(2; 7 - [.$A6])) &lt; POWER(2; 7 - [.$A6] - 1); 1; 0)" office:value-type="float" office:value="0" calcext:value-type="float">
            <text:p>0</text:p>
          </table:table-cell>
          <table:table-cell table:formula="of:=IF(MOD([.DY$1]; POWER(2; 7 - [.$A6])) &lt; POWER(2; 7 - [.$A6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MOD([.B$1]; POWER(2; 7 - [.$A7])) &lt; POWER(2; 7 - [.$A7] - 1); 1; 0)" office:value-type="float" office:value="1" calcext:value-type="float">
            <text:p>1</text:p>
          </table:table-cell>
          <table:table-cell table:formula="of:=IF(MOD([.C$1]; POWER(2; 7 - [.$A7])) &lt; POWER(2; 7 - [.$A7] - 1); 1; 0)" office:value-type="float" office:value="1" calcext:value-type="float">
            <text:p>1</text:p>
          </table:table-cell>
          <table:table-cell table:formula="of:=IF(MOD([.D$1]; POWER(2; 7 - [.$A7])) &lt; POWER(2; 7 - [.$A7] - 1); 1; 0)" office:value-type="float" office:value="0" calcext:value-type="float">
            <text:p>0</text:p>
          </table:table-cell>
          <table:table-cell table:formula="of:=IF(MOD([.E$1]; POWER(2; 7 - [.$A7])) &lt; POWER(2; 7 - [.$A7] - 1); 1; 0)" office:value-type="float" office:value="0" calcext:value-type="float">
            <text:p>0</text:p>
          </table:table-cell>
          <table:table-cell table:formula="of:=IF(MOD([.F$1]; POWER(2; 7 - [.$A7])) &lt; POWER(2; 7 - [.$A7] - 1); 1; 0)" office:value-type="float" office:value="1" calcext:value-type="float">
            <text:p>1</text:p>
          </table:table-cell>
          <table:table-cell table:formula="of:=IF(MOD([.G$1]; POWER(2; 7 - [.$A7])) &lt; POWER(2; 7 - [.$A7] - 1); 1; 0)" office:value-type="float" office:value="1" calcext:value-type="float">
            <text:p>1</text:p>
          </table:table-cell>
          <table:table-cell table:formula="of:=IF(MOD([.H$1]; POWER(2; 7 - [.$A7])) &lt; POWER(2; 7 - [.$A7] - 1); 1; 0)" office:value-type="float" office:value="0" calcext:value-type="float">
            <text:p>0</text:p>
          </table:table-cell>
          <table:table-cell table:formula="of:=IF(MOD([.I$1]; POWER(2; 7 - [.$A7])) &lt; POWER(2; 7 - [.$A7] - 1); 1; 0)" office:value-type="float" office:value="0" calcext:value-type="float">
            <text:p>0</text:p>
          </table:table-cell>
          <table:table-cell table:formula="of:=IF(MOD([.J$1]; POWER(2; 7 - [.$A7])) &lt; POWER(2; 7 - [.$A7] - 1); 1; 0)" office:value-type="float" office:value="1" calcext:value-type="float">
            <text:p>1</text:p>
          </table:table-cell>
          <table:table-cell table:formula="of:=IF(MOD([.K$1]; POWER(2; 7 - [.$A7])) &lt; POWER(2; 7 - [.$A7] - 1); 1; 0)" office:value-type="float" office:value="1" calcext:value-type="float">
            <text:p>1</text:p>
          </table:table-cell>
          <table:table-cell table:formula="of:=IF(MOD([.L$1]; POWER(2; 7 - [.$A7])) &lt; POWER(2; 7 - [.$A7] - 1); 1; 0)" office:value-type="float" office:value="0" calcext:value-type="float">
            <text:p>0</text:p>
          </table:table-cell>
          <table:table-cell table:formula="of:=IF(MOD([.M$1]; POWER(2; 7 - [.$A7])) &lt; POWER(2; 7 - [.$A7] - 1); 1; 0)" office:value-type="float" office:value="0" calcext:value-type="float">
            <text:p>0</text:p>
          </table:table-cell>
          <table:table-cell table:formula="of:=IF(MOD([.N$1]; POWER(2; 7 - [.$A7])) &lt; POWER(2; 7 - [.$A7] - 1); 1; 0)" office:value-type="float" office:value="1" calcext:value-type="float">
            <text:p>1</text:p>
          </table:table-cell>
          <table:table-cell table:formula="of:=IF(MOD([.O$1]; POWER(2; 7 - [.$A7])) &lt; POWER(2; 7 - [.$A7] - 1); 1; 0)" office:value-type="float" office:value="1" calcext:value-type="float">
            <text:p>1</text:p>
          </table:table-cell>
          <table:table-cell table:formula="of:=IF(MOD([.P$1]; POWER(2; 7 - [.$A7])) &lt; POWER(2; 7 - [.$A7] - 1); 1; 0)" office:value-type="float" office:value="0" calcext:value-type="float">
            <text:p>0</text:p>
          </table:table-cell>
          <table:table-cell table:formula="of:=IF(MOD([.Q$1]; POWER(2; 7 - [.$A7])) &lt; POWER(2; 7 - [.$A7] - 1); 1; 0)" office:value-type="float" office:value="0" calcext:value-type="float">
            <text:p>0</text:p>
          </table:table-cell>
          <table:table-cell table:formula="of:=IF(MOD([.R$1]; POWER(2; 7 - [.$A7])) &lt; POWER(2; 7 - [.$A7] - 1); 1; 0)" office:value-type="float" office:value="1" calcext:value-type="float">
            <text:p>1</text:p>
          </table:table-cell>
          <table:table-cell table:formula="of:=IF(MOD([.S$1]; POWER(2; 7 - [.$A7])) &lt; POWER(2; 7 - [.$A7] - 1); 1; 0)" office:value-type="float" office:value="1" calcext:value-type="float">
            <text:p>1</text:p>
          </table:table-cell>
          <table:table-cell table:formula="of:=IF(MOD([.T$1]; POWER(2; 7 - [.$A7])) &lt; POWER(2; 7 - [.$A7] - 1); 1; 0)" office:value-type="float" office:value="0" calcext:value-type="float">
            <text:p>0</text:p>
          </table:table-cell>
          <table:table-cell table:formula="of:=IF(MOD([.U$1]; POWER(2; 7 - [.$A7])) &lt; POWER(2; 7 - [.$A7] - 1); 1; 0)" office:value-type="float" office:value="0" calcext:value-type="float">
            <text:p>0</text:p>
          </table:table-cell>
          <table:table-cell table:formula="of:=IF(MOD([.V$1]; POWER(2; 7 - [.$A7])) &lt; POWER(2; 7 - [.$A7] - 1); 1; 0)" office:value-type="float" office:value="1" calcext:value-type="float">
            <text:p>1</text:p>
          </table:table-cell>
          <table:table-cell table:formula="of:=IF(MOD([.W$1]; POWER(2; 7 - [.$A7])) &lt; POWER(2; 7 - [.$A7] - 1); 1; 0)" office:value-type="float" office:value="1" calcext:value-type="float">
            <text:p>1</text:p>
          </table:table-cell>
          <table:table-cell table:formula="of:=IF(MOD([.X$1]; POWER(2; 7 - [.$A7])) &lt; POWER(2; 7 - [.$A7] - 1); 1; 0)" office:value-type="float" office:value="0" calcext:value-type="float">
            <text:p>0</text:p>
          </table:table-cell>
          <table:table-cell table:formula="of:=IF(MOD([.Y$1]; POWER(2; 7 - [.$A7])) &lt; POWER(2; 7 - [.$A7] - 1); 1; 0)" office:value-type="float" office:value="0" calcext:value-type="float">
            <text:p>0</text:p>
          </table:table-cell>
          <table:table-cell table:formula="of:=IF(MOD([.Z$1]; POWER(2; 7 - [.$A7])) &lt; POWER(2; 7 - [.$A7] - 1); 1; 0)" office:value-type="float" office:value="1" calcext:value-type="float">
            <text:p>1</text:p>
          </table:table-cell>
          <table:table-cell table:formula="of:=IF(MOD([.AA$1]; POWER(2; 7 - [.$A7])) &lt; POWER(2; 7 - [.$A7] - 1); 1; 0)" office:value-type="float" office:value="1" calcext:value-type="float">
            <text:p>1</text:p>
          </table:table-cell>
          <table:table-cell table:formula="of:=IF(MOD([.AB$1]; POWER(2; 7 - [.$A7])) &lt; POWER(2; 7 - [.$A7] - 1); 1; 0)" office:value-type="float" office:value="0" calcext:value-type="float">
            <text:p>0</text:p>
          </table:table-cell>
          <table:table-cell table:formula="of:=IF(MOD([.AC$1]; POWER(2; 7 - [.$A7])) &lt; POWER(2; 7 - [.$A7] - 1); 1; 0)" office:value-type="float" office:value="0" calcext:value-type="float">
            <text:p>0</text:p>
          </table:table-cell>
          <table:table-cell table:formula="of:=IF(MOD([.AD$1]; POWER(2; 7 - [.$A7])) &lt; POWER(2; 7 - [.$A7] - 1); 1; 0)" office:value-type="float" office:value="1" calcext:value-type="float">
            <text:p>1</text:p>
          </table:table-cell>
          <table:table-cell table:formula="of:=IF(MOD([.AE$1]; POWER(2; 7 - [.$A7])) &lt; POWER(2; 7 - [.$A7] - 1); 1; 0)" office:value-type="float" office:value="1" calcext:value-type="float">
            <text:p>1</text:p>
          </table:table-cell>
          <table:table-cell table:formula="of:=IF(MOD([.AF$1]; POWER(2; 7 - [.$A7])) &lt; POWER(2; 7 - [.$A7] - 1); 1; 0)" office:value-type="float" office:value="0" calcext:value-type="float">
            <text:p>0</text:p>
          </table:table-cell>
          <table:table-cell table:formula="of:=IF(MOD([.AG$1]; POWER(2; 7 - [.$A7])) &lt; POWER(2; 7 - [.$A7] - 1); 1; 0)" office:value-type="float" office:value="0" calcext:value-type="float">
            <text:p>0</text:p>
          </table:table-cell>
          <table:table-cell table:formula="of:=IF(MOD([.AH$1]; POWER(2; 7 - [.$A7])) &lt; POWER(2; 7 - [.$A7] - 1); 1; 0)" office:value-type="float" office:value="1" calcext:value-type="float">
            <text:p>1</text:p>
          </table:table-cell>
          <table:table-cell table:formula="of:=IF(MOD([.AI$1]; POWER(2; 7 - [.$A7])) &lt; POWER(2; 7 - [.$A7] - 1); 1; 0)" office:value-type="float" office:value="1" calcext:value-type="float">
            <text:p>1</text:p>
          </table:table-cell>
          <table:table-cell table:formula="of:=IF(MOD([.AJ$1]; POWER(2; 7 - [.$A7])) &lt; POWER(2; 7 - [.$A7] - 1); 1; 0)" office:value-type="float" office:value="0" calcext:value-type="float">
            <text:p>0</text:p>
          </table:table-cell>
          <table:table-cell table:formula="of:=IF(MOD([.AK$1]; POWER(2; 7 - [.$A7])) &lt; POWER(2; 7 - [.$A7] - 1); 1; 0)" office:value-type="float" office:value="0" calcext:value-type="float">
            <text:p>0</text:p>
          </table:table-cell>
          <table:table-cell table:formula="of:=IF(MOD([.AL$1]; POWER(2; 7 - [.$A7])) &lt; POWER(2; 7 - [.$A7] - 1); 1; 0)" office:value-type="float" office:value="1" calcext:value-type="float">
            <text:p>1</text:p>
          </table:table-cell>
          <table:table-cell table:formula="of:=IF(MOD([.AM$1]; POWER(2; 7 - [.$A7])) &lt; POWER(2; 7 - [.$A7] - 1); 1; 0)" office:value-type="float" office:value="1" calcext:value-type="float">
            <text:p>1</text:p>
          </table:table-cell>
          <table:table-cell table:formula="of:=IF(MOD([.AN$1]; POWER(2; 7 - [.$A7])) &lt; POWER(2; 7 - [.$A7] - 1); 1; 0)" office:value-type="float" office:value="0" calcext:value-type="float">
            <text:p>0</text:p>
          </table:table-cell>
          <table:table-cell table:formula="of:=IF(MOD([.AO$1]; POWER(2; 7 - [.$A7])) &lt; POWER(2; 7 - [.$A7] - 1); 1; 0)" office:value-type="float" office:value="0" calcext:value-type="float">
            <text:p>0</text:p>
          </table:table-cell>
          <table:table-cell table:formula="of:=IF(MOD([.AP$1]; POWER(2; 7 - [.$A7])) &lt; POWER(2; 7 - [.$A7] - 1); 1; 0)" office:value-type="float" office:value="1" calcext:value-type="float">
            <text:p>1</text:p>
          </table:table-cell>
          <table:table-cell table:formula="of:=IF(MOD([.AQ$1]; POWER(2; 7 - [.$A7])) &lt; POWER(2; 7 - [.$A7] - 1); 1; 0)" office:value-type="float" office:value="1" calcext:value-type="float">
            <text:p>1</text:p>
          </table:table-cell>
          <table:table-cell table:formula="of:=IF(MOD([.AR$1]; POWER(2; 7 - [.$A7])) &lt; POWER(2; 7 - [.$A7] - 1); 1; 0)" office:value-type="float" office:value="0" calcext:value-type="float">
            <text:p>0</text:p>
          </table:table-cell>
          <table:table-cell table:formula="of:=IF(MOD([.AS$1]; POWER(2; 7 - [.$A7])) &lt; POWER(2; 7 - [.$A7] - 1); 1; 0)" office:value-type="float" office:value="0" calcext:value-type="float">
            <text:p>0</text:p>
          </table:table-cell>
          <table:table-cell table:formula="of:=IF(MOD([.AT$1]; POWER(2; 7 - [.$A7])) &lt; POWER(2; 7 - [.$A7] - 1); 1; 0)" office:value-type="float" office:value="1" calcext:value-type="float">
            <text:p>1</text:p>
          </table:table-cell>
          <table:table-cell table:formula="of:=IF(MOD([.AU$1]; POWER(2; 7 - [.$A7])) &lt; POWER(2; 7 - [.$A7] - 1); 1; 0)" office:value-type="float" office:value="1" calcext:value-type="float">
            <text:p>1</text:p>
          </table:table-cell>
          <table:table-cell table:formula="of:=IF(MOD([.AV$1]; POWER(2; 7 - [.$A7])) &lt; POWER(2; 7 - [.$A7] - 1); 1; 0)" office:value-type="float" office:value="0" calcext:value-type="float">
            <text:p>0</text:p>
          </table:table-cell>
          <table:table-cell table:formula="of:=IF(MOD([.AW$1]; POWER(2; 7 - [.$A7])) &lt; POWER(2; 7 - [.$A7] - 1); 1; 0)" office:value-type="float" office:value="0" calcext:value-type="float">
            <text:p>0</text:p>
          </table:table-cell>
          <table:table-cell table:formula="of:=IF(MOD([.AX$1]; POWER(2; 7 - [.$A7])) &lt; POWER(2; 7 - [.$A7] - 1); 1; 0)" office:value-type="float" office:value="1" calcext:value-type="float">
            <text:p>1</text:p>
          </table:table-cell>
          <table:table-cell table:formula="of:=IF(MOD([.AY$1]; POWER(2; 7 - [.$A7])) &lt; POWER(2; 7 - [.$A7] - 1); 1; 0)" office:value-type="float" office:value="1" calcext:value-type="float">
            <text:p>1</text:p>
          </table:table-cell>
          <table:table-cell table:formula="of:=IF(MOD([.AZ$1]; POWER(2; 7 - [.$A7])) &lt; POWER(2; 7 - [.$A7] - 1); 1; 0)" office:value-type="float" office:value="0" calcext:value-type="float">
            <text:p>0</text:p>
          </table:table-cell>
          <table:table-cell table:formula="of:=IF(MOD([.BA$1]; POWER(2; 7 - [.$A7])) &lt; POWER(2; 7 - [.$A7] - 1); 1; 0)" office:value-type="float" office:value="0" calcext:value-type="float">
            <text:p>0</text:p>
          </table:table-cell>
          <table:table-cell table:formula="of:=IF(MOD([.BB$1]; POWER(2; 7 - [.$A7])) &lt; POWER(2; 7 - [.$A7] - 1); 1; 0)" office:value-type="float" office:value="1" calcext:value-type="float">
            <text:p>1</text:p>
          </table:table-cell>
          <table:table-cell table:formula="of:=IF(MOD([.BC$1]; POWER(2; 7 - [.$A7])) &lt; POWER(2; 7 - [.$A7] - 1); 1; 0)" office:value-type="float" office:value="1" calcext:value-type="float">
            <text:p>1</text:p>
          </table:table-cell>
          <table:table-cell table:formula="of:=IF(MOD([.BD$1]; POWER(2; 7 - [.$A7])) &lt; POWER(2; 7 - [.$A7] - 1); 1; 0)" office:value-type="float" office:value="0" calcext:value-type="float">
            <text:p>0</text:p>
          </table:table-cell>
          <table:table-cell table:formula="of:=IF(MOD([.BE$1]; POWER(2; 7 - [.$A7])) &lt; POWER(2; 7 - [.$A7] - 1); 1; 0)" office:value-type="float" office:value="0" calcext:value-type="float">
            <text:p>0</text:p>
          </table:table-cell>
          <table:table-cell table:formula="of:=IF(MOD([.BF$1]; POWER(2; 7 - [.$A7])) &lt; POWER(2; 7 - [.$A7] - 1); 1; 0)" office:value-type="float" office:value="1" calcext:value-type="float">
            <text:p>1</text:p>
          </table:table-cell>
          <table:table-cell table:formula="of:=IF(MOD([.BG$1]; POWER(2; 7 - [.$A7])) &lt; POWER(2; 7 - [.$A7] - 1); 1; 0)" office:value-type="float" office:value="1" calcext:value-type="float">
            <text:p>1</text:p>
          </table:table-cell>
          <table:table-cell table:formula="of:=IF(MOD([.BH$1]; POWER(2; 7 - [.$A7])) &lt; POWER(2; 7 - [.$A7] - 1); 1; 0)" office:value-type="float" office:value="0" calcext:value-type="float">
            <text:p>0</text:p>
          </table:table-cell>
          <table:table-cell table:formula="of:=IF(MOD([.BI$1]; POWER(2; 7 - [.$A7])) &lt; POWER(2; 7 - [.$A7] - 1); 1; 0)" office:value-type="float" office:value="0" calcext:value-type="float">
            <text:p>0</text:p>
          </table:table-cell>
          <table:table-cell table:formula="of:=IF(MOD([.BJ$1]; POWER(2; 7 - [.$A7])) &lt; POWER(2; 7 - [.$A7] - 1); 1; 0)" office:value-type="float" office:value="1" calcext:value-type="float">
            <text:p>1</text:p>
          </table:table-cell>
          <table:table-cell table:formula="of:=IF(MOD([.BK$1]; POWER(2; 7 - [.$A7])) &lt; POWER(2; 7 - [.$A7] - 1); 1; 0)" office:value-type="float" office:value="1" calcext:value-type="float">
            <text:p>1</text:p>
          </table:table-cell>
          <table:table-cell table:formula="of:=IF(MOD([.BL$1]; POWER(2; 7 - [.$A7])) &lt; POWER(2; 7 - [.$A7] - 1); 1; 0)" office:value-type="float" office:value="0" calcext:value-type="float">
            <text:p>0</text:p>
          </table:table-cell>
          <table:table-cell table:formula="of:=IF(MOD([.BM$1]; POWER(2; 7 - [.$A7])) &lt; POWER(2; 7 - [.$A7] - 1); 1; 0)" office:value-type="float" office:value="0" calcext:value-type="float">
            <text:p>0</text:p>
          </table:table-cell>
          <table:table-cell table:formula="of:=IF(MOD([.BN$1]; POWER(2; 7 - [.$A7])) &lt; POWER(2; 7 - [.$A7] - 1); 1; 0)" office:value-type="float" office:value="1" calcext:value-type="float">
            <text:p>1</text:p>
          </table:table-cell>
          <table:table-cell table:formula="of:=IF(MOD([.BO$1]; POWER(2; 7 - [.$A7])) &lt; POWER(2; 7 - [.$A7] - 1); 1; 0)" office:value-type="float" office:value="1" calcext:value-type="float">
            <text:p>1</text:p>
          </table:table-cell>
          <table:table-cell table:formula="of:=IF(MOD([.BP$1]; POWER(2; 7 - [.$A7])) &lt; POWER(2; 7 - [.$A7] - 1); 1; 0)" office:value-type="float" office:value="0" calcext:value-type="float">
            <text:p>0</text:p>
          </table:table-cell>
          <table:table-cell table:formula="of:=IF(MOD([.BQ$1]; POWER(2; 7 - [.$A7])) &lt; POWER(2; 7 - [.$A7] - 1); 1; 0)" office:value-type="float" office:value="0" calcext:value-type="float">
            <text:p>0</text:p>
          </table:table-cell>
          <table:table-cell table:formula="of:=IF(MOD([.BR$1]; POWER(2; 7 - [.$A7])) &lt; POWER(2; 7 - [.$A7] - 1); 1; 0)" office:value-type="float" office:value="1" calcext:value-type="float">
            <text:p>1</text:p>
          </table:table-cell>
          <table:table-cell table:formula="of:=IF(MOD([.BS$1]; POWER(2; 7 - [.$A7])) &lt; POWER(2; 7 - [.$A7] - 1); 1; 0)" office:value-type="float" office:value="1" calcext:value-type="float">
            <text:p>1</text:p>
          </table:table-cell>
          <table:table-cell table:formula="of:=IF(MOD([.BT$1]; POWER(2; 7 - [.$A7])) &lt; POWER(2; 7 - [.$A7] - 1); 1; 0)" office:value-type="float" office:value="0" calcext:value-type="float">
            <text:p>0</text:p>
          </table:table-cell>
          <table:table-cell table:formula="of:=IF(MOD([.BU$1]; POWER(2; 7 - [.$A7])) &lt; POWER(2; 7 - [.$A7] - 1); 1; 0)" office:value-type="float" office:value="0" calcext:value-type="float">
            <text:p>0</text:p>
          </table:table-cell>
          <table:table-cell table:formula="of:=IF(MOD([.BV$1]; POWER(2; 7 - [.$A7])) &lt; POWER(2; 7 - [.$A7] - 1); 1; 0)" office:value-type="float" office:value="1" calcext:value-type="float">
            <text:p>1</text:p>
          </table:table-cell>
          <table:table-cell table:formula="of:=IF(MOD([.BW$1]; POWER(2; 7 - [.$A7])) &lt; POWER(2; 7 - [.$A7] - 1); 1; 0)" office:value-type="float" office:value="1" calcext:value-type="float">
            <text:p>1</text:p>
          </table:table-cell>
          <table:table-cell table:formula="of:=IF(MOD([.BX$1]; POWER(2; 7 - [.$A7])) &lt; POWER(2; 7 - [.$A7] - 1); 1; 0)" office:value-type="float" office:value="0" calcext:value-type="float">
            <text:p>0</text:p>
          </table:table-cell>
          <table:table-cell table:formula="of:=IF(MOD([.BY$1]; POWER(2; 7 - [.$A7])) &lt; POWER(2; 7 - [.$A7] - 1); 1; 0)" office:value-type="float" office:value="0" calcext:value-type="float">
            <text:p>0</text:p>
          </table:table-cell>
          <table:table-cell table:formula="of:=IF(MOD([.BZ$1]; POWER(2; 7 - [.$A7])) &lt; POWER(2; 7 - [.$A7] - 1); 1; 0)" office:value-type="float" office:value="1" calcext:value-type="float">
            <text:p>1</text:p>
          </table:table-cell>
          <table:table-cell table:formula="of:=IF(MOD([.CA$1]; POWER(2; 7 - [.$A7])) &lt; POWER(2; 7 - [.$A7] - 1); 1; 0)" office:value-type="float" office:value="1" calcext:value-type="float">
            <text:p>1</text:p>
          </table:table-cell>
          <table:table-cell table:formula="of:=IF(MOD([.CB$1]; POWER(2; 7 - [.$A7])) &lt; POWER(2; 7 - [.$A7] - 1); 1; 0)" office:value-type="float" office:value="0" calcext:value-type="float">
            <text:p>0</text:p>
          </table:table-cell>
          <table:table-cell table:formula="of:=IF(MOD([.CC$1]; POWER(2; 7 - [.$A7])) &lt; POWER(2; 7 - [.$A7] - 1); 1; 0)" office:value-type="float" office:value="0" calcext:value-type="float">
            <text:p>0</text:p>
          </table:table-cell>
          <table:table-cell table:formula="of:=IF(MOD([.CD$1]; POWER(2; 7 - [.$A7])) &lt; POWER(2; 7 - [.$A7] - 1); 1; 0)" office:value-type="float" office:value="1" calcext:value-type="float">
            <text:p>1</text:p>
          </table:table-cell>
          <table:table-cell table:formula="of:=IF(MOD([.CE$1]; POWER(2; 7 - [.$A7])) &lt; POWER(2; 7 - [.$A7] - 1); 1; 0)" office:value-type="float" office:value="1" calcext:value-type="float">
            <text:p>1</text:p>
          </table:table-cell>
          <table:table-cell table:formula="of:=IF(MOD([.CF$1]; POWER(2; 7 - [.$A7])) &lt; POWER(2; 7 - [.$A7] - 1); 1; 0)" office:value-type="float" office:value="0" calcext:value-type="float">
            <text:p>0</text:p>
          </table:table-cell>
          <table:table-cell table:formula="of:=IF(MOD([.CG$1]; POWER(2; 7 - [.$A7])) &lt; POWER(2; 7 - [.$A7] - 1); 1; 0)" office:value-type="float" office:value="0" calcext:value-type="float">
            <text:p>0</text:p>
          </table:table-cell>
          <table:table-cell table:formula="of:=IF(MOD([.CH$1]; POWER(2; 7 - [.$A7])) &lt; POWER(2; 7 - [.$A7] - 1); 1; 0)" office:value-type="float" office:value="1" calcext:value-type="float">
            <text:p>1</text:p>
          </table:table-cell>
          <table:table-cell table:formula="of:=IF(MOD([.CI$1]; POWER(2; 7 - [.$A7])) &lt; POWER(2; 7 - [.$A7] - 1); 1; 0)" office:value-type="float" office:value="1" calcext:value-type="float">
            <text:p>1</text:p>
          </table:table-cell>
          <table:table-cell table:formula="of:=IF(MOD([.CJ$1]; POWER(2; 7 - [.$A7])) &lt; POWER(2; 7 - [.$A7] - 1); 1; 0)" office:value-type="float" office:value="0" calcext:value-type="float">
            <text:p>0</text:p>
          </table:table-cell>
          <table:table-cell table:formula="of:=IF(MOD([.CK$1]; POWER(2; 7 - [.$A7])) &lt; POWER(2; 7 - [.$A7] - 1); 1; 0)" office:value-type="float" office:value="0" calcext:value-type="float">
            <text:p>0</text:p>
          </table:table-cell>
          <table:table-cell table:formula="of:=IF(MOD([.CL$1]; POWER(2; 7 - [.$A7])) &lt; POWER(2; 7 - [.$A7] - 1); 1; 0)" office:value-type="float" office:value="1" calcext:value-type="float">
            <text:p>1</text:p>
          </table:table-cell>
          <table:table-cell table:formula="of:=IF(MOD([.CM$1]; POWER(2; 7 - [.$A7])) &lt; POWER(2; 7 - [.$A7] - 1); 1; 0)" office:value-type="float" office:value="1" calcext:value-type="float">
            <text:p>1</text:p>
          </table:table-cell>
          <table:table-cell table:formula="of:=IF(MOD([.CN$1]; POWER(2; 7 - [.$A7])) &lt; POWER(2; 7 - [.$A7] - 1); 1; 0)" office:value-type="float" office:value="0" calcext:value-type="float">
            <text:p>0</text:p>
          </table:table-cell>
          <table:table-cell table:formula="of:=IF(MOD([.CO$1]; POWER(2; 7 - [.$A7])) &lt; POWER(2; 7 - [.$A7] - 1); 1; 0)" office:value-type="float" office:value="0" calcext:value-type="float">
            <text:p>0</text:p>
          </table:table-cell>
          <table:table-cell table:formula="of:=IF(MOD([.CP$1]; POWER(2; 7 - [.$A7])) &lt; POWER(2; 7 - [.$A7] - 1); 1; 0)" office:value-type="float" office:value="1" calcext:value-type="float">
            <text:p>1</text:p>
          </table:table-cell>
          <table:table-cell table:formula="of:=IF(MOD([.CQ$1]; POWER(2; 7 - [.$A7])) &lt; POWER(2; 7 - [.$A7] - 1); 1; 0)" office:value-type="float" office:value="1" calcext:value-type="float">
            <text:p>1</text:p>
          </table:table-cell>
          <table:table-cell table:formula="of:=IF(MOD([.CR$1]; POWER(2; 7 - [.$A7])) &lt; POWER(2; 7 - [.$A7] - 1); 1; 0)" office:value-type="float" office:value="0" calcext:value-type="float">
            <text:p>0</text:p>
          </table:table-cell>
          <table:table-cell table:formula="of:=IF(MOD([.CS$1]; POWER(2; 7 - [.$A7])) &lt; POWER(2; 7 - [.$A7] - 1); 1; 0)" office:value-type="float" office:value="0" calcext:value-type="float">
            <text:p>0</text:p>
          </table:table-cell>
          <table:table-cell table:formula="of:=IF(MOD([.CT$1]; POWER(2; 7 - [.$A7])) &lt; POWER(2; 7 - [.$A7] - 1); 1; 0)" office:value-type="float" office:value="1" calcext:value-type="float">
            <text:p>1</text:p>
          </table:table-cell>
          <table:table-cell table:formula="of:=IF(MOD([.CU$1]; POWER(2; 7 - [.$A7])) &lt; POWER(2; 7 - [.$A7] - 1); 1; 0)" office:value-type="float" office:value="1" calcext:value-type="float">
            <text:p>1</text:p>
          </table:table-cell>
          <table:table-cell table:formula="of:=IF(MOD([.CV$1]; POWER(2; 7 - [.$A7])) &lt; POWER(2; 7 - [.$A7] - 1); 1; 0)" office:value-type="float" office:value="0" calcext:value-type="float">
            <text:p>0</text:p>
          </table:table-cell>
          <table:table-cell table:formula="of:=IF(MOD([.CW$1]; POWER(2; 7 - [.$A7])) &lt; POWER(2; 7 - [.$A7] - 1); 1; 0)" office:value-type="float" office:value="0" calcext:value-type="float">
            <text:p>0</text:p>
          </table:table-cell>
          <table:table-cell table:formula="of:=IF(MOD([.CX$1]; POWER(2; 7 - [.$A7])) &lt; POWER(2; 7 - [.$A7] - 1); 1; 0)" office:value-type="float" office:value="1" calcext:value-type="float">
            <text:p>1</text:p>
          </table:table-cell>
          <table:table-cell table:formula="of:=IF(MOD([.CY$1]; POWER(2; 7 - [.$A7])) &lt; POWER(2; 7 - [.$A7] - 1); 1; 0)" office:value-type="float" office:value="1" calcext:value-type="float">
            <text:p>1</text:p>
          </table:table-cell>
          <table:table-cell table:formula="of:=IF(MOD([.CZ$1]; POWER(2; 7 - [.$A7])) &lt; POWER(2; 7 - [.$A7] - 1); 1; 0)" office:value-type="float" office:value="0" calcext:value-type="float">
            <text:p>0</text:p>
          </table:table-cell>
          <table:table-cell table:formula="of:=IF(MOD([.DA$1]; POWER(2; 7 - [.$A7])) &lt; POWER(2; 7 - [.$A7] - 1); 1; 0)" office:value-type="float" office:value="0" calcext:value-type="float">
            <text:p>0</text:p>
          </table:table-cell>
          <table:table-cell table:formula="of:=IF(MOD([.DB$1]; POWER(2; 7 - [.$A7])) &lt; POWER(2; 7 - [.$A7] - 1); 1; 0)" office:value-type="float" office:value="1" calcext:value-type="float">
            <text:p>1</text:p>
          </table:table-cell>
          <table:table-cell table:formula="of:=IF(MOD([.DC$1]; POWER(2; 7 - [.$A7])) &lt; POWER(2; 7 - [.$A7] - 1); 1; 0)" office:value-type="float" office:value="1" calcext:value-type="float">
            <text:p>1</text:p>
          </table:table-cell>
          <table:table-cell table:formula="of:=IF(MOD([.DD$1]; POWER(2; 7 - [.$A7])) &lt; POWER(2; 7 - [.$A7] - 1); 1; 0)" office:value-type="float" office:value="0" calcext:value-type="float">
            <text:p>0</text:p>
          </table:table-cell>
          <table:table-cell table:formula="of:=IF(MOD([.DE$1]; POWER(2; 7 - [.$A7])) &lt; POWER(2; 7 - [.$A7] - 1); 1; 0)" office:value-type="float" office:value="0" calcext:value-type="float">
            <text:p>0</text:p>
          </table:table-cell>
          <table:table-cell table:formula="of:=IF(MOD([.DF$1]; POWER(2; 7 - [.$A7])) &lt; POWER(2; 7 - [.$A7] - 1); 1; 0)" office:value-type="float" office:value="1" calcext:value-type="float">
            <text:p>1</text:p>
          </table:table-cell>
          <table:table-cell table:formula="of:=IF(MOD([.DG$1]; POWER(2; 7 - [.$A7])) &lt; POWER(2; 7 - [.$A7] - 1); 1; 0)" office:value-type="float" office:value="1" calcext:value-type="float">
            <text:p>1</text:p>
          </table:table-cell>
          <table:table-cell table:formula="of:=IF(MOD([.DH$1]; POWER(2; 7 - [.$A7])) &lt; POWER(2; 7 - [.$A7] - 1); 1; 0)" office:value-type="float" office:value="0" calcext:value-type="float">
            <text:p>0</text:p>
          </table:table-cell>
          <table:table-cell table:formula="of:=IF(MOD([.DI$1]; POWER(2; 7 - [.$A7])) &lt; POWER(2; 7 - [.$A7] - 1); 1; 0)" office:value-type="float" office:value="0" calcext:value-type="float">
            <text:p>0</text:p>
          </table:table-cell>
          <table:table-cell table:formula="of:=IF(MOD([.DJ$1]; POWER(2; 7 - [.$A7])) &lt; POWER(2; 7 - [.$A7] - 1); 1; 0)" office:value-type="float" office:value="1" calcext:value-type="float">
            <text:p>1</text:p>
          </table:table-cell>
          <table:table-cell table:formula="of:=IF(MOD([.DK$1]; POWER(2; 7 - [.$A7])) &lt; POWER(2; 7 - [.$A7] - 1); 1; 0)" office:value-type="float" office:value="1" calcext:value-type="float">
            <text:p>1</text:p>
          </table:table-cell>
          <table:table-cell table:formula="of:=IF(MOD([.DL$1]; POWER(2; 7 - [.$A7])) &lt; POWER(2; 7 - [.$A7] - 1); 1; 0)" office:value-type="float" office:value="0" calcext:value-type="float">
            <text:p>0</text:p>
          </table:table-cell>
          <table:table-cell table:formula="of:=IF(MOD([.DM$1]; POWER(2; 7 - [.$A7])) &lt; POWER(2; 7 - [.$A7] - 1); 1; 0)" office:value-type="float" office:value="0" calcext:value-type="float">
            <text:p>0</text:p>
          </table:table-cell>
          <table:table-cell table:formula="of:=IF(MOD([.DN$1]; POWER(2; 7 - [.$A7])) &lt; POWER(2; 7 - [.$A7] - 1); 1; 0)" office:value-type="float" office:value="1" calcext:value-type="float">
            <text:p>1</text:p>
          </table:table-cell>
          <table:table-cell table:formula="of:=IF(MOD([.DO$1]; POWER(2; 7 - [.$A7])) &lt; POWER(2; 7 - [.$A7] - 1); 1; 0)" office:value-type="float" office:value="1" calcext:value-type="float">
            <text:p>1</text:p>
          </table:table-cell>
          <table:table-cell table:formula="of:=IF(MOD([.DP$1]; POWER(2; 7 - [.$A7])) &lt; POWER(2; 7 - [.$A7] - 1); 1; 0)" office:value-type="float" office:value="0" calcext:value-type="float">
            <text:p>0</text:p>
          </table:table-cell>
          <table:table-cell table:formula="of:=IF(MOD([.DQ$1]; POWER(2; 7 - [.$A7])) &lt; POWER(2; 7 - [.$A7] - 1); 1; 0)" office:value-type="float" office:value="0" calcext:value-type="float">
            <text:p>0</text:p>
          </table:table-cell>
          <table:table-cell table:formula="of:=IF(MOD([.DR$1]; POWER(2; 7 - [.$A7])) &lt; POWER(2; 7 - [.$A7] - 1); 1; 0)" office:value-type="float" office:value="1" calcext:value-type="float">
            <text:p>1</text:p>
          </table:table-cell>
          <table:table-cell table:formula="of:=IF(MOD([.DS$1]; POWER(2; 7 - [.$A7])) &lt; POWER(2; 7 - [.$A7] - 1); 1; 0)" office:value-type="float" office:value="1" calcext:value-type="float">
            <text:p>1</text:p>
          </table:table-cell>
          <table:table-cell table:formula="of:=IF(MOD([.DT$1]; POWER(2; 7 - [.$A7])) &lt; POWER(2; 7 - [.$A7] - 1); 1; 0)" office:value-type="float" office:value="0" calcext:value-type="float">
            <text:p>0</text:p>
          </table:table-cell>
          <table:table-cell table:formula="of:=IF(MOD([.DU$1]; POWER(2; 7 - [.$A7])) &lt; POWER(2; 7 - [.$A7] - 1); 1; 0)" office:value-type="float" office:value="0" calcext:value-type="float">
            <text:p>0</text:p>
          </table:table-cell>
          <table:table-cell table:formula="of:=IF(MOD([.DV$1]; POWER(2; 7 - [.$A7])) &lt; POWER(2; 7 - [.$A7] - 1); 1; 0)" office:value-type="float" office:value="1" calcext:value-type="float">
            <text:p>1</text:p>
          </table:table-cell>
          <table:table-cell table:formula="of:=IF(MOD([.DW$1]; POWER(2; 7 - [.$A7])) &lt; POWER(2; 7 - [.$A7] - 1); 1; 0)" office:value-type="float" office:value="1" calcext:value-type="float">
            <text:p>1</text:p>
          </table:table-cell>
          <table:table-cell table:formula="of:=IF(MOD([.DX$1]; POWER(2; 7 - [.$A7])) &lt; POWER(2; 7 - [.$A7] - 1); 1; 0)" office:value-type="float" office:value="0" calcext:value-type="float">
            <text:p>0</text:p>
          </table:table-cell>
          <table:table-cell table:formula="of:=IF(MOD([.DY$1]; POWER(2; 7 - [.$A7])) &lt; POWER(2; 7 - [.$A7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MOD([.B$1]; POWER(2; 7 - [.$A8])) &lt; POWER(2; 7 - [.$A8] - 1); 1; 0)" office:value-type="float" office:value="1" calcext:value-type="float">
            <text:p>1</text:p>
          </table:table-cell>
          <table:table-cell table:formula="of:=IF(MOD([.C$1]; POWER(2; 7 - [.$A8])) &lt; POWER(2; 7 - [.$A8] - 1); 1; 0)" office:value-type="float" office:value="0" calcext:value-type="float">
            <text:p>0</text:p>
          </table:table-cell>
          <table:table-cell table:formula="of:=IF(MOD([.D$1]; POWER(2; 7 - [.$A8])) &lt; POWER(2; 7 - [.$A8] - 1); 1; 0)" office:value-type="float" office:value="1" calcext:value-type="float">
            <text:p>1</text:p>
          </table:table-cell>
          <table:table-cell table:formula="of:=IF(MOD([.E$1]; POWER(2; 7 - [.$A8])) &lt; POWER(2; 7 - [.$A8] - 1); 1; 0)" office:value-type="float" office:value="0" calcext:value-type="float">
            <text:p>0</text:p>
          </table:table-cell>
          <table:table-cell table:formula="of:=IF(MOD([.F$1]; POWER(2; 7 - [.$A8])) &lt; POWER(2; 7 - [.$A8] - 1); 1; 0)" office:value-type="float" office:value="1" calcext:value-type="float">
            <text:p>1</text:p>
          </table:table-cell>
          <table:table-cell table:formula="of:=IF(MOD([.G$1]; POWER(2; 7 - [.$A8])) &lt; POWER(2; 7 - [.$A8] - 1); 1; 0)" office:value-type="float" office:value="0" calcext:value-type="float">
            <text:p>0</text:p>
          </table:table-cell>
          <table:table-cell table:formula="of:=IF(MOD([.H$1]; POWER(2; 7 - [.$A8])) &lt; POWER(2; 7 - [.$A8] - 1); 1; 0)" office:value-type="float" office:value="1" calcext:value-type="float">
            <text:p>1</text:p>
          </table:table-cell>
          <table:table-cell table:formula="of:=IF(MOD([.I$1]; POWER(2; 7 - [.$A8])) &lt; POWER(2; 7 - [.$A8] - 1); 1; 0)" office:value-type="float" office:value="0" calcext:value-type="float">
            <text:p>0</text:p>
          </table:table-cell>
          <table:table-cell table:formula="of:=IF(MOD([.J$1]; POWER(2; 7 - [.$A8])) &lt; POWER(2; 7 - [.$A8] - 1); 1; 0)" office:value-type="float" office:value="1" calcext:value-type="float">
            <text:p>1</text:p>
          </table:table-cell>
          <table:table-cell table:formula="of:=IF(MOD([.K$1]; POWER(2; 7 - [.$A8])) &lt; POWER(2; 7 - [.$A8] - 1); 1; 0)" office:value-type="float" office:value="0" calcext:value-type="float">
            <text:p>0</text:p>
          </table:table-cell>
          <table:table-cell table:formula="of:=IF(MOD([.L$1]; POWER(2; 7 - [.$A8])) &lt; POWER(2; 7 - [.$A8] - 1); 1; 0)" office:value-type="float" office:value="1" calcext:value-type="float">
            <text:p>1</text:p>
          </table:table-cell>
          <table:table-cell table:formula="of:=IF(MOD([.M$1]; POWER(2; 7 - [.$A8])) &lt; POWER(2; 7 - [.$A8] - 1); 1; 0)" office:value-type="float" office:value="0" calcext:value-type="float">
            <text:p>0</text:p>
          </table:table-cell>
          <table:table-cell table:formula="of:=IF(MOD([.N$1]; POWER(2; 7 - [.$A8])) &lt; POWER(2; 7 - [.$A8] - 1); 1; 0)" office:value-type="float" office:value="1" calcext:value-type="float">
            <text:p>1</text:p>
          </table:table-cell>
          <table:table-cell table:formula="of:=IF(MOD([.O$1]; POWER(2; 7 - [.$A8])) &lt; POWER(2; 7 - [.$A8] - 1); 1; 0)" office:value-type="float" office:value="0" calcext:value-type="float">
            <text:p>0</text:p>
          </table:table-cell>
          <table:table-cell table:formula="of:=IF(MOD([.P$1]; POWER(2; 7 - [.$A8])) &lt; POWER(2; 7 - [.$A8] - 1); 1; 0)" office:value-type="float" office:value="1" calcext:value-type="float">
            <text:p>1</text:p>
          </table:table-cell>
          <table:table-cell table:formula="of:=IF(MOD([.Q$1]; POWER(2; 7 - [.$A8])) &lt; POWER(2; 7 - [.$A8] - 1); 1; 0)" office:value-type="float" office:value="0" calcext:value-type="float">
            <text:p>0</text:p>
          </table:table-cell>
          <table:table-cell table:formula="of:=IF(MOD([.R$1]; POWER(2; 7 - [.$A8])) &lt; POWER(2; 7 - [.$A8] - 1); 1; 0)" office:value-type="float" office:value="1" calcext:value-type="float">
            <text:p>1</text:p>
          </table:table-cell>
          <table:table-cell table:formula="of:=IF(MOD([.S$1]; POWER(2; 7 - [.$A8])) &lt; POWER(2; 7 - [.$A8] - 1); 1; 0)" office:value-type="float" office:value="0" calcext:value-type="float">
            <text:p>0</text:p>
          </table:table-cell>
          <table:table-cell table:formula="of:=IF(MOD([.T$1]; POWER(2; 7 - [.$A8])) &lt; POWER(2; 7 - [.$A8] - 1); 1; 0)" office:value-type="float" office:value="1" calcext:value-type="float">
            <text:p>1</text:p>
          </table:table-cell>
          <table:table-cell table:formula="of:=IF(MOD([.U$1]; POWER(2; 7 - [.$A8])) &lt; POWER(2; 7 - [.$A8] - 1); 1; 0)" office:value-type="float" office:value="0" calcext:value-type="float">
            <text:p>0</text:p>
          </table:table-cell>
          <table:table-cell table:formula="of:=IF(MOD([.V$1]; POWER(2; 7 - [.$A8])) &lt; POWER(2; 7 - [.$A8] - 1); 1; 0)" office:value-type="float" office:value="1" calcext:value-type="float">
            <text:p>1</text:p>
          </table:table-cell>
          <table:table-cell table:formula="of:=IF(MOD([.W$1]; POWER(2; 7 - [.$A8])) &lt; POWER(2; 7 - [.$A8] - 1); 1; 0)" office:value-type="float" office:value="0" calcext:value-type="float">
            <text:p>0</text:p>
          </table:table-cell>
          <table:table-cell table:formula="of:=IF(MOD([.X$1]; POWER(2; 7 - [.$A8])) &lt; POWER(2; 7 - [.$A8] - 1); 1; 0)" office:value-type="float" office:value="1" calcext:value-type="float">
            <text:p>1</text:p>
          </table:table-cell>
          <table:table-cell table:formula="of:=IF(MOD([.Y$1]; POWER(2; 7 - [.$A8])) &lt; POWER(2; 7 - [.$A8] - 1); 1; 0)" office:value-type="float" office:value="0" calcext:value-type="float">
            <text:p>0</text:p>
          </table:table-cell>
          <table:table-cell table:formula="of:=IF(MOD([.Z$1]; POWER(2; 7 - [.$A8])) &lt; POWER(2; 7 - [.$A8] - 1); 1; 0)" office:value-type="float" office:value="1" calcext:value-type="float">
            <text:p>1</text:p>
          </table:table-cell>
          <table:table-cell table:formula="of:=IF(MOD([.AA$1]; POWER(2; 7 - [.$A8])) &lt; POWER(2; 7 - [.$A8] - 1); 1; 0)" office:value-type="float" office:value="0" calcext:value-type="float">
            <text:p>0</text:p>
          </table:table-cell>
          <table:table-cell table:formula="of:=IF(MOD([.AB$1]; POWER(2; 7 - [.$A8])) &lt; POWER(2; 7 - [.$A8] - 1); 1; 0)" office:value-type="float" office:value="1" calcext:value-type="float">
            <text:p>1</text:p>
          </table:table-cell>
          <table:table-cell table:formula="of:=IF(MOD([.AC$1]; POWER(2; 7 - [.$A8])) &lt; POWER(2; 7 - [.$A8] - 1); 1; 0)" office:value-type="float" office:value="0" calcext:value-type="float">
            <text:p>0</text:p>
          </table:table-cell>
          <table:table-cell table:formula="of:=IF(MOD([.AD$1]; POWER(2; 7 - [.$A8])) &lt; POWER(2; 7 - [.$A8] - 1); 1; 0)" office:value-type="float" office:value="1" calcext:value-type="float">
            <text:p>1</text:p>
          </table:table-cell>
          <table:table-cell table:formula="of:=IF(MOD([.AE$1]; POWER(2; 7 - [.$A8])) &lt; POWER(2; 7 - [.$A8] - 1); 1; 0)" office:value-type="float" office:value="0" calcext:value-type="float">
            <text:p>0</text:p>
          </table:table-cell>
          <table:table-cell table:formula="of:=IF(MOD([.AF$1]; POWER(2; 7 - [.$A8])) &lt; POWER(2; 7 - [.$A8] - 1); 1; 0)" office:value-type="float" office:value="1" calcext:value-type="float">
            <text:p>1</text:p>
          </table:table-cell>
          <table:table-cell table:formula="of:=IF(MOD([.AG$1]; POWER(2; 7 - [.$A8])) &lt; POWER(2; 7 - [.$A8] - 1); 1; 0)" office:value-type="float" office:value="0" calcext:value-type="float">
            <text:p>0</text:p>
          </table:table-cell>
          <table:table-cell table:formula="of:=IF(MOD([.AH$1]; POWER(2; 7 - [.$A8])) &lt; POWER(2; 7 - [.$A8] - 1); 1; 0)" office:value-type="float" office:value="1" calcext:value-type="float">
            <text:p>1</text:p>
          </table:table-cell>
          <table:table-cell table:formula="of:=IF(MOD([.AI$1]; POWER(2; 7 - [.$A8])) &lt; POWER(2; 7 - [.$A8] - 1); 1; 0)" office:value-type="float" office:value="0" calcext:value-type="float">
            <text:p>0</text:p>
          </table:table-cell>
          <table:table-cell table:formula="of:=IF(MOD([.AJ$1]; POWER(2; 7 - [.$A8])) &lt; POWER(2; 7 - [.$A8] - 1); 1; 0)" office:value-type="float" office:value="1" calcext:value-type="float">
            <text:p>1</text:p>
          </table:table-cell>
          <table:table-cell table:formula="of:=IF(MOD([.AK$1]; POWER(2; 7 - [.$A8])) &lt; POWER(2; 7 - [.$A8] - 1); 1; 0)" office:value-type="float" office:value="0" calcext:value-type="float">
            <text:p>0</text:p>
          </table:table-cell>
          <table:table-cell table:formula="of:=IF(MOD([.AL$1]; POWER(2; 7 - [.$A8])) &lt; POWER(2; 7 - [.$A8] - 1); 1; 0)" office:value-type="float" office:value="1" calcext:value-type="float">
            <text:p>1</text:p>
          </table:table-cell>
          <table:table-cell table:formula="of:=IF(MOD([.AM$1]; POWER(2; 7 - [.$A8])) &lt; POWER(2; 7 - [.$A8] - 1); 1; 0)" office:value-type="float" office:value="0" calcext:value-type="float">
            <text:p>0</text:p>
          </table:table-cell>
          <table:table-cell table:formula="of:=IF(MOD([.AN$1]; POWER(2; 7 - [.$A8])) &lt; POWER(2; 7 - [.$A8] - 1); 1; 0)" office:value-type="float" office:value="1" calcext:value-type="float">
            <text:p>1</text:p>
          </table:table-cell>
          <table:table-cell table:formula="of:=IF(MOD([.AO$1]; POWER(2; 7 - [.$A8])) &lt; POWER(2; 7 - [.$A8] - 1); 1; 0)" office:value-type="float" office:value="0" calcext:value-type="float">
            <text:p>0</text:p>
          </table:table-cell>
          <table:table-cell table:formula="of:=IF(MOD([.AP$1]; POWER(2; 7 - [.$A8])) &lt; POWER(2; 7 - [.$A8] - 1); 1; 0)" office:value-type="float" office:value="1" calcext:value-type="float">
            <text:p>1</text:p>
          </table:table-cell>
          <table:table-cell table:formula="of:=IF(MOD([.AQ$1]; POWER(2; 7 - [.$A8])) &lt; POWER(2; 7 - [.$A8] - 1); 1; 0)" office:value-type="float" office:value="0" calcext:value-type="float">
            <text:p>0</text:p>
          </table:table-cell>
          <table:table-cell table:formula="of:=IF(MOD([.AR$1]; POWER(2; 7 - [.$A8])) &lt; POWER(2; 7 - [.$A8] - 1); 1; 0)" office:value-type="float" office:value="1" calcext:value-type="float">
            <text:p>1</text:p>
          </table:table-cell>
          <table:table-cell table:formula="of:=IF(MOD([.AS$1]; POWER(2; 7 - [.$A8])) &lt; POWER(2; 7 - [.$A8] - 1); 1; 0)" office:value-type="float" office:value="0" calcext:value-type="float">
            <text:p>0</text:p>
          </table:table-cell>
          <table:table-cell table:formula="of:=IF(MOD([.AT$1]; POWER(2; 7 - [.$A8])) &lt; POWER(2; 7 - [.$A8] - 1); 1; 0)" office:value-type="float" office:value="1" calcext:value-type="float">
            <text:p>1</text:p>
          </table:table-cell>
          <table:table-cell table:formula="of:=IF(MOD([.AU$1]; POWER(2; 7 - [.$A8])) &lt; POWER(2; 7 - [.$A8] - 1); 1; 0)" office:value-type="float" office:value="0" calcext:value-type="float">
            <text:p>0</text:p>
          </table:table-cell>
          <table:table-cell table:formula="of:=IF(MOD([.AV$1]; POWER(2; 7 - [.$A8])) &lt; POWER(2; 7 - [.$A8] - 1); 1; 0)" office:value-type="float" office:value="1" calcext:value-type="float">
            <text:p>1</text:p>
          </table:table-cell>
          <table:table-cell table:formula="of:=IF(MOD([.AW$1]; POWER(2; 7 - [.$A8])) &lt; POWER(2; 7 - [.$A8] - 1); 1; 0)" office:value-type="float" office:value="0" calcext:value-type="float">
            <text:p>0</text:p>
          </table:table-cell>
          <table:table-cell table:formula="of:=IF(MOD([.AX$1]; POWER(2; 7 - [.$A8])) &lt; POWER(2; 7 - [.$A8] - 1); 1; 0)" office:value-type="float" office:value="1" calcext:value-type="float">
            <text:p>1</text:p>
          </table:table-cell>
          <table:table-cell table:formula="of:=IF(MOD([.AY$1]; POWER(2; 7 - [.$A8])) &lt; POWER(2; 7 - [.$A8] - 1); 1; 0)" office:value-type="float" office:value="0" calcext:value-type="float">
            <text:p>0</text:p>
          </table:table-cell>
          <table:table-cell table:formula="of:=IF(MOD([.AZ$1]; POWER(2; 7 - [.$A8])) &lt; POWER(2; 7 - [.$A8] - 1); 1; 0)" office:value-type="float" office:value="1" calcext:value-type="float">
            <text:p>1</text:p>
          </table:table-cell>
          <table:table-cell table:formula="of:=IF(MOD([.BA$1]; POWER(2; 7 - [.$A8])) &lt; POWER(2; 7 - [.$A8] - 1); 1; 0)" office:value-type="float" office:value="0" calcext:value-type="float">
            <text:p>0</text:p>
          </table:table-cell>
          <table:table-cell table:formula="of:=IF(MOD([.BB$1]; POWER(2; 7 - [.$A8])) &lt; POWER(2; 7 - [.$A8] - 1); 1; 0)" office:value-type="float" office:value="1" calcext:value-type="float">
            <text:p>1</text:p>
          </table:table-cell>
          <table:table-cell table:formula="of:=IF(MOD([.BC$1]; POWER(2; 7 - [.$A8])) &lt; POWER(2; 7 - [.$A8] - 1); 1; 0)" office:value-type="float" office:value="0" calcext:value-type="float">
            <text:p>0</text:p>
          </table:table-cell>
          <table:table-cell table:formula="of:=IF(MOD([.BD$1]; POWER(2; 7 - [.$A8])) &lt; POWER(2; 7 - [.$A8] - 1); 1; 0)" office:value-type="float" office:value="1" calcext:value-type="float">
            <text:p>1</text:p>
          </table:table-cell>
          <table:table-cell table:formula="of:=IF(MOD([.BE$1]; POWER(2; 7 - [.$A8])) &lt; POWER(2; 7 - [.$A8] - 1); 1; 0)" office:value-type="float" office:value="0" calcext:value-type="float">
            <text:p>0</text:p>
          </table:table-cell>
          <table:table-cell table:formula="of:=IF(MOD([.BF$1]; POWER(2; 7 - [.$A8])) &lt; POWER(2; 7 - [.$A8] - 1); 1; 0)" office:value-type="float" office:value="1" calcext:value-type="float">
            <text:p>1</text:p>
          </table:table-cell>
          <table:table-cell table:formula="of:=IF(MOD([.BG$1]; POWER(2; 7 - [.$A8])) &lt; POWER(2; 7 - [.$A8] - 1); 1; 0)" office:value-type="float" office:value="0" calcext:value-type="float">
            <text:p>0</text:p>
          </table:table-cell>
          <table:table-cell table:formula="of:=IF(MOD([.BH$1]; POWER(2; 7 - [.$A8])) &lt; POWER(2; 7 - [.$A8] - 1); 1; 0)" office:value-type="float" office:value="1" calcext:value-type="float">
            <text:p>1</text:p>
          </table:table-cell>
          <table:table-cell table:formula="of:=IF(MOD([.BI$1]; POWER(2; 7 - [.$A8])) &lt; POWER(2; 7 - [.$A8] - 1); 1; 0)" office:value-type="float" office:value="0" calcext:value-type="float">
            <text:p>0</text:p>
          </table:table-cell>
          <table:table-cell table:formula="of:=IF(MOD([.BJ$1]; POWER(2; 7 - [.$A8])) &lt; POWER(2; 7 - [.$A8] - 1); 1; 0)" office:value-type="float" office:value="1" calcext:value-type="float">
            <text:p>1</text:p>
          </table:table-cell>
          <table:table-cell table:formula="of:=IF(MOD([.BK$1]; POWER(2; 7 - [.$A8])) &lt; POWER(2; 7 - [.$A8] - 1); 1; 0)" office:value-type="float" office:value="0" calcext:value-type="float">
            <text:p>0</text:p>
          </table:table-cell>
          <table:table-cell table:formula="of:=IF(MOD([.BL$1]; POWER(2; 7 - [.$A8])) &lt; POWER(2; 7 - [.$A8] - 1); 1; 0)" office:value-type="float" office:value="1" calcext:value-type="float">
            <text:p>1</text:p>
          </table:table-cell>
          <table:table-cell table:formula="of:=IF(MOD([.BM$1]; POWER(2; 7 - [.$A8])) &lt; POWER(2; 7 - [.$A8] - 1); 1; 0)" office:value-type="float" office:value="0" calcext:value-type="float">
            <text:p>0</text:p>
          </table:table-cell>
          <table:table-cell table:formula="of:=IF(MOD([.BN$1]; POWER(2; 7 - [.$A8])) &lt; POWER(2; 7 - [.$A8] - 1); 1; 0)" office:value-type="float" office:value="1" calcext:value-type="float">
            <text:p>1</text:p>
          </table:table-cell>
          <table:table-cell table:formula="of:=IF(MOD([.BO$1]; POWER(2; 7 - [.$A8])) &lt; POWER(2; 7 - [.$A8] - 1); 1; 0)" office:value-type="float" office:value="0" calcext:value-type="float">
            <text:p>0</text:p>
          </table:table-cell>
          <table:table-cell table:formula="of:=IF(MOD([.BP$1]; POWER(2; 7 - [.$A8])) &lt; POWER(2; 7 - [.$A8] - 1); 1; 0)" office:value-type="float" office:value="1" calcext:value-type="float">
            <text:p>1</text:p>
          </table:table-cell>
          <table:table-cell table:formula="of:=IF(MOD([.BQ$1]; POWER(2; 7 - [.$A8])) &lt; POWER(2; 7 - [.$A8] - 1); 1; 0)" office:value-type="float" office:value="0" calcext:value-type="float">
            <text:p>0</text:p>
          </table:table-cell>
          <table:table-cell table:formula="of:=IF(MOD([.BR$1]; POWER(2; 7 - [.$A8])) &lt; POWER(2; 7 - [.$A8] - 1); 1; 0)" office:value-type="float" office:value="1" calcext:value-type="float">
            <text:p>1</text:p>
          </table:table-cell>
          <table:table-cell table:formula="of:=IF(MOD([.BS$1]; POWER(2; 7 - [.$A8])) &lt; POWER(2; 7 - [.$A8] - 1); 1; 0)" office:value-type="float" office:value="0" calcext:value-type="float">
            <text:p>0</text:p>
          </table:table-cell>
          <table:table-cell table:formula="of:=IF(MOD([.BT$1]; POWER(2; 7 - [.$A8])) &lt; POWER(2; 7 - [.$A8] - 1); 1; 0)" office:value-type="float" office:value="1" calcext:value-type="float">
            <text:p>1</text:p>
          </table:table-cell>
          <table:table-cell table:formula="of:=IF(MOD([.BU$1]; POWER(2; 7 - [.$A8])) &lt; POWER(2; 7 - [.$A8] - 1); 1; 0)" office:value-type="float" office:value="0" calcext:value-type="float">
            <text:p>0</text:p>
          </table:table-cell>
          <table:table-cell table:formula="of:=IF(MOD([.BV$1]; POWER(2; 7 - [.$A8])) &lt; POWER(2; 7 - [.$A8] - 1); 1; 0)" office:value-type="float" office:value="1" calcext:value-type="float">
            <text:p>1</text:p>
          </table:table-cell>
          <table:table-cell table:formula="of:=IF(MOD([.BW$1]; POWER(2; 7 - [.$A8])) &lt; POWER(2; 7 - [.$A8] - 1); 1; 0)" office:value-type="float" office:value="0" calcext:value-type="float">
            <text:p>0</text:p>
          </table:table-cell>
          <table:table-cell table:formula="of:=IF(MOD([.BX$1]; POWER(2; 7 - [.$A8])) &lt; POWER(2; 7 - [.$A8] - 1); 1; 0)" office:value-type="float" office:value="1" calcext:value-type="float">
            <text:p>1</text:p>
          </table:table-cell>
          <table:table-cell table:formula="of:=IF(MOD([.BY$1]; POWER(2; 7 - [.$A8])) &lt; POWER(2; 7 - [.$A8] - 1); 1; 0)" office:value-type="float" office:value="0" calcext:value-type="float">
            <text:p>0</text:p>
          </table:table-cell>
          <table:table-cell table:formula="of:=IF(MOD([.BZ$1]; POWER(2; 7 - [.$A8])) &lt; POWER(2; 7 - [.$A8] - 1); 1; 0)" office:value-type="float" office:value="1" calcext:value-type="float">
            <text:p>1</text:p>
          </table:table-cell>
          <table:table-cell table:formula="of:=IF(MOD([.CA$1]; POWER(2; 7 - [.$A8])) &lt; POWER(2; 7 - [.$A8] - 1); 1; 0)" office:value-type="float" office:value="0" calcext:value-type="float">
            <text:p>0</text:p>
          </table:table-cell>
          <table:table-cell table:formula="of:=IF(MOD([.CB$1]; POWER(2; 7 - [.$A8])) &lt; POWER(2; 7 - [.$A8] - 1); 1; 0)" office:value-type="float" office:value="1" calcext:value-type="float">
            <text:p>1</text:p>
          </table:table-cell>
          <table:table-cell table:formula="of:=IF(MOD([.CC$1]; POWER(2; 7 - [.$A8])) &lt; POWER(2; 7 - [.$A8] - 1); 1; 0)" office:value-type="float" office:value="0" calcext:value-type="float">
            <text:p>0</text:p>
          </table:table-cell>
          <table:table-cell table:formula="of:=IF(MOD([.CD$1]; POWER(2; 7 - [.$A8])) &lt; POWER(2; 7 - [.$A8] - 1); 1; 0)" office:value-type="float" office:value="1" calcext:value-type="float">
            <text:p>1</text:p>
          </table:table-cell>
          <table:table-cell table:formula="of:=IF(MOD([.CE$1]; POWER(2; 7 - [.$A8])) &lt; POWER(2; 7 - [.$A8] - 1); 1; 0)" office:value-type="float" office:value="0" calcext:value-type="float">
            <text:p>0</text:p>
          </table:table-cell>
          <table:table-cell table:formula="of:=IF(MOD([.CF$1]; POWER(2; 7 - [.$A8])) &lt; POWER(2; 7 - [.$A8] - 1); 1; 0)" office:value-type="float" office:value="1" calcext:value-type="float">
            <text:p>1</text:p>
          </table:table-cell>
          <table:table-cell table:formula="of:=IF(MOD([.CG$1]; POWER(2; 7 - [.$A8])) &lt; POWER(2; 7 - [.$A8] - 1); 1; 0)" office:value-type="float" office:value="0" calcext:value-type="float">
            <text:p>0</text:p>
          </table:table-cell>
          <table:table-cell table:formula="of:=IF(MOD([.CH$1]; POWER(2; 7 - [.$A8])) &lt; POWER(2; 7 - [.$A8] - 1); 1; 0)" office:value-type="float" office:value="1" calcext:value-type="float">
            <text:p>1</text:p>
          </table:table-cell>
          <table:table-cell table:formula="of:=IF(MOD([.CI$1]; POWER(2; 7 - [.$A8])) &lt; POWER(2; 7 - [.$A8] - 1); 1; 0)" office:value-type="float" office:value="0" calcext:value-type="float">
            <text:p>0</text:p>
          </table:table-cell>
          <table:table-cell table:formula="of:=IF(MOD([.CJ$1]; POWER(2; 7 - [.$A8])) &lt; POWER(2; 7 - [.$A8] - 1); 1; 0)" office:value-type="float" office:value="1" calcext:value-type="float">
            <text:p>1</text:p>
          </table:table-cell>
          <table:table-cell table:formula="of:=IF(MOD([.CK$1]; POWER(2; 7 - [.$A8])) &lt; POWER(2; 7 - [.$A8] - 1); 1; 0)" office:value-type="float" office:value="0" calcext:value-type="float">
            <text:p>0</text:p>
          </table:table-cell>
          <table:table-cell table:formula="of:=IF(MOD([.CL$1]; POWER(2; 7 - [.$A8])) &lt; POWER(2; 7 - [.$A8] - 1); 1; 0)" office:value-type="float" office:value="1" calcext:value-type="float">
            <text:p>1</text:p>
          </table:table-cell>
          <table:table-cell table:formula="of:=IF(MOD([.CM$1]; POWER(2; 7 - [.$A8])) &lt; POWER(2; 7 - [.$A8] - 1); 1; 0)" office:value-type="float" office:value="0" calcext:value-type="float">
            <text:p>0</text:p>
          </table:table-cell>
          <table:table-cell table:formula="of:=IF(MOD([.CN$1]; POWER(2; 7 - [.$A8])) &lt; POWER(2; 7 - [.$A8] - 1); 1; 0)" office:value-type="float" office:value="1" calcext:value-type="float">
            <text:p>1</text:p>
          </table:table-cell>
          <table:table-cell table:formula="of:=IF(MOD([.CO$1]; POWER(2; 7 - [.$A8])) &lt; POWER(2; 7 - [.$A8] - 1); 1; 0)" office:value-type="float" office:value="0" calcext:value-type="float">
            <text:p>0</text:p>
          </table:table-cell>
          <table:table-cell table:formula="of:=IF(MOD([.CP$1]; POWER(2; 7 - [.$A8])) &lt; POWER(2; 7 - [.$A8] - 1); 1; 0)" office:value-type="float" office:value="1" calcext:value-type="float">
            <text:p>1</text:p>
          </table:table-cell>
          <table:table-cell table:formula="of:=IF(MOD([.CQ$1]; POWER(2; 7 - [.$A8])) &lt; POWER(2; 7 - [.$A8] - 1); 1; 0)" office:value-type="float" office:value="0" calcext:value-type="float">
            <text:p>0</text:p>
          </table:table-cell>
          <table:table-cell table:formula="of:=IF(MOD([.CR$1]; POWER(2; 7 - [.$A8])) &lt; POWER(2; 7 - [.$A8] - 1); 1; 0)" office:value-type="float" office:value="1" calcext:value-type="float">
            <text:p>1</text:p>
          </table:table-cell>
          <table:table-cell table:formula="of:=IF(MOD([.CS$1]; POWER(2; 7 - [.$A8])) &lt; POWER(2; 7 - [.$A8] - 1); 1; 0)" office:value-type="float" office:value="0" calcext:value-type="float">
            <text:p>0</text:p>
          </table:table-cell>
          <table:table-cell table:formula="of:=IF(MOD([.CT$1]; POWER(2; 7 - [.$A8])) &lt; POWER(2; 7 - [.$A8] - 1); 1; 0)" office:value-type="float" office:value="1" calcext:value-type="float">
            <text:p>1</text:p>
          </table:table-cell>
          <table:table-cell table:formula="of:=IF(MOD([.CU$1]; POWER(2; 7 - [.$A8])) &lt; POWER(2; 7 - [.$A8] - 1); 1; 0)" office:value-type="float" office:value="0" calcext:value-type="float">
            <text:p>0</text:p>
          </table:table-cell>
          <table:table-cell table:formula="of:=IF(MOD([.CV$1]; POWER(2; 7 - [.$A8])) &lt; POWER(2; 7 - [.$A8] - 1); 1; 0)" office:value-type="float" office:value="1" calcext:value-type="float">
            <text:p>1</text:p>
          </table:table-cell>
          <table:table-cell table:formula="of:=IF(MOD([.CW$1]; POWER(2; 7 - [.$A8])) &lt; POWER(2; 7 - [.$A8] - 1); 1; 0)" office:value-type="float" office:value="0" calcext:value-type="float">
            <text:p>0</text:p>
          </table:table-cell>
          <table:table-cell table:formula="of:=IF(MOD([.CX$1]; POWER(2; 7 - [.$A8])) &lt; POWER(2; 7 - [.$A8] - 1); 1; 0)" office:value-type="float" office:value="1" calcext:value-type="float">
            <text:p>1</text:p>
          </table:table-cell>
          <table:table-cell table:formula="of:=IF(MOD([.CY$1]; POWER(2; 7 - [.$A8])) &lt; POWER(2; 7 - [.$A8] - 1); 1; 0)" office:value-type="float" office:value="0" calcext:value-type="float">
            <text:p>0</text:p>
          </table:table-cell>
          <table:table-cell table:formula="of:=IF(MOD([.CZ$1]; POWER(2; 7 - [.$A8])) &lt; POWER(2; 7 - [.$A8] - 1); 1; 0)" office:value-type="float" office:value="1" calcext:value-type="float">
            <text:p>1</text:p>
          </table:table-cell>
          <table:table-cell table:formula="of:=IF(MOD([.DA$1]; POWER(2; 7 - [.$A8])) &lt; POWER(2; 7 - [.$A8] - 1); 1; 0)" office:value-type="float" office:value="0" calcext:value-type="float">
            <text:p>0</text:p>
          </table:table-cell>
          <table:table-cell table:formula="of:=IF(MOD([.DB$1]; POWER(2; 7 - [.$A8])) &lt; POWER(2; 7 - [.$A8] - 1); 1; 0)" office:value-type="float" office:value="1" calcext:value-type="float">
            <text:p>1</text:p>
          </table:table-cell>
          <table:table-cell table:formula="of:=IF(MOD([.DC$1]; POWER(2; 7 - [.$A8])) &lt; POWER(2; 7 - [.$A8] - 1); 1; 0)" office:value-type="float" office:value="0" calcext:value-type="float">
            <text:p>0</text:p>
          </table:table-cell>
          <table:table-cell table:formula="of:=IF(MOD([.DD$1]; POWER(2; 7 - [.$A8])) &lt; POWER(2; 7 - [.$A8] - 1); 1; 0)" office:value-type="float" office:value="1" calcext:value-type="float">
            <text:p>1</text:p>
          </table:table-cell>
          <table:table-cell table:formula="of:=IF(MOD([.DE$1]; POWER(2; 7 - [.$A8])) &lt; POWER(2; 7 - [.$A8] - 1); 1; 0)" office:value-type="float" office:value="0" calcext:value-type="float">
            <text:p>0</text:p>
          </table:table-cell>
          <table:table-cell table:formula="of:=IF(MOD([.DF$1]; POWER(2; 7 - [.$A8])) &lt; POWER(2; 7 - [.$A8] - 1); 1; 0)" office:value-type="float" office:value="1" calcext:value-type="float">
            <text:p>1</text:p>
          </table:table-cell>
          <table:table-cell table:formula="of:=IF(MOD([.DG$1]; POWER(2; 7 - [.$A8])) &lt; POWER(2; 7 - [.$A8] - 1); 1; 0)" office:value-type="float" office:value="0" calcext:value-type="float">
            <text:p>0</text:p>
          </table:table-cell>
          <table:table-cell table:formula="of:=IF(MOD([.DH$1]; POWER(2; 7 - [.$A8])) &lt; POWER(2; 7 - [.$A8] - 1); 1; 0)" office:value-type="float" office:value="1" calcext:value-type="float">
            <text:p>1</text:p>
          </table:table-cell>
          <table:table-cell table:formula="of:=IF(MOD([.DI$1]; POWER(2; 7 - [.$A8])) &lt; POWER(2; 7 - [.$A8] - 1); 1; 0)" office:value-type="float" office:value="0" calcext:value-type="float">
            <text:p>0</text:p>
          </table:table-cell>
          <table:table-cell table:formula="of:=IF(MOD([.DJ$1]; POWER(2; 7 - [.$A8])) &lt; POWER(2; 7 - [.$A8] - 1); 1; 0)" office:value-type="float" office:value="1" calcext:value-type="float">
            <text:p>1</text:p>
          </table:table-cell>
          <table:table-cell table:formula="of:=IF(MOD([.DK$1]; POWER(2; 7 - [.$A8])) &lt; POWER(2; 7 - [.$A8] - 1); 1; 0)" office:value-type="float" office:value="0" calcext:value-type="float">
            <text:p>0</text:p>
          </table:table-cell>
          <table:table-cell table:formula="of:=IF(MOD([.DL$1]; POWER(2; 7 - [.$A8])) &lt; POWER(2; 7 - [.$A8] - 1); 1; 0)" office:value-type="float" office:value="1" calcext:value-type="float">
            <text:p>1</text:p>
          </table:table-cell>
          <table:table-cell table:formula="of:=IF(MOD([.DM$1]; POWER(2; 7 - [.$A8])) &lt; POWER(2; 7 - [.$A8] - 1); 1; 0)" office:value-type="float" office:value="0" calcext:value-type="float">
            <text:p>0</text:p>
          </table:table-cell>
          <table:table-cell table:formula="of:=IF(MOD([.DN$1]; POWER(2; 7 - [.$A8])) &lt; POWER(2; 7 - [.$A8] - 1); 1; 0)" office:value-type="float" office:value="1" calcext:value-type="float">
            <text:p>1</text:p>
          </table:table-cell>
          <table:table-cell table:formula="of:=IF(MOD([.DO$1]; POWER(2; 7 - [.$A8])) &lt; POWER(2; 7 - [.$A8] - 1); 1; 0)" office:value-type="float" office:value="0" calcext:value-type="float">
            <text:p>0</text:p>
          </table:table-cell>
          <table:table-cell table:formula="of:=IF(MOD([.DP$1]; POWER(2; 7 - [.$A8])) &lt; POWER(2; 7 - [.$A8] - 1); 1; 0)" office:value-type="float" office:value="1" calcext:value-type="float">
            <text:p>1</text:p>
          </table:table-cell>
          <table:table-cell table:formula="of:=IF(MOD([.DQ$1]; POWER(2; 7 - [.$A8])) &lt; POWER(2; 7 - [.$A8] - 1); 1; 0)" office:value-type="float" office:value="0" calcext:value-type="float">
            <text:p>0</text:p>
          </table:table-cell>
          <table:table-cell table:formula="of:=IF(MOD([.DR$1]; POWER(2; 7 - [.$A8])) &lt; POWER(2; 7 - [.$A8] - 1); 1; 0)" office:value-type="float" office:value="1" calcext:value-type="float">
            <text:p>1</text:p>
          </table:table-cell>
          <table:table-cell table:formula="of:=IF(MOD([.DS$1]; POWER(2; 7 - [.$A8])) &lt; POWER(2; 7 - [.$A8] - 1); 1; 0)" office:value-type="float" office:value="0" calcext:value-type="float">
            <text:p>0</text:p>
          </table:table-cell>
          <table:table-cell table:formula="of:=IF(MOD([.DT$1]; POWER(2; 7 - [.$A8])) &lt; POWER(2; 7 - [.$A8] - 1); 1; 0)" office:value-type="float" office:value="1" calcext:value-type="float">
            <text:p>1</text:p>
          </table:table-cell>
          <table:table-cell table:formula="of:=IF(MOD([.DU$1]; POWER(2; 7 - [.$A8])) &lt; POWER(2; 7 - [.$A8] - 1); 1; 0)" office:value-type="float" office:value="0" calcext:value-type="float">
            <text:p>0</text:p>
          </table:table-cell>
          <table:table-cell table:formula="of:=IF(MOD([.DV$1]; POWER(2; 7 - [.$A8])) &lt; POWER(2; 7 - [.$A8] - 1); 1; 0)" office:value-type="float" office:value="1" calcext:value-type="float">
            <text:p>1</text:p>
          </table:table-cell>
          <table:table-cell table:formula="of:=IF(MOD([.DW$1]; POWER(2; 7 - [.$A8])) &lt; POWER(2; 7 - [.$A8] - 1); 1; 0)" office:value-type="float" office:value="0" calcext:value-type="float">
            <text:p>0</text:p>
          </table:table-cell>
          <table:table-cell table:formula="of:=IF(MOD([.DX$1]; POWER(2; 7 - [.$A8])) &lt; POWER(2; 7 - [.$A8] - 1); 1; 0)" office:value-type="float" office:value="1" calcext:value-type="float">
            <text:p>1</text:p>
          </table:table-cell>
          <table:table-cell table:formula="of:=IF(MOD([.DY$1]; POWER(2; 7 - [.$A8])) &lt; POWER(2; 7 - [.$A8] - 1); 1; 0)" office:value-type="float" office:value="0" calcext:value-type="float">
            <text:p>0</text:p>
          </table:table-cell>
          <table:table-cell table:number-columns-repeated="895"/>
        </table:table-row>
        <table:table-row table:style-name="ro1">
          <table:table-cell office:value-type="string" calcext:value-type="string">
            <text:p>Checksum</text:p>
          </table:table-cell>
          <table:table-cell table:style-name="Default" table:formula="of:=IF(XOR([.B2:.B8]); 1; 0)" office:value-type="float" office:value="1" calcext:value-type="float">
            <text:p>1</text:p>
          </table:table-cell>
          <table:table-cell table:style-name="Default" table:formula="of:=IF(XOR([.C2:.C8]); 1; 0)" office:value-type="float" office:value="0" calcext:value-type="float">
            <text:p>0</text:p>
          </table:table-cell>
          <table:table-cell table:style-name="Default" table:formula="of:=IF(XOR([.D2:.D8]); 1; 0)" office:value-type="float" office:value="0" calcext:value-type="float">
            <text:p>0</text:p>
          </table:table-cell>
          <table:table-cell table:style-name="Default" table:formula="of:=IF(XOR([.E2:.E8]); 1; 0)" office:value-type="float" office:value="1" calcext:value-type="float">
            <text:p>1</text:p>
          </table:table-cell>
          <table:table-cell table:style-name="Default" table:formula="of:=IF(XOR([.F2:.F8]); 1; 0)" office:value-type="float" office:value="0" calcext:value-type="float">
            <text:p>0</text:p>
          </table:table-cell>
          <table:table-cell table:style-name="Default" table:formula="of:=IF(XOR([.G2:.G8]); 1; 0)" office:value-type="float" office:value="1" calcext:value-type="float">
            <text:p>1</text:p>
          </table:table-cell>
          <table:table-cell table:style-name="Default" table:formula="of:=IF(XOR([.H2:.H8]); 1; 0)" office:value-type="float" office:value="1" calcext:value-type="float">
            <text:p>1</text:p>
          </table:table-cell>
          <table:table-cell table:style-name="Default" table:formula="of:=IF(XOR([.I2:.I8]); 1; 0)" office:value-type="float" office:value="0" calcext:value-type="float">
            <text:p>0</text:p>
          </table:table-cell>
          <table:table-cell table:style-name="Default" table:formula="of:=IF(XOR([.J2:.J8]); 1; 0)" office:value-type="float" office:value="0" calcext:value-type="float">
            <text:p>0</text:p>
          </table:table-cell>
          <table:table-cell table:style-name="Default" table:formula="of:=IF(XOR([.K2:.K8]); 1; 0)" office:value-type="float" office:value="1" calcext:value-type="float">
            <text:p>1</text:p>
          </table:table-cell>
          <table:table-cell table:style-name="Default" table:formula="of:=IF(XOR([.L2:.L8]); 1; 0)" office:value-type="float" office:value="1" calcext:value-type="float">
            <text:p>1</text:p>
          </table:table-cell>
          <table:table-cell table:style-name="Default" table:formula="of:=IF(XOR([.M2:.M8]); 1; 0)" office:value-type="float" office:value="0" calcext:value-type="float">
            <text:p>0</text:p>
          </table:table-cell>
          <table:table-cell table:style-name="Default" table:formula="of:=IF(XOR([.N2:.N8]); 1; 0)" office:value-type="float" office:value="1" calcext:value-type="float">
            <text:p>1</text:p>
          </table:table-cell>
          <table:table-cell table:style-name="Default" table:formula="of:=IF(XOR([.O2:.O8]); 1; 0)" office:value-type="float" office:value="0" calcext:value-type="float">
            <text:p>0</text:p>
          </table:table-cell>
          <table:table-cell table:style-name="Default" table:formula="of:=IF(XOR([.P2:.P8]); 1; 0)" office:value-type="float" office:value="0" calcext:value-type="float">
            <text:p>0</text:p>
          </table:table-cell>
          <table:table-cell table:style-name="Default" table:formula="of:=IF(XOR([.Q2:.Q8]); 1; 0)" office:value-type="float" office:value="1" calcext:value-type="float">
            <text:p>1</text:p>
          </table:table-cell>
          <table:table-cell table:style-name="Default" table:formula="of:=IF(XOR([.R2:.R8]); 1; 0)" office:value-type="float" office:value="0" calcext:value-type="float">
            <text:p>0</text:p>
          </table:table-cell>
          <table:table-cell table:style-name="Default" table:formula="of:=IF(XOR([.S2:.S8]); 1; 0)" office:value-type="float" office:value="1" calcext:value-type="float">
            <text:p>1</text:p>
          </table:table-cell>
          <table:table-cell table:style-name="Default" table:formula="of:=IF(XOR([.T2:.T8]); 1; 0)" office:value-type="float" office:value="1" calcext:value-type="float">
            <text:p>1</text:p>
          </table:table-cell>
          <table:table-cell table:style-name="Default" table:formula="of:=IF(XOR([.U2:.U8]); 1; 0)" office:value-type="float" office:value="0" calcext:value-type="float">
            <text:p>0</text:p>
          </table:table-cell>
          <table:table-cell table:style-name="Default" table:formula="of:=IF(XOR([.V2:.V8]); 1; 0)" office:value-type="float" office:value="1" calcext:value-type="float">
            <text:p>1</text:p>
          </table:table-cell>
          <table:table-cell table:style-name="Default" table:formula="of:=IF(XOR([.W2:.W8]); 1; 0)" office:value-type="float" office:value="0" calcext:value-type="float">
            <text:p>0</text:p>
          </table:table-cell>
          <table:table-cell table:style-name="Default" table:formula="of:=IF(XOR([.X2:.X8]); 1; 0)" office:value-type="float" office:value="0" calcext:value-type="float">
            <text:p>0</text:p>
          </table:table-cell>
          <table:table-cell table:style-name="Default" table:formula="of:=IF(XOR([.Y2:.Y8]); 1; 0)" office:value-type="float" office:value="1" calcext:value-type="float">
            <text:p>1</text:p>
          </table:table-cell>
          <table:table-cell table:style-name="Default" table:formula="of:=IF(XOR([.Z2:.Z8]); 1; 0)" office:value-type="float" office:value="1" calcext:value-type="float">
            <text:p>1</text:p>
          </table:table-cell>
          <table:table-cell table:style-name="Default" table:formula="of:=IF(XOR([.AA2:.AA8]); 1; 0)" office:value-type="float" office:value="0" calcext:value-type="float">
            <text:p>0</text:p>
          </table:table-cell>
          <table:table-cell table:style-name="Default" table:formula="of:=IF(XOR([.AB2:.AB8]); 1; 0)" office:value-type="float" office:value="0" calcext:value-type="float">
            <text:p>0</text:p>
          </table:table-cell>
          <table:table-cell table:style-name="Default" table:formula="of:=IF(XOR([.AC2:.AC8]); 1; 0)" office:value-type="float" office:value="1" calcext:value-type="float">
            <text:p>1</text:p>
          </table:table-cell>
          <table:table-cell table:style-name="Default" table:formula="of:=IF(XOR([.AD2:.AD8]); 1; 0)" office:value-type="float" office:value="0" calcext:value-type="float">
            <text:p>0</text:p>
          </table:table-cell>
          <table:table-cell table:style-name="Default" table:formula="of:=IF(XOR([.AE2:.AE8]); 1; 0)" office:value-type="float" office:value="1" calcext:value-type="float">
            <text:p>1</text:p>
          </table:table-cell>
          <table:table-cell table:style-name="Default" table:formula="of:=IF(XOR([.AF2:.AF8]); 1; 0)" office:value-type="float" office:value="1" calcext:value-type="float">
            <text:p>1</text:p>
          </table:table-cell>
          <table:table-cell table:style-name="Default" table:formula="of:=IF(XOR([.AG2:.AG8]); 1; 0)" office:value-type="float" office:value="0" calcext:value-type="float">
            <text:p>0</text:p>
          </table:table-cell>
          <table:table-cell table:style-name="Default" table:formula="of:=IF(XOR([.AH2:.AH8]); 1; 0)" office:value-type="float" office:value="0" calcext:value-type="float">
            <text:p>0</text:p>
          </table:table-cell>
          <table:table-cell table:style-name="Default" table:formula="of:=IF(XOR([.AI2:.AI8]); 1; 0)" office:value-type="float" office:value="1" calcext:value-type="float">
            <text:p>1</text:p>
          </table:table-cell>
          <table:table-cell table:style-name="Default" table:formula="of:=IF(XOR([.AJ2:.AJ8]); 1; 0)" office:value-type="float" office:value="1" calcext:value-type="float">
            <text:p>1</text:p>
          </table:table-cell>
          <table:table-cell table:style-name="Default" table:formula="of:=IF(XOR([.AK2:.AK8]); 1; 0)" office:value-type="float" office:value="0" calcext:value-type="float">
            <text:p>0</text:p>
          </table:table-cell>
          <table:table-cell table:style-name="Default" table:formula="of:=IF(XOR([.AL2:.AL8]); 1; 0)" office:value-type="float" office:value="1" calcext:value-type="float">
            <text:p>1</text:p>
          </table:table-cell>
          <table:table-cell table:style-name="Default" table:formula="of:=IF(XOR([.AM2:.AM8]); 1; 0)" office:value-type="float" office:value="0" calcext:value-type="float">
            <text:p>0</text:p>
          </table:table-cell>
          <table:table-cell table:style-name="Default" table:formula="of:=IF(XOR([.AN2:.AN8]); 1; 0)" office:value-type="float" office:value="0" calcext:value-type="float">
            <text:p>0</text:p>
          </table:table-cell>
          <table:table-cell table:style-name="Default" table:formula="of:=IF(XOR([.AO2:.AO8]); 1; 0)" office:value-type="float" office:value="1" calcext:value-type="float">
            <text:p>1</text:p>
          </table:table-cell>
          <table:table-cell table:style-name="Default" table:formula="of:=IF(XOR([.AP2:.AP8]); 1; 0)" office:value-type="float" office:value="1" calcext:value-type="float">
            <text:p>1</text:p>
          </table:table-cell>
          <table:table-cell table:style-name="Default" table:formula="of:=IF(XOR([.AQ2:.AQ8]); 1; 0)" office:value-type="float" office:value="0" calcext:value-type="float">
            <text:p>0</text:p>
          </table:table-cell>
          <table:table-cell table:style-name="Default" table:formula="of:=IF(XOR([.AR2:.AR8]); 1; 0)" office:value-type="float" office:value="0" calcext:value-type="float">
            <text:p>0</text:p>
          </table:table-cell>
          <table:table-cell table:style-name="Default" table:formula="of:=IF(XOR([.AS2:.AS8]); 1; 0)" office:value-type="float" office:value="1" calcext:value-type="float">
            <text:p>1</text:p>
          </table:table-cell>
          <table:table-cell table:style-name="Default" table:formula="of:=IF(XOR([.AT2:.AT8]); 1; 0)" office:value-type="float" office:value="0" calcext:value-type="float">
            <text:p>0</text:p>
          </table:table-cell>
          <table:table-cell table:style-name="Default" table:formula="of:=IF(XOR([.AU2:.AU8]); 1; 0)" office:value-type="float" office:value="1" calcext:value-type="float">
            <text:p>1</text:p>
          </table:table-cell>
          <table:table-cell table:style-name="Default" table:formula="of:=IF(XOR([.AV2:.AV8]); 1; 0)" office:value-type="float" office:value="1" calcext:value-type="float">
            <text:p>1</text:p>
          </table:table-cell>
          <table:table-cell table:style-name="Default" table:formula="of:=IF(XOR([.AW2:.AW8]); 1; 0)" office:value-type="float" office:value="0" calcext:value-type="float">
            <text:p>0</text:p>
          </table:table-cell>
          <table:table-cell table:style-name="Default" table:formula="of:=IF(XOR([.AX2:.AX8]); 1; 0)" office:value-type="float" office:value="1" calcext:value-type="float">
            <text:p>1</text:p>
          </table:table-cell>
          <table:table-cell table:style-name="Default" table:formula="of:=IF(XOR([.AY2:.AY8]); 1; 0)" office:value-type="float" office:value="0" calcext:value-type="float">
            <text:p>0</text:p>
          </table:table-cell>
          <table:table-cell table:style-name="Default" table:formula="of:=IF(XOR([.AZ2:.AZ8]); 1; 0)" office:value-type="float" office:value="0" calcext:value-type="float">
            <text:p>0</text:p>
          </table:table-cell>
          <table:table-cell table:style-name="Default" table:formula="of:=IF(XOR([.BA2:.BA8]); 1; 0)" office:value-type="float" office:value="1" calcext:value-type="float">
            <text:p>1</text:p>
          </table:table-cell>
          <table:table-cell table:style-name="Default" table:formula="of:=IF(XOR([.BB2:.BB8]); 1; 0)" office:value-type="float" office:value="0" calcext:value-type="float">
            <text:p>0</text:p>
          </table:table-cell>
          <table:table-cell table:style-name="Default" table:formula="of:=IF(XOR([.BC2:.BC8]); 1; 0)" office:value-type="float" office:value="1" calcext:value-type="float">
            <text:p>1</text:p>
          </table:table-cell>
          <table:table-cell table:style-name="Default" table:formula="of:=IF(XOR([.BD2:.BD8]); 1; 0)" office:value-type="float" office:value="1" calcext:value-type="float">
            <text:p>1</text:p>
          </table:table-cell>
          <table:table-cell table:style-name="Default" table:formula="of:=IF(XOR([.BE2:.BE8]); 1; 0)" office:value-type="float" office:value="0" calcext:value-type="float">
            <text:p>0</text:p>
          </table:table-cell>
          <table:table-cell table:style-name="Default" table:formula="of:=IF(XOR([.BF2:.BF8]); 1; 0)" office:value-type="float" office:value="0" calcext:value-type="float">
            <text:p>0</text:p>
          </table:table-cell>
          <table:table-cell table:style-name="Default" table:formula="of:=IF(XOR([.BG2:.BG8]); 1; 0)" office:value-type="float" office:value="1" calcext:value-type="float">
            <text:p>1</text:p>
          </table:table-cell>
          <table:table-cell table:style-name="Default" table:formula="of:=IF(XOR([.BH2:.BH8]); 1; 0)" office:value-type="float" office:value="1" calcext:value-type="float">
            <text:p>1</text:p>
          </table:table-cell>
          <table:table-cell table:style-name="Default" table:formula="of:=IF(XOR([.BI2:.BI8]); 1; 0)" office:value-type="float" office:value="0" calcext:value-type="float">
            <text:p>0</text:p>
          </table:table-cell>
          <table:table-cell table:style-name="Default" table:formula="of:=IF(XOR([.BJ2:.BJ8]); 1; 0)" office:value-type="float" office:value="1" calcext:value-type="float">
            <text:p>1</text:p>
          </table:table-cell>
          <table:table-cell table:style-name="Default" table:formula="of:=IF(XOR([.BK2:.BK8]); 1; 0)" office:value-type="float" office:value="0" calcext:value-type="float">
            <text:p>0</text:p>
          </table:table-cell>
          <table:table-cell table:style-name="Default" table:formula="of:=IF(XOR([.BL2:.BL8]); 1; 0)" office:value-type="float" office:value="0" calcext:value-type="float">
            <text:p>0</text:p>
          </table:table-cell>
          <table:table-cell table:style-name="Default" table:formula="of:=IF(XOR([.BM2:.BM8]); 1; 0)" office:value-type="float" office:value="1" calcext:value-type="float">
            <text:p>1</text:p>
          </table:table-cell>
          <table:table-cell table:style-name="Default" table:formula="of:=IF(XOR([.BN2:.BN8]); 1; 0)" office:value-type="float" office:value="0" calcext:value-type="float">
            <text:p>0</text:p>
          </table:table-cell>
          <table:table-cell table:style-name="Default" table:formula="of:=IF(XOR([.BO2:.BO8]); 1; 0)" office:value-type="float" office:value="1" calcext:value-type="float">
            <text:p>1</text:p>
          </table:table-cell>
          <table:table-cell table:style-name="Default" table:formula="of:=IF(XOR([.BP2:.BP8]); 1; 0)" office:value-type="float" office:value="1" calcext:value-type="float">
            <text:p>1</text:p>
          </table:table-cell>
          <table:table-cell table:style-name="Default" table:formula="of:=IF(XOR([.BQ2:.BQ8]); 1; 0)" office:value-type="float" office:value="0" calcext:value-type="float">
            <text:p>0</text:p>
          </table:table-cell>
          <table:table-cell table:style-name="Default" table:formula="of:=IF(XOR([.BR2:.BR8]); 1; 0)" office:value-type="float" office:value="1" calcext:value-type="float">
            <text:p>1</text:p>
          </table:table-cell>
          <table:table-cell table:style-name="Default" table:formula="of:=IF(XOR([.BS2:.BS8]); 1; 0)" office:value-type="float" office:value="0" calcext:value-type="float">
            <text:p>0</text:p>
          </table:table-cell>
          <table:table-cell table:style-name="Default" table:formula="of:=IF(XOR([.BT2:.BT8]); 1; 0)" office:value-type="float" office:value="0" calcext:value-type="float">
            <text:p>0</text:p>
          </table:table-cell>
          <table:table-cell table:style-name="Default" table:formula="of:=IF(XOR([.BU2:.BU8]); 1; 0)" office:value-type="float" office:value="1" calcext:value-type="float">
            <text:p>1</text:p>
          </table:table-cell>
          <table:table-cell table:style-name="Default" table:formula="of:=IF(XOR([.BV2:.BV8]); 1; 0)" office:value-type="float" office:value="1" calcext:value-type="float">
            <text:p>1</text:p>
          </table:table-cell>
          <table:table-cell table:style-name="Default" table:formula="of:=IF(XOR([.BW2:.BW8]); 1; 0)" office:value-type="float" office:value="0" calcext:value-type="float">
            <text:p>0</text:p>
          </table:table-cell>
          <table:table-cell table:style-name="Default" table:formula="of:=IF(XOR([.BX2:.BX8]); 1; 0)" office:value-type="float" office:value="0" calcext:value-type="float">
            <text:p>0</text:p>
          </table:table-cell>
          <table:table-cell table:style-name="Default" table:formula="of:=IF(XOR([.BY2:.BY8]); 1; 0)" office:value-type="float" office:value="1" calcext:value-type="float">
            <text:p>1</text:p>
          </table:table-cell>
          <table:table-cell table:style-name="Default" table:formula="of:=IF(XOR([.BZ2:.BZ8]); 1; 0)" office:value-type="float" office:value="0" calcext:value-type="float">
            <text:p>0</text:p>
          </table:table-cell>
          <table:table-cell table:style-name="Default" table:formula="of:=IF(XOR([.CA2:.CA8]); 1; 0)" office:value-type="float" office:value="1" calcext:value-type="float">
            <text:p>1</text:p>
          </table:table-cell>
          <table:table-cell table:style-name="Default" table:formula="of:=IF(XOR([.CB2:.CB8]); 1; 0)" office:value-type="float" office:value="1" calcext:value-type="float">
            <text:p>1</text:p>
          </table:table-cell>
          <table:table-cell table:style-name="Default" table:formula="of:=IF(XOR([.CC2:.CC8]); 1; 0)" office:value-type="float" office:value="0" calcext:value-type="float">
            <text:p>0</text:p>
          </table:table-cell>
          <table:table-cell table:style-name="Default" table:formula="of:=IF(XOR([.CD2:.CD8]); 1; 0)" office:value-type="float" office:value="1" calcext:value-type="float">
            <text:p>1</text:p>
          </table:table-cell>
          <table:table-cell table:style-name="Default" table:formula="of:=IF(XOR([.CE2:.CE8]); 1; 0)" office:value-type="float" office:value="0" calcext:value-type="float">
            <text:p>0</text:p>
          </table:table-cell>
          <table:table-cell table:style-name="Default" table:formula="of:=IF(XOR([.CF2:.CF8]); 1; 0)" office:value-type="float" office:value="0" calcext:value-type="float">
            <text:p>0</text:p>
          </table:table-cell>
          <table:table-cell table:style-name="Default" table:formula="of:=IF(XOR([.CG2:.CG8]); 1; 0)" office:value-type="float" office:value="1" calcext:value-type="float">
            <text:p>1</text:p>
          </table:table-cell>
          <table:table-cell table:style-name="Default" table:formula="of:=IF(XOR([.CH2:.CH8]); 1; 0)" office:value-type="float" office:value="0" calcext:value-type="float">
            <text:p>0</text:p>
          </table:table-cell>
          <table:table-cell table:style-name="Default" table:formula="of:=IF(XOR([.CI2:.CI8]); 1; 0)" office:value-type="float" office:value="1" calcext:value-type="float">
            <text:p>1</text:p>
          </table:table-cell>
          <table:table-cell table:style-name="Default" table:formula="of:=IF(XOR([.CJ2:.CJ8]); 1; 0)" office:value-type="float" office:value="1" calcext:value-type="float">
            <text:p>1</text:p>
          </table:table-cell>
          <table:table-cell table:style-name="Default" table:formula="of:=IF(XOR([.CK2:.CK8]); 1; 0)" office:value-type="float" office:value="0" calcext:value-type="float">
            <text:p>0</text:p>
          </table:table-cell>
          <table:table-cell table:style-name="Default" table:formula="of:=IF(XOR([.CL2:.CL8]); 1; 0)" office:value-type="float" office:value="0" calcext:value-type="float">
            <text:p>0</text:p>
          </table:table-cell>
          <table:table-cell table:style-name="Default" table:formula="of:=IF(XOR([.CM2:.CM8]); 1; 0)" office:value-type="float" office:value="1" calcext:value-type="float">
            <text:p>1</text:p>
          </table:table-cell>
          <table:table-cell table:style-name="Default" table:formula="of:=IF(XOR([.CN2:.CN8]); 1; 0)" office:value-type="float" office:value="1" calcext:value-type="float">
            <text:p>1</text:p>
          </table:table-cell>
          <table:table-cell table:style-name="Default" table:formula="of:=IF(XOR([.CO2:.CO8]); 1; 0)" office:value-type="float" office:value="0" calcext:value-type="float">
            <text:p>0</text:p>
          </table:table-cell>
          <table:table-cell table:style-name="Default" table:formula="of:=IF(XOR([.CP2:.CP8]); 1; 0)" office:value-type="float" office:value="1" calcext:value-type="float">
            <text:p>1</text:p>
          </table:table-cell>
          <table:table-cell table:style-name="Default" table:formula="of:=IF(XOR([.CQ2:.CQ8]); 1; 0)" office:value-type="float" office:value="0" calcext:value-type="float">
            <text:p>0</text:p>
          </table:table-cell>
          <table:table-cell table:style-name="Default" table:formula="of:=IF(XOR([.CR2:.CR8]); 1; 0)" office:value-type="float" office:value="0" calcext:value-type="float">
            <text:p>0</text:p>
          </table:table-cell>
          <table:table-cell table:style-name="Default" table:formula="of:=IF(XOR([.CS2:.CS8]); 1; 0)" office:value-type="float" office:value="1" calcext:value-type="float">
            <text:p>1</text:p>
          </table:table-cell>
          <table:table-cell table:style-name="Default" table:formula="of:=IF(XOR([.CT2:.CT8]); 1; 0)" office:value-type="float" office:value="1" calcext:value-type="float">
            <text:p>1</text:p>
          </table:table-cell>
          <table:table-cell table:style-name="Default" table:formula="of:=IF(XOR([.CU2:.CU8]); 1; 0)" office:value-type="float" office:value="0" calcext:value-type="float">
            <text:p>0</text:p>
          </table:table-cell>
          <table:table-cell table:style-name="Default" table:formula="of:=IF(XOR([.CV2:.CV8]); 1; 0)" office:value-type="float" office:value="0" calcext:value-type="float">
            <text:p>0</text:p>
          </table:table-cell>
          <table:table-cell table:style-name="Default" table:formula="of:=IF(XOR([.CW2:.CW8]); 1; 0)" office:value-type="float" office:value="1" calcext:value-type="float">
            <text:p>1</text:p>
          </table:table-cell>
          <table:table-cell table:style-name="Default" table:formula="of:=IF(XOR([.CX2:.CX8]); 1; 0)" office:value-type="float" office:value="0" calcext:value-type="float">
            <text:p>0</text:p>
          </table:table-cell>
          <table:table-cell table:style-name="Default" table:formula="of:=IF(XOR([.CY2:.CY8]); 1; 0)" office:value-type="float" office:value="1" calcext:value-type="float">
            <text:p>1</text:p>
          </table:table-cell>
          <table:table-cell table:style-name="Default" table:formula="of:=IF(XOR([.CZ2:.CZ8]); 1; 0)" office:value-type="float" office:value="1" calcext:value-type="float">
            <text:p>1</text:p>
          </table:table-cell>
          <table:table-cell table:style-name="Default" table:formula="of:=IF(XOR([.DA2:.DA8]); 1; 0)" office:value-type="float" office:value="0" calcext:value-type="float">
            <text:p>0</text:p>
          </table:table-cell>
          <table:table-cell table:style-name="Default" table:formula="of:=IF(XOR([.DB2:.DB8]); 1; 0)" office:value-type="float" office:value="0" calcext:value-type="float">
            <text:p>0</text:p>
          </table:table-cell>
          <table:table-cell table:style-name="Default" table:formula="of:=IF(XOR([.DC2:.DC8]); 1; 0)" office:value-type="float" office:value="1" calcext:value-type="float">
            <text:p>1</text:p>
          </table:table-cell>
          <table:table-cell table:style-name="Default" table:formula="of:=IF(XOR([.DD2:.DD8]); 1; 0)" office:value-type="float" office:value="1" calcext:value-type="float">
            <text:p>1</text:p>
          </table:table-cell>
          <table:table-cell table:style-name="Default" table:formula="of:=IF(XOR([.DE2:.DE8]); 1; 0)" office:value-type="float" office:value="0" calcext:value-type="float">
            <text:p>0</text:p>
          </table:table-cell>
          <table:table-cell table:style-name="Default" table:formula="of:=IF(XOR([.DF2:.DF8]); 1; 0)" office:value-type="float" office:value="1" calcext:value-type="float">
            <text:p>1</text:p>
          </table:table-cell>
          <table:table-cell table:style-name="Default" table:formula="of:=IF(XOR([.DG2:.DG8]); 1; 0)" office:value-type="float" office:value="0" calcext:value-type="float">
            <text:p>0</text:p>
          </table:table-cell>
          <table:table-cell table:style-name="Default" table:formula="of:=IF(XOR([.DH2:.DH8]); 1; 0)" office:value-type="float" office:value="0" calcext:value-type="float">
            <text:p>0</text:p>
          </table:table-cell>
          <table:table-cell table:style-name="Default" table:formula="of:=IF(XOR([.DI2:.DI8]); 1; 0)" office:value-type="float" office:value="1" calcext:value-type="float">
            <text:p>1</text:p>
          </table:table-cell>
          <table:table-cell table:style-name="Default" table:formula="of:=IF(XOR([.DJ2:.DJ8]); 1; 0)" office:value-type="float" office:value="0" calcext:value-type="float">
            <text:p>0</text:p>
          </table:table-cell>
          <table:table-cell table:style-name="Default" table:formula="of:=IF(XOR([.DK2:.DK8]); 1; 0)" office:value-type="float" office:value="1" calcext:value-type="float">
            <text:p>1</text:p>
          </table:table-cell>
          <table:table-cell table:style-name="Default" table:formula="of:=IF(XOR([.DL2:.DL8]); 1; 0)" office:value-type="float" office:value="1" calcext:value-type="float">
            <text:p>1</text:p>
          </table:table-cell>
          <table:table-cell table:style-name="Default" table:formula="of:=IF(XOR([.DM2:.DM8]); 1; 0)" office:value-type="float" office:value="0" calcext:value-type="float">
            <text:p>0</text:p>
          </table:table-cell>
          <table:table-cell table:style-name="Default" table:formula="of:=IF(XOR([.DN2:.DN8]); 1; 0)" office:value-type="float" office:value="1" calcext:value-type="float">
            <text:p>1</text:p>
          </table:table-cell>
          <table:table-cell table:style-name="Default" table:formula="of:=IF(XOR([.DO2:.DO8]); 1; 0)" office:value-type="float" office:value="0" calcext:value-type="float">
            <text:p>0</text:p>
          </table:table-cell>
          <table:table-cell table:style-name="Default" table:formula="of:=IF(XOR([.DP2:.DP8]); 1; 0)" office:value-type="float" office:value="0" calcext:value-type="float">
            <text:p>0</text:p>
          </table:table-cell>
          <table:table-cell table:style-name="Default" table:formula="of:=IF(XOR([.DQ2:.DQ8]); 1; 0)" office:value-type="float" office:value="1" calcext:value-type="float">
            <text:p>1</text:p>
          </table:table-cell>
          <table:table-cell table:style-name="Default" table:formula="of:=IF(XOR([.DR2:.DR8]); 1; 0)" office:value-type="float" office:value="1" calcext:value-type="float">
            <text:p>1</text:p>
          </table:table-cell>
          <table:table-cell table:style-name="Default" table:formula="of:=IF(XOR([.DS2:.DS8]); 1; 0)" office:value-type="float" office:value="0" calcext:value-type="float">
            <text:p>0</text:p>
          </table:table-cell>
          <table:table-cell table:style-name="Default" table:formula="of:=IF(XOR([.DT2:.DT8]); 1; 0)" office:value-type="float" office:value="0" calcext:value-type="float">
            <text:p>0</text:p>
          </table:table-cell>
          <table:table-cell table:style-name="Default" table:formula="of:=IF(XOR([.DU2:.DU8]); 1; 0)" office:value-type="float" office:value="1" calcext:value-type="float">
            <text:p>1</text:p>
          </table:table-cell>
          <table:table-cell table:style-name="Default" table:formula="of:=IF(XOR([.DV2:.DV8]); 1; 0)" office:value-type="float" office:value="0" calcext:value-type="float">
            <text:p>0</text:p>
          </table:table-cell>
          <table:table-cell table:style-name="Default" table:formula="of:=IF(XOR([.DW2:.DW8]); 1; 0)" office:value-type="float" office:value="1" calcext:value-type="float">
            <text:p>1</text:p>
          </table:table-cell>
          <table:table-cell table:style-name="Default" table:formula="of:=IF(XOR([.DX2:.DX8]); 1; 0)" office:value-type="float" office:value="1" calcext:value-type="float">
            <text:p>1</text:p>
          </table:table-cell>
          <table:table-cell table:style-name="Default" table:formula="of:=IF(XOR([.DY2:.DY8]); 1; 0)" office:value-type="float" office:value="0" calcext:value-type="float">
            <text:p>0</text:p>
          </table:table-cell>
          <table:table-cell table:number-columns-repeated="8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0:48:18.699371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22:06:16.911818084</meta:creation-date>
    <meta:generator>LibreOffice/7.3.2.2$Linux_X86_64 LibreOffice_project/30$Build-2</meta:generator>
    <dc:date>2022-05-05T21:47:44.542649484</dc:date>
    <meta:editing-duration>PT1H9M53S</meta:editing-duration>
    <meta:editing-cycles>3</meta:editing-cycles>
    <meta:document-statistic meta:table-count="1" meta:cell-count="1160" meta:object-count="0"/>
  </office:meta>
</office:document-meta>
</file>